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3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number-columns-repeated="256" table:default-cell-style-name="Default"/>
        <table:table-row table:style-name="ro2"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y</text:p>
          </table:table-cell>
          <table:table-cell office:value-type="string">
            <text:p>á</text:p>
          </table:table-cell>
          <table:table-cell office:value-type="string">
            <text:p>é</text:p>
          </table:table-cell>
          <table:table-cell office:value-type="string">
            <text:p>í</text:p>
          </table:table-cell>
          <table:table-cell office:value-type="string">
            <text:p>ó</text:p>
          </table:table-cell>
          <table:table-cell office:value-type="string">
            <text:p>ú</text:p>
          </table:table-cell>
          <table:table-cell office:value-type="string">
            <text:p>ý</text:p>
          </table:table-cell>
          <table:table-cell office:value-type="string">
            <text:p>ë</text:p>
          </table:table-cell>
          <table:table-cell office:value-type="string">
            <text:p>æ</text:p>
          </table:table-cell>
          <table:table-cell table:style-name="ce1" office:value-type="string">
            <text:p>ä</text:p>
          </table:table-cell>
          <table:table-cell table:style-name="ce1" office:value-type="string">
            <text:p>õ</text:p>
          </table:table-cell>
          <table:table-cell table:style-name="ce1" office:value-type="string">
            <text:p>ö</text:p>
          </table:table-cell>
          <table:table-cell office:value-type="string">
            <text:p>ë</text:p>
          </table:table-cell>
          <table:table-cell table:number-columns-repeated="216"/>
        </table:table-row>
        <table:table-row table:style-name="ro1">
          <table:table-cell office:value-type="string">
            <text:p>a</text:p>
          </table:table-cell>
          <table:table-cell table:formula="of:=[.$A2] &amp; &quot;1&quot; &amp; [.B$1]" office:value-type="string" office:string-value="a1b">
            <text:p>a1b</text:p>
          </table:table-cell>
          <table:table-cell table:formula="of:=[.$A2] &amp; &quot;1&quot; &amp; [.C$1]" office:value-type="string" office:string-value="a1c">
            <text:p>a1c</text:p>
          </table:table-cell>
          <table:table-cell table:formula="of:=[.$A2] &amp; &quot;1&quot; &amp; [.D$1]" office:value-type="string" office:string-value="a1d">
            <text:p>a1d</text:p>
          </table:table-cell>
          <table:table-cell table:formula="of:=[.$A2] &amp; &quot;1&quot; &amp; [.E$1]" office:value-type="string" office:string-value="a1f">
            <text:p>a1f</text:p>
          </table:table-cell>
          <table:table-cell table:formula="of:=[.$A2] &amp; &quot;1&quot; &amp; [.F$1]" office:value-type="string" office:string-value="a1g">
            <text:p>a1g</text:p>
          </table:table-cell>
          <table:table-cell table:formula="of:=[.$A2] &amp; &quot;1&quot; &amp; [.G$1]" office:value-type="string" office:string-value="a1h">
            <text:p>a1h</text:p>
          </table:table-cell>
          <table:table-cell table:formula="of:=[.$A2] &amp; &quot;1&quot; &amp; [.H$1]" office:value-type="string" office:string-value="a1j">
            <text:p>a1j</text:p>
          </table:table-cell>
          <table:table-cell table:formula="of:=[.$A2] &amp; &quot;1&quot; &amp; [.I$1]" office:value-type="string" office:string-value="a1k">
            <text:p>a1k</text:p>
          </table:table-cell>
          <table:table-cell table:formula="of:=[.$A2] &amp; &quot;1&quot; &amp; [.J$1]" office:value-type="string" office:string-value="a1l">
            <text:p>a1l</text:p>
          </table:table-cell>
          <table:table-cell table:formula="of:=[.$A2] &amp; &quot;1&quot; &amp; [.K$1]" office:value-type="string" office:string-value="a1m">
            <text:p>a1m</text:p>
          </table:table-cell>
          <table:table-cell table:formula="of:=[.$A2] &amp; &quot;1&quot; &amp; [.L$1]" office:value-type="string" office:string-value="a1n">
            <text:p>a1n</text:p>
          </table:table-cell>
          <table:table-cell table:formula="of:=[.$A2] &amp; &quot;1&quot; &amp; [.M$1]" office:value-type="string" office:string-value="a1p">
            <text:p>a1p</text:p>
          </table:table-cell>
          <table:table-cell table:formula="of:=[.$A2] &amp; &quot;1&quot; &amp; [.N$1]" office:value-type="string" office:string-value="a1q">
            <text:p>a1q</text:p>
          </table:table-cell>
          <table:table-cell table:formula="of:=[.$A2] &amp; &quot;1&quot; &amp; [.O$1]" office:value-type="string" office:string-value="a1r">
            <text:p>a1r</text:p>
          </table:table-cell>
          <table:table-cell table:formula="of:=[.$A2] &amp; &quot;1&quot; &amp; [.P$1]" office:value-type="string" office:string-value="a1s">
            <text:p>a1s</text:p>
          </table:table-cell>
          <table:table-cell table:formula="of:=[.$A2] &amp; &quot;1&quot; &amp; [.Q$1]" office:value-type="string" office:string-value="a1t">
            <text:p>a1t</text:p>
          </table:table-cell>
          <table:table-cell table:formula="of:=[.$A2] &amp; &quot;1&quot; &amp; [.R$1]" office:value-type="string" office:string-value="a1v">
            <text:p>a1v</text:p>
          </table:table-cell>
          <table:table-cell table:formula="of:=[.$A2] &amp; &quot;1&quot; &amp; [.S$1]" office:value-type="string" office:string-value="a1w">
            <text:p>a1w</text:p>
          </table:table-cell>
          <table:table-cell table:formula="of:=[.$A2] &amp; &quot;1&quot; &amp; [.T$1]" office:value-type="string" office:string-value="a1x">
            <text:p>a1x</text:p>
          </table:table-cell>
          <table:table-cell table:formula="of:=[.$A2] &amp; &quot;1&quot; &amp; [.U$1]" office:value-type="string" office:string-value="a1z">
            <text:p>a1z</text:p>
          </table:table-cell>
          <table:table-cell/>
          <table:table-cell table:formula="of:=[.$A2] &amp; &quot;1&quot; &amp; [.W$1]" office:value-type="string" office:string-value="a1a">
            <text:p>a1a</text:p>
          </table:table-cell>
          <table:table-cell table:formula="of:=[.$A2] &amp; &quot;1&quot; &amp; [.X$1]" office:value-type="string" office:string-value="a1e">
            <text:p>a1e</text:p>
          </table:table-cell>
          <table:table-cell table:formula="of:=[.$A2] &amp; &quot;1&quot; &amp; [.Y$1]" office:value-type="string" office:string-value="a1i">
            <text:p>a1i</text:p>
          </table:table-cell>
          <table:table-cell table:formula="of:=[.$A2] &amp; &quot;1&quot; &amp; [.Z$1]" office:value-type="string" office:string-value="a1o">
            <text:p>a1o</text:p>
          </table:table-cell>
          <table:table-cell/>
          <table:table-cell table:formula="of:=[.$A2] &amp; &quot;1&quot; &amp; [.AB$1]" office:value-type="string" office:string-value="a1y">
            <text:p>a1y</text:p>
          </table:table-cell>
          <table:table-cell table:formula="of:=[.$A2] &amp; &quot;1&quot; &amp; [.AC$1]" office:value-type="string" office:string-value="a1á">
            <text:p>a1á</text:p>
          </table:table-cell>
          <table:table-cell table:formula="of:=[.$A2] &amp; &quot;1&quot; &amp; [.AD$1]" office:value-type="string" office:string-value="a1é">
            <text:p>a1é</text:p>
          </table:table-cell>
          <table:table-cell table:formula="of:=[.$A2] &amp; &quot;1&quot; &amp; [.AE$1]" office:value-type="string" office:string-value="a1í">
            <text:p>a1í</text:p>
          </table:table-cell>
          <table:table-cell table:formula="of:=[.$A2] &amp; &quot;1&quot; &amp; [.AF$1]" office:value-type="string" office:string-value="a1ó">
            <text:p>a1ó</text:p>
          </table:table-cell>
          <table:table-cell/>
          <table:table-cell table:formula="of:=[.$A2] &amp; &quot;1&quot; &amp; [.AH$1]" office:value-type="string" office:string-value="a1ý">
            <text:p>a1ý</text:p>
          </table:table-cell>
          <table:table-cell table:formula="of:=[.$A2] &amp; &quot;1&quot; &amp; [.AI$1]" office:value-type="string" office:string-value="a1ë">
            <text:p>a1ë</text:p>
          </table:table-cell>
          <table:table-cell table:formula="of:=[.$A2] &amp; &quot;1&quot; &amp; [.AJ$1]" office:value-type="string" office:string-value="a1æ">
            <text:p>a1æ</text:p>
          </table:table-cell>
          <table:table-cell table:formula="of:=[.$A2] &amp; &quot;1&quot; &amp; [.AK$1]" office:value-type="string" office:string-value="a1ä">
            <text:p>a1ä</text:p>
          </table:table-cell>
          <table:table-cell table:formula="of:=[.$A2] &amp; &quot;1&quot; &amp; [.AL$1]" office:value-type="string" office:string-value="a1õ">
            <text:p>a1õ</text:p>
          </table:table-cell>
          <table:table-cell table:formula="of:=[.$A2] &amp; &quot;1&quot; &amp; [.AM$1]" office:value-type="string" office:string-value="a1ö">
            <text:p>a1ö</text:p>
          </table:table-cell>
          <table:table-cell table:formula="of:=[.$A2] &amp; &quot;1&quot; &amp; [.AN$1]" office:value-type="string" office:string-value="a1ë">
            <text:p>a1ë</text:p>
          </table:table-cell>
          <table:table-cell table:number-columns-repeated="216"/>
        </table:table-row>
        <table:table-row table:style-name="ro1">
          <table:table-cell office:value-type="string">
            <text:p>e</text:p>
          </table:table-cell>
          <table:table-cell table:formula="of:=[.$A3] &amp; &quot;1&quot; &amp; [.B$1]" office:value-type="string" office:string-value="e1b">
            <text:p>e1b</text:p>
          </table:table-cell>
          <table:table-cell table:formula="of:=[.$A3] &amp; &quot;1&quot; &amp; [.C$1]" office:value-type="string" office:string-value="e1c">
            <text:p>e1c</text:p>
          </table:table-cell>
          <table:table-cell table:formula="of:=[.$A3] &amp; &quot;1&quot; &amp; [.D$1]" office:value-type="string" office:string-value="e1d">
            <text:p>e1d</text:p>
          </table:table-cell>
          <table:table-cell table:formula="of:=[.$A3] &amp; &quot;1&quot; &amp; [.E$1]" office:value-type="string" office:string-value="e1f">
            <text:p>e1f</text:p>
          </table:table-cell>
          <table:table-cell table:formula="of:=[.$A3] &amp; &quot;1&quot; &amp; [.F$1]" office:value-type="string" office:string-value="e1g">
            <text:p>e1g</text:p>
          </table:table-cell>
          <table:table-cell table:formula="of:=[.$A3] &amp; &quot;1&quot; &amp; [.G$1]" office:value-type="string" office:string-value="e1h">
            <text:p>e1h</text:p>
          </table:table-cell>
          <table:table-cell table:formula="of:=[.$A3] &amp; &quot;1&quot; &amp; [.H$1]" office:value-type="string" office:string-value="e1j">
            <text:p>e1j</text:p>
          </table:table-cell>
          <table:table-cell table:formula="of:=[.$A3] &amp; &quot;1&quot; &amp; [.I$1]" office:value-type="string" office:string-value="e1k">
            <text:p>e1k</text:p>
          </table:table-cell>
          <table:table-cell table:formula="of:=[.$A3] &amp; &quot;1&quot; &amp; [.J$1]" office:value-type="string" office:string-value="e1l">
            <text:p>e1l</text:p>
          </table:table-cell>
          <table:table-cell table:formula="of:=[.$A3] &amp; &quot;1&quot; &amp; [.K$1]" office:value-type="string" office:string-value="e1m">
            <text:p>e1m</text:p>
          </table:table-cell>
          <table:table-cell table:formula="of:=[.$A3] &amp; &quot;1&quot; &amp; [.L$1]" office:value-type="string" office:string-value="e1n">
            <text:p>e1n</text:p>
          </table:table-cell>
          <table:table-cell table:formula="of:=[.$A3] &amp; &quot;1&quot; &amp; [.M$1]" office:value-type="string" office:string-value="e1p">
            <text:p>e1p</text:p>
          </table:table-cell>
          <table:table-cell table:formula="of:=[.$A3] &amp; &quot;1&quot; &amp; [.N$1]" office:value-type="string" office:string-value="e1q">
            <text:p>e1q</text:p>
          </table:table-cell>
          <table:table-cell table:formula="of:=[.$A3] &amp; &quot;1&quot; &amp; [.O$1]" office:value-type="string" office:string-value="e1r">
            <text:p>e1r</text:p>
          </table:table-cell>
          <table:table-cell table:formula="of:=[.$A3] &amp; &quot;1&quot; &amp; [.P$1]" office:value-type="string" office:string-value="e1s">
            <text:p>e1s</text:p>
          </table:table-cell>
          <table:table-cell table:formula="of:=[.$A3] &amp; &quot;1&quot; &amp; [.Q$1]" office:value-type="string" office:string-value="e1t">
            <text:p>e1t</text:p>
          </table:table-cell>
          <table:table-cell table:formula="of:=[.$A3] &amp; &quot;1&quot; &amp; [.R$1]" office:value-type="string" office:string-value="e1v">
            <text:p>e1v</text:p>
          </table:table-cell>
          <table:table-cell table:formula="of:=[.$A3] &amp; &quot;1&quot; &amp; [.S$1]" office:value-type="string" office:string-value="e1w">
            <text:p>e1w</text:p>
          </table:table-cell>
          <table:table-cell table:formula="of:=[.$A3] &amp; &quot;1&quot; &amp; [.T$1]" office:value-type="string" office:string-value="e1x">
            <text:p>e1x</text:p>
          </table:table-cell>
          <table:table-cell table:formula="of:=[.$A3] &amp; &quot;1&quot; &amp; [.U$1]" office:value-type="string" office:string-value="e1z">
            <text:p>e1z</text:p>
          </table:table-cell>
          <table:table-cell/>
          <table:table-cell table:formula="of:=[.$A3] &amp; &quot;1&quot; &amp; [.W$1]" office:value-type="string" office:string-value="e1a">
            <text:p>e1a</text:p>
          </table:table-cell>
          <table:table-cell table:formula="of:=[.$A3] &amp; &quot;1&quot; &amp; [.X$1]" office:value-type="string" office:string-value="e1e">
            <text:p>e1e</text:p>
          </table:table-cell>
          <table:table-cell table:formula="of:=[.$A3] &amp; &quot;1&quot; &amp; [.Y$1]" office:value-type="string" office:string-value="e1i">
            <text:p>e1i</text:p>
          </table:table-cell>
          <table:table-cell table:formula="of:=[.$A3] &amp; &quot;1&quot; &amp; [.Z$1]" office:value-type="string" office:string-value="e1o">
            <text:p>e1o</text:p>
          </table:table-cell>
          <table:table-cell table:formula="of:=[.$A3] &amp; &quot;1&quot; &amp; [.AA$1]" office:value-type="string" office:string-value="e1u">
            <text:p>e1u</text:p>
          </table:table-cell>
          <table:table-cell table:formula="of:=[.$A3] &amp; &quot;1&quot; &amp; [.AB$1]" office:value-type="string" office:string-value="e1y">
            <text:p>e1y</text:p>
          </table:table-cell>
          <table:table-cell table:formula="of:=[.$A3] &amp; &quot;1&quot; &amp; [.AC$1]" office:value-type="string" office:string-value="e1á">
            <text:p>e1á</text:p>
          </table:table-cell>
          <table:table-cell table:formula="of:=[.$A3] &amp; &quot;1&quot; &amp; [.AD$1]" office:value-type="string" office:string-value="e1é">
            <text:p>e1é</text:p>
          </table:table-cell>
          <table:table-cell table:formula="of:=[.$A3] &amp; &quot;1&quot; &amp; [.AE$1]" office:value-type="string" office:string-value="e1í">
            <text:p>e1í</text:p>
          </table:table-cell>
          <table:table-cell table:formula="of:=[.$A3] &amp; &quot;1&quot; &amp; [.AF$1]" office:value-type="string" office:string-value="e1ó">
            <text:p>e1ó</text:p>
          </table:table-cell>
          <table:table-cell table:formula="of:=[.$A3] &amp; &quot;1&quot; &amp; [.AG$1]" office:value-type="string" office:string-value="e1ú">
            <text:p>e1ú</text:p>
          </table:table-cell>
          <table:table-cell table:formula="of:=[.$A3] &amp; &quot;1&quot; &amp; [.AH$1]" office:value-type="string" office:string-value="e1ý">
            <text:p>e1ý</text:p>
          </table:table-cell>
          <table:table-cell table:formula="of:=[.$A3] &amp; &quot;1&quot; &amp; [.AI$1]" office:value-type="string" office:string-value="e1ë">
            <text:p>e1ë</text:p>
          </table:table-cell>
          <table:table-cell table:formula="of:=[.$A3] &amp; &quot;1&quot; &amp; [.AJ$1]" office:value-type="string" office:string-value="e1æ">
            <text:p>e1æ</text:p>
          </table:table-cell>
          <table:table-cell table:formula="of:=[.$A3] &amp; &quot;1&quot; &amp; [.AK$1]" office:value-type="string" office:string-value="e1ä">
            <text:p>e1ä</text:p>
          </table:table-cell>
          <table:table-cell table:formula="of:=[.$A3] &amp; &quot;1&quot; &amp; [.AL$1]" office:value-type="string" office:string-value="e1õ">
            <text:p>e1õ</text:p>
          </table:table-cell>
          <table:table-cell table:formula="of:=[.$A3] &amp; &quot;1&quot; &amp; [.AM$1]" office:value-type="string" office:string-value="e1ö">
            <text:p>e1ö</text:p>
          </table:table-cell>
          <table:table-cell table:number-columns-repeated="217"/>
        </table:table-row>
        <table:table-row table:style-name="ro1">
          <table:table-cell office:value-type="string">
            <text:p>i</text:p>
          </table:table-cell>
          <table:table-cell table:formula="of:=[.$A4] &amp; &quot;1&quot; &amp; [.B$1]" office:value-type="string" office:string-value="i1b">
            <text:p>i1b</text:p>
          </table:table-cell>
          <table:table-cell table:formula="of:=[.$A4] &amp; &quot;1&quot; &amp; [.C$1]" office:value-type="string" office:string-value="i1c">
            <text:p>i1c</text:p>
          </table:table-cell>
          <table:table-cell table:formula="of:=[.$A4] &amp; &quot;1&quot; &amp; [.D$1]" office:value-type="string" office:string-value="i1d">
            <text:p>i1d</text:p>
          </table:table-cell>
          <table:table-cell table:formula="of:=[.$A4] &amp; &quot;1&quot; &amp; [.E$1]" office:value-type="string" office:string-value="i1f">
            <text:p>i1f</text:p>
          </table:table-cell>
          <table:table-cell table:formula="of:=[.$A4] &amp; &quot;1&quot; &amp; [.F$1]" office:value-type="string" office:string-value="i1g">
            <text:p>i1g</text:p>
          </table:table-cell>
          <table:table-cell table:formula="of:=[.$A4] &amp; &quot;1&quot; &amp; [.G$1]" office:value-type="string" office:string-value="i1h">
            <text:p>i1h</text:p>
          </table:table-cell>
          <table:table-cell table:formula="of:=[.$A4] &amp; &quot;1&quot; &amp; [.H$1]" office:value-type="string" office:string-value="i1j">
            <text:p>i1j</text:p>
          </table:table-cell>
          <table:table-cell table:formula="of:=[.$A4] &amp; &quot;1&quot; &amp; [.I$1]" office:value-type="string" office:string-value="i1k">
            <text:p>i1k</text:p>
          </table:table-cell>
          <table:table-cell table:formula="of:=[.$A4] &amp; &quot;1&quot; &amp; [.J$1]" office:value-type="string" office:string-value="i1l">
            <text:p>i1l</text:p>
          </table:table-cell>
          <table:table-cell table:formula="of:=[.$A4] &amp; &quot;1&quot; &amp; [.K$1]" office:value-type="string" office:string-value="i1m">
            <text:p>i1m</text:p>
          </table:table-cell>
          <table:table-cell table:formula="of:=[.$A4] &amp; &quot;1&quot; &amp; [.L$1]" office:value-type="string" office:string-value="i1n">
            <text:p>i1n</text:p>
          </table:table-cell>
          <table:table-cell table:formula="of:=[.$A4] &amp; &quot;1&quot; &amp; [.M$1]" office:value-type="string" office:string-value="i1p">
            <text:p>i1p</text:p>
          </table:table-cell>
          <table:table-cell table:formula="of:=[.$A4] &amp; &quot;1&quot; &amp; [.N$1]" office:value-type="string" office:string-value="i1q">
            <text:p>i1q</text:p>
          </table:table-cell>
          <table:table-cell table:formula="of:=[.$A4] &amp; &quot;1&quot; &amp; [.O$1]" office:value-type="string" office:string-value="i1r">
            <text:p>i1r</text:p>
          </table:table-cell>
          <table:table-cell table:formula="of:=[.$A4] &amp; &quot;1&quot; &amp; [.P$1]" office:value-type="string" office:string-value="i1s">
            <text:p>i1s</text:p>
          </table:table-cell>
          <table:table-cell table:formula="of:=[.$A4] &amp; &quot;1&quot; &amp; [.Q$1]" office:value-type="string" office:string-value="i1t">
            <text:p>i1t</text:p>
          </table:table-cell>
          <table:table-cell table:formula="of:=[.$A4] &amp; &quot;1&quot; &amp; [.R$1]" office:value-type="string" office:string-value="i1v">
            <text:p>i1v</text:p>
          </table:table-cell>
          <table:table-cell table:formula="of:=[.$A4] &amp; &quot;1&quot; &amp; [.S$1]" office:value-type="string" office:string-value="i1w">
            <text:p>i1w</text:p>
          </table:table-cell>
          <table:table-cell table:formula="of:=[.$A4] &amp; &quot;1&quot; &amp; [.T$1]" office:value-type="string" office:string-value="i1x">
            <text:p>i1x</text:p>
          </table:table-cell>
          <table:table-cell table:formula="of:=[.$A4] &amp; &quot;1&quot; &amp; [.U$1]" office:value-type="string" office:string-value="i1z">
            <text:p>i1z</text:p>
          </table:table-cell>
          <table:table-cell/>
          <table:table-cell table:formula="of:=[.$A4] &amp; &quot;1&quot; &amp; [.W$1]" office:value-type="string" office:string-value="i1a">
            <text:p>i1a</text:p>
          </table:table-cell>
          <table:table-cell table:formula="of:=[.$A4] &amp; &quot;1&quot; &amp; [.X$1]" office:value-type="string" office:string-value="i1e">
            <text:p>i1e</text:p>
          </table:table-cell>
          <table:table-cell table:formula="of:=[.$A4] &amp; &quot;1&quot; &amp; [.Y$1]" office:value-type="string" office:string-value="i1i">
            <text:p>i1i</text:p>
          </table:table-cell>
          <table:table-cell table:formula="of:=[.$A4] &amp; &quot;1&quot; &amp; [.Z$1]" office:value-type="string" office:string-value="i1o">
            <text:p>i1o</text:p>
          </table:table-cell>
          <table:table-cell table:formula="of:=[.$A4] &amp; &quot;1&quot; &amp; [.AA$1]" office:value-type="string" office:string-value="i1u">
            <text:p>i1u</text:p>
          </table:table-cell>
          <table:table-cell table:formula="of:=[.$A4] &amp; &quot;1&quot; &amp; [.AB$1]" office:value-type="string" office:string-value="i1y">
            <text:p>i1y</text:p>
          </table:table-cell>
          <table:table-cell table:formula="of:=[.$A4] &amp; &quot;1&quot; &amp; [.AC$1]" office:value-type="string" office:string-value="i1á">
            <text:p>i1á</text:p>
          </table:table-cell>
          <table:table-cell table:formula="of:=[.$A4] &amp; &quot;1&quot; &amp; [.AD$1]" office:value-type="string" office:string-value="i1é">
            <text:p>i1é</text:p>
          </table:table-cell>
          <table:table-cell table:formula="of:=[.$A4] &amp; &quot;1&quot; &amp; [.AE$1]" office:value-type="string" office:string-value="i1í">
            <text:p>i1í</text:p>
          </table:table-cell>
          <table:table-cell table:formula="of:=[.$A4] &amp; &quot;1&quot; &amp; [.AF$1]" office:value-type="string" office:string-value="i1ó">
            <text:p>i1ó</text:p>
          </table:table-cell>
          <table:table-cell table:formula="of:=[.$A4] &amp; &quot;1&quot; &amp; [.AG$1]" office:value-type="string" office:string-value="i1ú">
            <text:p>i1ú</text:p>
          </table:table-cell>
          <table:table-cell table:formula="of:=[.$A4] &amp; &quot;1&quot; &amp; [.AH$1]" office:value-type="string" office:string-value="i1ý">
            <text:p>i1ý</text:p>
          </table:table-cell>
          <table:table-cell table:formula="of:=[.$A4] &amp; &quot;1&quot; &amp; [.AI$1]" office:value-type="string" office:string-value="i1ë">
            <text:p>i1ë</text:p>
          </table:table-cell>
          <table:table-cell table:formula="of:=[.$A4] &amp; &quot;1&quot; &amp; [.AJ$1]" office:value-type="string" office:string-value="i1æ">
            <text:p>i1æ</text:p>
          </table:table-cell>
          <table:table-cell table:formula="of:=[.$A4] &amp; &quot;1&quot; &amp; [.AK$1]" office:value-type="string" office:string-value="i1ä">
            <text:p>i1ä</text:p>
          </table:table-cell>
          <table:table-cell table:formula="of:=[.$A4] &amp; &quot;1&quot; &amp; [.AL$1]" office:value-type="string" office:string-value="i1õ">
            <text:p>i1õ</text:p>
          </table:table-cell>
          <table:table-cell table:formula="of:=[.$A4] &amp; &quot;1&quot; &amp; [.AM$1]" office:value-type="string" office:string-value="i1ö">
            <text:p>i1ö</text:p>
          </table:table-cell>
          <table:table-cell table:number-columns-repeated="217"/>
        </table:table-row>
        <table:table-row table:style-name="ro1">
          <table:table-cell office:value-type="string">
            <text:p>o</text:p>
          </table:table-cell>
          <table:table-cell table:formula="of:=[.$A5] &amp; &quot;1&quot; &amp; [.B$1]" office:value-type="string" office:string-value="o1b">
            <text:p>o1b</text:p>
          </table:table-cell>
          <table:table-cell table:formula="of:=[.$A5] &amp; &quot;1&quot; &amp; [.C$1]" office:value-type="string" office:string-value="o1c">
            <text:p>o1c</text:p>
          </table:table-cell>
          <table:table-cell table:formula="of:=[.$A5] &amp; &quot;1&quot; &amp; [.D$1]" office:value-type="string" office:string-value="o1d">
            <text:p>o1d</text:p>
          </table:table-cell>
          <table:table-cell table:formula="of:=[.$A5] &amp; &quot;1&quot; &amp; [.E$1]" office:value-type="string" office:string-value="o1f">
            <text:p>o1f</text:p>
          </table:table-cell>
          <table:table-cell table:formula="of:=[.$A5] &amp; &quot;1&quot; &amp; [.F$1]" office:value-type="string" office:string-value="o1g">
            <text:p>o1g</text:p>
          </table:table-cell>
          <table:table-cell table:formula="of:=[.$A5] &amp; &quot;1&quot; &amp; [.G$1]" office:value-type="string" office:string-value="o1h">
            <text:p>o1h</text:p>
          </table:table-cell>
          <table:table-cell table:formula="of:=[.$A5] &amp; &quot;1&quot; &amp; [.H$1]" office:value-type="string" office:string-value="o1j">
            <text:p>o1j</text:p>
          </table:table-cell>
          <table:table-cell table:formula="of:=[.$A5] &amp; &quot;1&quot; &amp; [.I$1]" office:value-type="string" office:string-value="o1k">
            <text:p>o1k</text:p>
          </table:table-cell>
          <table:table-cell table:formula="of:=[.$A5] &amp; &quot;1&quot; &amp; [.J$1]" office:value-type="string" office:string-value="o1l">
            <text:p>o1l</text:p>
          </table:table-cell>
          <table:table-cell table:formula="of:=[.$A5] &amp; &quot;1&quot; &amp; [.K$1]" office:value-type="string" office:string-value="o1m">
            <text:p>o1m</text:p>
          </table:table-cell>
          <table:table-cell table:formula="of:=[.$A5] &amp; &quot;1&quot; &amp; [.L$1]" office:value-type="string" office:string-value="o1n">
            <text:p>o1n</text:p>
          </table:table-cell>
          <table:table-cell table:formula="of:=[.$A5] &amp; &quot;1&quot; &amp; [.M$1]" office:value-type="string" office:string-value="o1p">
            <text:p>o1p</text:p>
          </table:table-cell>
          <table:table-cell table:formula="of:=[.$A5] &amp; &quot;1&quot; &amp; [.N$1]" office:value-type="string" office:string-value="o1q">
            <text:p>o1q</text:p>
          </table:table-cell>
          <table:table-cell table:formula="of:=[.$A5] &amp; &quot;1&quot; &amp; [.O$1]" office:value-type="string" office:string-value="o1r">
            <text:p>o1r</text:p>
          </table:table-cell>
          <table:table-cell table:formula="of:=[.$A5] &amp; &quot;1&quot; &amp; [.P$1]" office:value-type="string" office:string-value="o1s">
            <text:p>o1s</text:p>
          </table:table-cell>
          <table:table-cell table:formula="of:=[.$A5] &amp; &quot;1&quot; &amp; [.Q$1]" office:value-type="string" office:string-value="o1t">
            <text:p>o1t</text:p>
          </table:table-cell>
          <table:table-cell table:formula="of:=[.$A5] &amp; &quot;1&quot; &amp; [.R$1]" office:value-type="string" office:string-value="o1v">
            <text:p>o1v</text:p>
          </table:table-cell>
          <table:table-cell table:formula="of:=[.$A5] &amp; &quot;1&quot; &amp; [.S$1]" office:value-type="string" office:string-value="o1w">
            <text:p>o1w</text:p>
          </table:table-cell>
          <table:table-cell table:formula="of:=[.$A5] &amp; &quot;1&quot; &amp; [.T$1]" office:value-type="string" office:string-value="o1x">
            <text:p>o1x</text:p>
          </table:table-cell>
          <table:table-cell table:formula="of:=[.$A5] &amp; &quot;1&quot; &amp; [.U$1]" office:value-type="string" office:string-value="o1z">
            <text:p>o1z</text:p>
          </table:table-cell>
          <table:table-cell/>
          <table:table-cell table:formula="of:=[.$A5] &amp; &quot;1&quot; &amp; [.W$1]" office:value-type="string" office:string-value="o1a">
            <text:p>o1a</text:p>
          </table:table-cell>
          <table:table-cell table:formula="of:=[.$A5] &amp; &quot;1&quot; &amp; [.X$1]" office:value-type="string" office:string-value="o1e">
            <text:p>o1e</text:p>
          </table:table-cell>
          <table:table-cell table:formula="of:=[.$A5] &amp; &quot;1&quot; &amp; [.Y$1]" office:value-type="string" office:string-value="o1i">
            <text:p>o1i</text:p>
          </table:table-cell>
          <table:table-cell table:formula="of:=[.$A5] &amp; &quot;1&quot; &amp; [.Z$1]" office:value-type="string" office:string-value="o1o">
            <text:p>o1o</text:p>
          </table:table-cell>
          <table:table-cell table:formula="of:=[.$A5] &amp; &quot;1&quot; &amp; [.AA$1]" office:value-type="string" office:string-value="o1u">
            <text:p>o1u</text:p>
          </table:table-cell>
          <table:table-cell table:formula="of:=[.$A5] &amp; &quot;1&quot; &amp; [.AB$1]" office:value-type="string" office:string-value="o1y">
            <text:p>o1y</text:p>
          </table:table-cell>
          <table:table-cell table:formula="of:=[.$A5] &amp; &quot;1&quot; &amp; [.AC$1]" office:value-type="string" office:string-value="o1á">
            <text:p>o1á</text:p>
          </table:table-cell>
          <table:table-cell table:formula="of:=[.$A5] &amp; &quot;1&quot; &amp; [.AD$1]" office:value-type="string" office:string-value="o1é">
            <text:p>o1é</text:p>
          </table:table-cell>
          <table:table-cell table:formula="of:=[.$A5] &amp; &quot;1&quot; &amp; [.AE$1]" office:value-type="string" office:string-value="o1í">
            <text:p>o1í</text:p>
          </table:table-cell>
          <table:table-cell table:formula="of:=[.$A5] &amp; &quot;1&quot; &amp; [.AF$1]" office:value-type="string" office:string-value="o1ó">
            <text:p>o1ó</text:p>
          </table:table-cell>
          <table:table-cell table:formula="of:=[.$A5] &amp; &quot;1&quot; &amp; [.AG$1]" office:value-type="string" office:string-value="o1ú">
            <text:p>o1ú</text:p>
          </table:table-cell>
          <table:table-cell table:formula="of:=[.$A5] &amp; &quot;1&quot; &amp; [.AH$1]" office:value-type="string" office:string-value="o1ý">
            <text:p>o1ý</text:p>
          </table:table-cell>
          <table:table-cell table:formula="of:=[.$A5] &amp; &quot;1&quot; &amp; [.AI$1]" office:value-type="string" office:string-value="o1ë">
            <text:p>o1ë</text:p>
          </table:table-cell>
          <table:table-cell table:formula="of:=[.$A5] &amp; &quot;1&quot; &amp; [.AJ$1]" office:value-type="string" office:string-value="o1æ">
            <text:p>o1æ</text:p>
          </table:table-cell>
          <table:table-cell table:formula="of:=[.$A5] &amp; &quot;1&quot; &amp; [.AK$1]" office:value-type="string" office:string-value="o1ä">
            <text:p>o1ä</text:p>
          </table:table-cell>
          <table:table-cell table:formula="of:=[.$A5] &amp; &quot;1&quot; &amp; [.AL$1]" office:value-type="string" office:string-value="o1õ">
            <text:p>o1õ</text:p>
          </table:table-cell>
          <table:table-cell table:formula="of:=[.$A5] &amp; &quot;1&quot; &amp; [.AM$1]" office:value-type="string" office:string-value="o1ö">
            <text:p>o1ö</text:p>
          </table:table-cell>
          <table:table-cell table:number-columns-repeated="217"/>
        </table:table-row>
        <table:table-row table:style-name="ro1">
          <table:table-cell office:value-type="string">
            <text:p>u</text:p>
          </table:table-cell>
          <table:table-cell table:formula="of:=[.$A6] &amp; &quot;1&quot; &amp; [.B$1]" office:value-type="string" office:string-value="u1b">
            <text:p>u1b</text:p>
          </table:table-cell>
          <table:table-cell table:formula="of:=[.$A6] &amp; &quot;1&quot; &amp; [.C$1]" office:value-type="string" office:string-value="u1c">
            <text:p>u1c</text:p>
          </table:table-cell>
          <table:table-cell table:formula="of:=[.$A6] &amp; &quot;1&quot; &amp; [.D$1]" office:value-type="string" office:string-value="u1d">
            <text:p>u1d</text:p>
          </table:table-cell>
          <table:table-cell table:formula="of:=[.$A6] &amp; &quot;1&quot; &amp; [.E$1]" office:value-type="string" office:string-value="u1f">
            <text:p>u1f</text:p>
          </table:table-cell>
          <table:table-cell table:formula="of:=[.$A6] &amp; &quot;1&quot; &amp; [.F$1]" office:value-type="string" office:string-value="u1g">
            <text:p>u1g</text:p>
          </table:table-cell>
          <table:table-cell table:formula="of:=[.$A6] &amp; &quot;1&quot; &amp; [.G$1]" office:value-type="string" office:string-value="u1h">
            <text:p>u1h</text:p>
          </table:table-cell>
          <table:table-cell table:formula="of:=[.$A6] &amp; &quot;1&quot; &amp; [.H$1]" office:value-type="string" office:string-value="u1j">
            <text:p>u1j</text:p>
          </table:table-cell>
          <table:table-cell table:formula="of:=[.$A6] &amp; &quot;1&quot; &amp; [.I$1]" office:value-type="string" office:string-value="u1k">
            <text:p>u1k</text:p>
          </table:table-cell>
          <table:table-cell table:formula="of:=[.$A6] &amp; &quot;1&quot; &amp; [.J$1]" office:value-type="string" office:string-value="u1l">
            <text:p>u1l</text:p>
          </table:table-cell>
          <table:table-cell table:formula="of:=[.$A6] &amp; &quot;1&quot; &amp; [.K$1]" office:value-type="string" office:string-value="u1m">
            <text:p>u1m</text:p>
          </table:table-cell>
          <table:table-cell table:formula="of:=[.$A6] &amp; &quot;1&quot; &amp; [.L$1]" office:value-type="string" office:string-value="u1n">
            <text:p>u1n</text:p>
          </table:table-cell>
          <table:table-cell table:formula="of:=[.$A6] &amp; &quot;1&quot; &amp; [.M$1]" office:value-type="string" office:string-value="u1p">
            <text:p>u1p</text:p>
          </table:table-cell>
          <table:table-cell table:formula="of:=[.$A6] &amp; &quot;1&quot; &amp; [.N$1]" office:value-type="string" office:string-value="u1q">
            <text:p>u1q</text:p>
          </table:table-cell>
          <table:table-cell table:formula="of:=[.$A6] &amp; &quot;1&quot; &amp; [.O$1]" office:value-type="string" office:string-value="u1r">
            <text:p>u1r</text:p>
          </table:table-cell>
          <table:table-cell table:formula="of:=[.$A6] &amp; &quot;1&quot; &amp; [.P$1]" office:value-type="string" office:string-value="u1s">
            <text:p>u1s</text:p>
          </table:table-cell>
          <table:table-cell table:formula="of:=[.$A6] &amp; &quot;1&quot; &amp; [.Q$1]" office:value-type="string" office:string-value="u1t">
            <text:p>u1t</text:p>
          </table:table-cell>
          <table:table-cell table:formula="of:=[.$A6] &amp; &quot;1&quot; &amp; [.R$1]" office:value-type="string" office:string-value="u1v">
            <text:p>u1v</text:p>
          </table:table-cell>
          <table:table-cell table:formula="of:=[.$A6] &amp; &quot;1&quot; &amp; [.S$1]" office:value-type="string" office:string-value="u1w">
            <text:p>u1w</text:p>
          </table:table-cell>
          <table:table-cell table:formula="of:=[.$A6] &amp; &quot;1&quot; &amp; [.T$1]" office:value-type="string" office:string-value="u1x">
            <text:p>u1x</text:p>
          </table:table-cell>
          <table:table-cell table:formula="of:=[.$A6] &amp; &quot;1&quot; &amp; [.U$1]" office:value-type="string" office:string-value="u1z">
            <text:p>u1z</text:p>
          </table:table-cell>
          <table:table-cell/>
          <table:table-cell table:formula="of:=[.$A6] &amp; &quot;1&quot; &amp; [.W$1]" office:value-type="string" office:string-value="u1a">
            <text:p>u1a</text:p>
          </table:table-cell>
          <table:table-cell table:formula="of:=[.$A6] &amp; &quot;1&quot; &amp; [.X$1]" office:value-type="string" office:string-value="u1e">
            <text:p>u1e</text:p>
          </table:table-cell>
          <table:table-cell table:formula="of:=[.$A6] &amp; &quot;1&quot; &amp; [.Y$1]" office:value-type="string" office:string-value="u1i">
            <text:p>u1i</text:p>
          </table:table-cell>
          <table:table-cell table:formula="of:=[.$A6] &amp; &quot;1&quot; &amp; [.Z$1]" office:value-type="string" office:string-value="u1o">
            <text:p>u1o</text:p>
          </table:table-cell>
          <table:table-cell table:formula="of:=[.$A6] &amp; &quot;1&quot; &amp; [.AA$1]" office:value-type="string" office:string-value="u1u">
            <text:p>u1u</text:p>
          </table:table-cell>
          <table:table-cell table:formula="of:=[.$A6] &amp; &quot;1&quot; &amp; [.AB$1]" office:value-type="string" office:string-value="u1y">
            <text:p>u1y</text:p>
          </table:table-cell>
          <table:table-cell table:formula="of:=[.$A6] &amp; &quot;1&quot; &amp; [.AC$1]" office:value-type="string" office:string-value="u1á">
            <text:p>u1á</text:p>
          </table:table-cell>
          <table:table-cell table:formula="of:=[.$A6] &amp; &quot;1&quot; &amp; [.AD$1]" office:value-type="string" office:string-value="u1é">
            <text:p>u1é</text:p>
          </table:table-cell>
          <table:table-cell table:formula="of:=[.$A6] &amp; &quot;1&quot; &amp; [.AE$1]" office:value-type="string" office:string-value="u1í">
            <text:p>u1í</text:p>
          </table:table-cell>
          <table:table-cell table:formula="of:=[.$A6] &amp; &quot;1&quot; &amp; [.AF$1]" office:value-type="string" office:string-value="u1ó">
            <text:p>u1ó</text:p>
          </table:table-cell>
          <table:table-cell table:formula="of:=[.$A6] &amp; &quot;1&quot; &amp; [.AG$1]" office:value-type="string" office:string-value="u1ú">
            <text:p>u1ú</text:p>
          </table:table-cell>
          <table:table-cell table:formula="of:=[.$A6] &amp; &quot;1&quot; &amp; [.AH$1]" office:value-type="string" office:string-value="u1ý">
            <text:p>u1ý</text:p>
          </table:table-cell>
          <table:table-cell table:formula="of:=[.$A6] &amp; &quot;1&quot; &amp; [.AI$1]" office:value-type="string" office:string-value="u1ë">
            <text:p>u1ë</text:p>
          </table:table-cell>
          <table:table-cell table:formula="of:=[.$A6] &amp; &quot;1&quot; &amp; [.AJ$1]" office:value-type="string" office:string-value="u1æ">
            <text:p>u1æ</text:p>
          </table:table-cell>
          <table:table-cell table:formula="of:=[.$A6] &amp; &quot;1&quot; &amp; [.AK$1]" office:value-type="string" office:string-value="u1ä">
            <text:p>u1ä</text:p>
          </table:table-cell>
          <table:table-cell table:formula="of:=[.$A6] &amp; &quot;1&quot; &amp; [.AL$1]" office:value-type="string" office:string-value="u1õ">
            <text:p>u1õ</text:p>
          </table:table-cell>
          <table:table-cell table:formula="of:=[.$A6] &amp; &quot;1&quot; &amp; [.AM$1]" office:value-type="string" office:string-value="u1ö">
            <text:p>u1ö</text:p>
          </table:table-cell>
          <table:table-cell table:number-columns-repeated="217"/>
        </table:table-row>
        <table:table-row table:style-name="ro1">
          <table:table-cell office:value-type="string">
            <text:p>y</text:p>
          </table:table-cell>
          <table:table-cell table:formula="of:=[.$A7] &amp; &quot;1&quot; &amp; [.B$1]" office:value-type="string" office:string-value="y1b">
            <text:p>y1b</text:p>
          </table:table-cell>
          <table:table-cell table:formula="of:=[.$A7] &amp; &quot;1&quot; &amp; [.C$1]" office:value-type="string" office:string-value="y1c">
            <text:p>y1c</text:p>
          </table:table-cell>
          <table:table-cell table:formula="of:=[.$A7] &amp; &quot;1&quot; &amp; [.D$1]" office:value-type="string" office:string-value="y1d">
            <text:p>y1d</text:p>
          </table:table-cell>
          <table:table-cell table:formula="of:=[.$A7] &amp; &quot;1&quot; &amp; [.E$1]" office:value-type="string" office:string-value="y1f">
            <text:p>y1f</text:p>
          </table:table-cell>
          <table:table-cell table:formula="of:=[.$A7] &amp; &quot;1&quot; &amp; [.F$1]" office:value-type="string" office:string-value="y1g">
            <text:p>y1g</text:p>
          </table:table-cell>
          <table:table-cell table:formula="of:=[.$A7] &amp; &quot;1&quot; &amp; [.G$1]" office:value-type="string" office:string-value="y1h">
            <text:p>y1h</text:p>
          </table:table-cell>
          <table:table-cell table:formula="of:=[.$A7] &amp; &quot;1&quot; &amp; [.H$1]" office:value-type="string" office:string-value="y1j">
            <text:p>y1j</text:p>
          </table:table-cell>
          <table:table-cell table:formula="of:=[.$A7] &amp; &quot;1&quot; &amp; [.I$1]" office:value-type="string" office:string-value="y1k">
            <text:p>y1k</text:p>
          </table:table-cell>
          <table:table-cell table:formula="of:=[.$A7] &amp; &quot;1&quot; &amp; [.J$1]" office:value-type="string" office:string-value="y1l">
            <text:p>y1l</text:p>
          </table:table-cell>
          <table:table-cell table:formula="of:=[.$A7] &amp; &quot;1&quot; &amp; [.K$1]" office:value-type="string" office:string-value="y1m">
            <text:p>y1m</text:p>
          </table:table-cell>
          <table:table-cell table:formula="of:=[.$A7] &amp; &quot;1&quot; &amp; [.L$1]" office:value-type="string" office:string-value="y1n">
            <text:p>y1n</text:p>
          </table:table-cell>
          <table:table-cell table:formula="of:=[.$A7] &amp; &quot;1&quot; &amp; [.M$1]" office:value-type="string" office:string-value="y1p">
            <text:p>y1p</text:p>
          </table:table-cell>
          <table:table-cell table:formula="of:=[.$A7] &amp; &quot;1&quot; &amp; [.N$1]" office:value-type="string" office:string-value="y1q">
            <text:p>y1q</text:p>
          </table:table-cell>
          <table:table-cell table:formula="of:=[.$A7] &amp; &quot;1&quot; &amp; [.O$1]" office:value-type="string" office:string-value="y1r">
            <text:p>y1r</text:p>
          </table:table-cell>
          <table:table-cell table:formula="of:=[.$A7] &amp; &quot;1&quot; &amp; [.P$1]" office:value-type="string" office:string-value="y1s">
            <text:p>y1s</text:p>
          </table:table-cell>
          <table:table-cell table:formula="of:=[.$A7] &amp; &quot;1&quot; &amp; [.Q$1]" office:value-type="string" office:string-value="y1t">
            <text:p>y1t</text:p>
          </table:table-cell>
          <table:table-cell table:formula="of:=[.$A7] &amp; &quot;1&quot; &amp; [.R$1]" office:value-type="string" office:string-value="y1v">
            <text:p>y1v</text:p>
          </table:table-cell>
          <table:table-cell table:formula="of:=[.$A7] &amp; &quot;1&quot; &amp; [.S$1]" office:value-type="string" office:string-value="y1w">
            <text:p>y1w</text:p>
          </table:table-cell>
          <table:table-cell table:formula="of:=[.$A7] &amp; &quot;1&quot; &amp; [.T$1]" office:value-type="string" office:string-value="y1x">
            <text:p>y1x</text:p>
          </table:table-cell>
          <table:table-cell table:formula="of:=[.$A7] &amp; &quot;1&quot; &amp; [.U$1]" office:value-type="string" office:string-value="y1z">
            <text:p>y1z</text:p>
          </table:table-cell>
          <table:table-cell/>
          <table:table-cell table:formula="of:=[.$A7] &amp; &quot;1&quot; &amp; [.W$1]" office:value-type="string" office:string-value="y1a">
            <text:p>y1a</text:p>
          </table:table-cell>
          <table:table-cell table:formula="of:=[.$A7] &amp; &quot;1&quot; &amp; [.X$1]" office:value-type="string" office:string-value="y1e">
            <text:p>y1e</text:p>
          </table:table-cell>
          <table:table-cell table:formula="of:=[.$A7] &amp; &quot;1&quot; &amp; [.Y$1]" office:value-type="string" office:string-value="y1i">
            <text:p>y1i</text:p>
          </table:table-cell>
          <table:table-cell table:formula="of:=[.$A7] &amp; &quot;1&quot; &amp; [.Z$1]" office:value-type="string" office:string-value="y1o">
            <text:p>y1o</text:p>
          </table:table-cell>
          <table:table-cell table:formula="of:=[.$A7] &amp; &quot;1&quot; &amp; [.AA$1]" office:value-type="string" office:string-value="y1u">
            <text:p>y1u</text:p>
          </table:table-cell>
          <table:table-cell table:formula="of:=[.$A7] &amp; &quot;1&quot; &amp; [.AB$1]" office:value-type="string" office:string-value="y1y">
            <text:p>y1y</text:p>
          </table:table-cell>
          <table:table-cell table:formula="of:=[.$A7] &amp; &quot;1&quot; &amp; [.AC$1]" office:value-type="string" office:string-value="y1á">
            <text:p>y1á</text:p>
          </table:table-cell>
          <table:table-cell table:formula="of:=[.$A7] &amp; &quot;1&quot; &amp; [.AD$1]" office:value-type="string" office:string-value="y1é">
            <text:p>y1é</text:p>
          </table:table-cell>
          <table:table-cell table:formula="of:=[.$A7] &amp; &quot;1&quot; &amp; [.AE$1]" office:value-type="string" office:string-value="y1í">
            <text:p>y1í</text:p>
          </table:table-cell>
          <table:table-cell table:formula="of:=[.$A7] &amp; &quot;1&quot; &amp; [.AF$1]" office:value-type="string" office:string-value="y1ó">
            <text:p>y1ó</text:p>
          </table:table-cell>
          <table:table-cell table:formula="of:=[.$A7] &amp; &quot;1&quot; &amp; [.AG$1]" office:value-type="string" office:string-value="y1ú">
            <text:p>y1ú</text:p>
          </table:table-cell>
          <table:table-cell table:formula="of:=[.$A7] &amp; &quot;1&quot; &amp; [.AH$1]" office:value-type="string" office:string-value="y1ý">
            <text:p>y1ý</text:p>
          </table:table-cell>
          <table:table-cell table:formula="of:=[.$A7] &amp; &quot;1&quot; &amp; [.AI$1]" office:value-type="string" office:string-value="y1ë">
            <text:p>y1ë</text:p>
          </table:table-cell>
          <table:table-cell table:formula="of:=[.$A7] &amp; &quot;1&quot; &amp; [.AJ$1]" office:value-type="string" office:string-value="y1æ">
            <text:p>y1æ</text:p>
          </table:table-cell>
          <table:table-cell table:formula="of:=[.$A7] &amp; &quot;1&quot; &amp; [.AK$1]" office:value-type="string" office:string-value="y1ä">
            <text:p>y1ä</text:p>
          </table:table-cell>
          <table:table-cell table:formula="of:=[.$A7] &amp; &quot;1&quot; &amp; [.AL$1]" office:value-type="string" office:string-value="y1õ">
            <text:p>y1õ</text:p>
          </table:table-cell>
          <table:table-cell table:formula="of:=[.$A7] &amp; &quot;1&quot; &amp; [.AM$1]" office:value-type="string" office:string-value="y1ö">
            <text:p>y1ö</text:p>
          </table:table-cell>
          <table:table-cell table:number-columns-repeated="217"/>
        </table:table-row>
        <table:table-row table:style-name="ro2">
          <table:table-cell office:value-type="string">
            <text:p>á</text:p>
          </table:table-cell>
          <table:table-cell table:formula="of:=[.$A8] &amp; &quot;1&quot; &amp; [.B$1]" office:value-type="string" office:string-value="á1b">
            <text:p>á1b</text:p>
          </table:table-cell>
          <table:table-cell table:formula="of:=[.$A8] &amp; &quot;1&quot; &amp; [.C$1]" office:value-type="string" office:string-value="á1c">
            <text:p>á1c</text:p>
          </table:table-cell>
          <table:table-cell table:formula="of:=[.$A8] &amp; &quot;1&quot; &amp; [.D$1]" office:value-type="string" office:string-value="á1d">
            <text:p>á1d</text:p>
          </table:table-cell>
          <table:table-cell table:formula="of:=[.$A8] &amp; &quot;1&quot; &amp; [.E$1]" office:value-type="string" office:string-value="á1f">
            <text:p>á1f</text:p>
          </table:table-cell>
          <table:table-cell table:formula="of:=[.$A8] &amp; &quot;1&quot; &amp; [.F$1]" office:value-type="string" office:string-value="á1g">
            <text:p>á1g</text:p>
          </table:table-cell>
          <table:table-cell table:formula="of:=[.$A8] &amp; &quot;1&quot; &amp; [.G$1]" office:value-type="string" office:string-value="á1h">
            <text:p>á1h</text:p>
          </table:table-cell>
          <table:table-cell table:formula="of:=[.$A8] &amp; &quot;1&quot; &amp; [.H$1]" office:value-type="string" office:string-value="á1j">
            <text:p>á1j</text:p>
          </table:table-cell>
          <table:table-cell table:formula="of:=[.$A8] &amp; &quot;1&quot; &amp; [.I$1]" office:value-type="string" office:string-value="á1k">
            <text:p>á1k</text:p>
          </table:table-cell>
          <table:table-cell table:formula="of:=[.$A8] &amp; &quot;1&quot; &amp; [.J$1]" office:value-type="string" office:string-value="á1l">
            <text:p>á1l</text:p>
          </table:table-cell>
          <table:table-cell table:formula="of:=[.$A8] &amp; &quot;1&quot; &amp; [.K$1]" office:value-type="string" office:string-value="á1m">
            <text:p>á1m</text:p>
          </table:table-cell>
          <table:table-cell table:formula="of:=[.$A8] &amp; &quot;1&quot; &amp; [.L$1]" office:value-type="string" office:string-value="á1n">
            <text:p>á1n</text:p>
          </table:table-cell>
          <table:table-cell table:formula="of:=[.$A8] &amp; &quot;1&quot; &amp; [.M$1]" office:value-type="string" office:string-value="á1p">
            <text:p>á1p</text:p>
          </table:table-cell>
          <table:table-cell table:formula="of:=[.$A8] &amp; &quot;1&quot; &amp; [.N$1]" office:value-type="string" office:string-value="á1q">
            <text:p>á1q</text:p>
          </table:table-cell>
          <table:table-cell table:formula="of:=[.$A8] &amp; &quot;1&quot; &amp; [.O$1]" office:value-type="string" office:string-value="á1r">
            <text:p>á1r</text:p>
          </table:table-cell>
          <table:table-cell table:formula="of:=[.$A8] &amp; &quot;1&quot; &amp; [.P$1]" office:value-type="string" office:string-value="á1s">
            <text:p>á1s</text:p>
          </table:table-cell>
          <table:table-cell table:formula="of:=[.$A8] &amp; &quot;1&quot; &amp; [.Q$1]" office:value-type="string" office:string-value="á1t">
            <text:p>á1t</text:p>
          </table:table-cell>
          <table:table-cell table:formula="of:=[.$A8] &amp; &quot;1&quot; &amp; [.R$1]" office:value-type="string" office:string-value="á1v">
            <text:p>á1v</text:p>
          </table:table-cell>
          <table:table-cell table:formula="of:=[.$A8] &amp; &quot;1&quot; &amp; [.S$1]" office:value-type="string" office:string-value="á1w">
            <text:p>á1w</text:p>
          </table:table-cell>
          <table:table-cell table:formula="of:=[.$A8] &amp; &quot;1&quot; &amp; [.T$1]" office:value-type="string" office:string-value="á1x">
            <text:p>á1x</text:p>
          </table:table-cell>
          <table:table-cell table:formula="of:=[.$A8] &amp; &quot;1&quot; &amp; [.U$1]" office:value-type="string" office:string-value="á1z">
            <text:p>á1z</text:p>
          </table:table-cell>
          <table:table-cell/>
          <table:table-cell table:formula="of:=[.$A8] &amp; &quot;1&quot; &amp; [.W$1]" office:value-type="string" office:string-value="á1a">
            <text:p>á1a</text:p>
          </table:table-cell>
          <table:table-cell table:formula="of:=[.$A8] &amp; &quot;1&quot; &amp; [.X$1]" office:value-type="string" office:string-value="á1e">
            <text:p>á1e</text:p>
          </table:table-cell>
          <table:table-cell table:formula="of:=[.$A8] &amp; &quot;1&quot; &amp; [.Y$1]" office:value-type="string" office:string-value="á1i">
            <text:p>á1i</text:p>
          </table:table-cell>
          <table:table-cell table:formula="of:=[.$A8] &amp; &quot;1&quot; &amp; [.Z$1]" office:value-type="string" office:string-value="á1o">
            <text:p>á1o</text:p>
          </table:table-cell>
          <table:table-cell/>
          <table:table-cell table:formula="of:=[.$A8] &amp; &quot;1&quot; &amp; [.AB$1]" office:value-type="string" office:string-value="á1y">
            <text:p>á1y</text:p>
          </table:table-cell>
          <table:table-cell table:formula="of:=[.$A8] &amp; &quot;1&quot; &amp; [.AC$1]" office:value-type="string" office:string-value="á1á">
            <text:p>á1á</text:p>
          </table:table-cell>
          <table:table-cell table:formula="of:=[.$A8] &amp; &quot;1&quot; &amp; [.AD$1]" office:value-type="string" office:string-value="á1é">
            <text:p>á1é</text:p>
          </table:table-cell>
          <table:table-cell table:formula="of:=[.$A8] &amp; &quot;1&quot; &amp; [.AE$1]" office:value-type="string" office:string-value="á1í">
            <text:p>á1í</text:p>
          </table:table-cell>
          <table:table-cell table:formula="of:=[.$A8] &amp; &quot;1&quot; &amp; [.AF$1]" office:value-type="string" office:string-value="á1ó">
            <text:p>á1ó</text:p>
          </table:table-cell>
          <table:table-cell/>
          <table:table-cell table:formula="of:=[.$A8] &amp; &quot;1&quot; &amp; [.AH$1]" office:value-type="string" office:string-value="á1ý">
            <text:p>á1ý</text:p>
          </table:table-cell>
          <table:table-cell table:formula="of:=[.$A8] &amp; &quot;1&quot; &amp; [.AI$1]" office:value-type="string" office:string-value="á1ë">
            <text:p>á1ë</text:p>
          </table:table-cell>
          <table:table-cell table:formula="of:=[.$A8] &amp; &quot;1&quot; &amp; [.AJ$1]" office:value-type="string" office:string-value="á1æ">
            <text:p>á1æ</text:p>
          </table:table-cell>
          <table:table-cell table:formula="of:=[.$A8] &amp; &quot;1&quot; &amp; [.AK$1]" office:value-type="string" office:string-value="á1ä">
            <text:p>á1ä</text:p>
          </table:table-cell>
          <table:table-cell table:formula="of:=[.$A8] &amp; &quot;1&quot; &amp; [.AL$1]" office:value-type="string" office:string-value="á1õ">
            <text:p>á1õ</text:p>
          </table:table-cell>
          <table:table-cell table:formula="of:=[.$A8] &amp; &quot;1&quot; &amp; [.AM$1]" office:value-type="string" office:string-value="á1ö">
            <text:p>á1ö</text:p>
          </table:table-cell>
          <table:table-cell table:number-columns-repeated="217"/>
        </table:table-row>
        <table:table-row table:style-name="ro1">
          <table:table-cell office:value-type="string">
            <text:p>é</text:p>
          </table:table-cell>
          <table:table-cell table:formula="of:=[.$A9] &amp; &quot;1&quot; &amp; [.B$1]" office:value-type="string" office:string-value="é1b">
            <text:p>é1b</text:p>
          </table:table-cell>
          <table:table-cell table:formula="of:=[.$A9] &amp; &quot;1&quot; &amp; [.C$1]" office:value-type="string" office:string-value="é1c">
            <text:p>é1c</text:p>
          </table:table-cell>
          <table:table-cell table:formula="of:=[.$A9] &amp; &quot;1&quot; &amp; [.D$1]" office:value-type="string" office:string-value="é1d">
            <text:p>é1d</text:p>
          </table:table-cell>
          <table:table-cell table:formula="of:=[.$A9] &amp; &quot;1&quot; &amp; [.E$1]" office:value-type="string" office:string-value="é1f">
            <text:p>é1f</text:p>
          </table:table-cell>
          <table:table-cell table:formula="of:=[.$A9] &amp; &quot;1&quot; &amp; [.F$1]" office:value-type="string" office:string-value="é1g">
            <text:p>é1g</text:p>
          </table:table-cell>
          <table:table-cell table:formula="of:=[.$A9] &amp; &quot;1&quot; &amp; [.G$1]" office:value-type="string" office:string-value="é1h">
            <text:p>é1h</text:p>
          </table:table-cell>
          <table:table-cell table:formula="of:=[.$A9] &amp; &quot;1&quot; &amp; [.H$1]" office:value-type="string" office:string-value="é1j">
            <text:p>é1j</text:p>
          </table:table-cell>
          <table:table-cell table:formula="of:=[.$A9] &amp; &quot;1&quot; &amp; [.I$1]" office:value-type="string" office:string-value="é1k">
            <text:p>é1k</text:p>
          </table:table-cell>
          <table:table-cell table:formula="of:=[.$A9] &amp; &quot;1&quot; &amp; [.J$1]" office:value-type="string" office:string-value="é1l">
            <text:p>é1l</text:p>
          </table:table-cell>
          <table:table-cell table:formula="of:=[.$A9] &amp; &quot;1&quot; &amp; [.K$1]" office:value-type="string" office:string-value="é1m">
            <text:p>é1m</text:p>
          </table:table-cell>
          <table:table-cell table:formula="of:=[.$A9] &amp; &quot;1&quot; &amp; [.L$1]" office:value-type="string" office:string-value="é1n">
            <text:p>é1n</text:p>
          </table:table-cell>
          <table:table-cell table:formula="of:=[.$A9] &amp; &quot;1&quot; &amp; [.M$1]" office:value-type="string" office:string-value="é1p">
            <text:p>é1p</text:p>
          </table:table-cell>
          <table:table-cell table:formula="of:=[.$A9] &amp; &quot;1&quot; &amp; [.N$1]" office:value-type="string" office:string-value="é1q">
            <text:p>é1q</text:p>
          </table:table-cell>
          <table:table-cell table:formula="of:=[.$A9] &amp; &quot;1&quot; &amp; [.O$1]" office:value-type="string" office:string-value="é1r">
            <text:p>é1r</text:p>
          </table:table-cell>
          <table:table-cell table:formula="of:=[.$A9] &amp; &quot;1&quot; &amp; [.P$1]" office:value-type="string" office:string-value="é1s">
            <text:p>é1s</text:p>
          </table:table-cell>
          <table:table-cell table:formula="of:=[.$A9] &amp; &quot;1&quot; &amp; [.Q$1]" office:value-type="string" office:string-value="é1t">
            <text:p>é1t</text:p>
          </table:table-cell>
          <table:table-cell table:formula="of:=[.$A9] &amp; &quot;1&quot; &amp; [.R$1]" office:value-type="string" office:string-value="é1v">
            <text:p>é1v</text:p>
          </table:table-cell>
          <table:table-cell table:formula="of:=[.$A9] &amp; &quot;1&quot; &amp; [.S$1]" office:value-type="string" office:string-value="é1w">
            <text:p>é1w</text:p>
          </table:table-cell>
          <table:table-cell table:formula="of:=[.$A9] &amp; &quot;1&quot; &amp; [.T$1]" office:value-type="string" office:string-value="é1x">
            <text:p>é1x</text:p>
          </table:table-cell>
          <table:table-cell table:formula="of:=[.$A9] &amp; &quot;1&quot; &amp; [.U$1]" office:value-type="string" office:string-value="é1z">
            <text:p>é1z</text:p>
          </table:table-cell>
          <table:table-cell/>
          <table:table-cell table:formula="of:=[.$A9] &amp; &quot;1&quot; &amp; [.W$1]" office:value-type="string" office:string-value="é1a">
            <text:p>é1a</text:p>
          </table:table-cell>
          <table:table-cell table:formula="of:=[.$A9] &amp; &quot;1&quot; &amp; [.X$1]" office:value-type="string" office:string-value="é1e">
            <text:p>é1e</text:p>
          </table:table-cell>
          <table:table-cell table:formula="of:=[.$A9] &amp; &quot;1&quot; &amp; [.Y$1]" office:value-type="string" office:string-value="é1i">
            <text:p>é1i</text:p>
          </table:table-cell>
          <table:table-cell table:formula="of:=[.$A9] &amp; &quot;1&quot; &amp; [.Z$1]" office:value-type="string" office:string-value="é1o">
            <text:p>é1o</text:p>
          </table:table-cell>
          <table:table-cell table:formula="of:=[.$A9] &amp; &quot;1&quot; &amp; [.AA$1]" office:value-type="string" office:string-value="é1u">
            <text:p>é1u</text:p>
          </table:table-cell>
          <table:table-cell table:formula="of:=[.$A9] &amp; &quot;1&quot; &amp; [.AB$1]" office:value-type="string" office:string-value="é1y">
            <text:p>é1y</text:p>
          </table:table-cell>
          <table:table-cell table:formula="of:=[.$A9] &amp; &quot;1&quot; &amp; [.AC$1]" office:value-type="string" office:string-value="é1á">
            <text:p>é1á</text:p>
          </table:table-cell>
          <table:table-cell table:formula="of:=[.$A9] &amp; &quot;1&quot; &amp; [.AD$1]" office:value-type="string" office:string-value="é1é">
            <text:p>é1é</text:p>
          </table:table-cell>
          <table:table-cell table:formula="of:=[.$A9] &amp; &quot;1&quot; &amp; [.AE$1]" office:value-type="string" office:string-value="é1í">
            <text:p>é1í</text:p>
          </table:table-cell>
          <table:table-cell table:formula="of:=[.$A9] &amp; &quot;1&quot; &amp; [.AF$1]" office:value-type="string" office:string-value="é1ó">
            <text:p>é1ó</text:p>
          </table:table-cell>
          <table:table-cell table:formula="of:=[.$A9] &amp; &quot;1&quot; &amp; [.AG$1]" office:value-type="string" office:string-value="é1ú">
            <text:p>é1ú</text:p>
          </table:table-cell>
          <table:table-cell table:formula="of:=[.$A9] &amp; &quot;1&quot; &amp; [.AH$1]" office:value-type="string" office:string-value="é1ý">
            <text:p>é1ý</text:p>
          </table:table-cell>
          <table:table-cell table:formula="of:=[.$A9] &amp; &quot;1&quot; &amp; [.AI$1]" office:value-type="string" office:string-value="é1ë">
            <text:p>é1ë</text:p>
          </table:table-cell>
          <table:table-cell table:formula="of:=[.$A9] &amp; &quot;1&quot; &amp; [.AJ$1]" office:value-type="string" office:string-value="é1æ">
            <text:p>é1æ</text:p>
          </table:table-cell>
          <table:table-cell table:formula="of:=[.$A9] &amp; &quot;1&quot; &amp; [.AK$1]" office:value-type="string" office:string-value="é1ä">
            <text:p>é1ä</text:p>
          </table:table-cell>
          <table:table-cell table:formula="of:=[.$A9] &amp; &quot;1&quot; &amp; [.AL$1]" office:value-type="string" office:string-value="é1õ">
            <text:p>é1õ</text:p>
          </table:table-cell>
          <table:table-cell table:formula="of:=[.$A9] &amp; &quot;1&quot; &amp; [.AM$1]" office:value-type="string" office:string-value="é1ö">
            <text:p>é1ö</text:p>
          </table:table-cell>
          <table:table-cell table:number-columns-repeated="217"/>
        </table:table-row>
        <table:table-row table:style-name="ro1">
          <table:table-cell office:value-type="string">
            <text:p>í</text:p>
          </table:table-cell>
          <table:table-cell table:formula="of:=[.$A10] &amp; &quot;1&quot; &amp; [.B$1]" office:value-type="string" office:string-value="í1b">
            <text:p>í1b</text:p>
          </table:table-cell>
          <table:table-cell table:formula="of:=[.$A10] &amp; &quot;1&quot; &amp; [.C$1]" office:value-type="string" office:string-value="í1c">
            <text:p>í1c</text:p>
          </table:table-cell>
          <table:table-cell table:formula="of:=[.$A10] &amp; &quot;1&quot; &amp; [.D$1]" office:value-type="string" office:string-value="í1d">
            <text:p>í1d</text:p>
          </table:table-cell>
          <table:table-cell table:formula="of:=[.$A10] &amp; &quot;1&quot; &amp; [.E$1]" office:value-type="string" office:string-value="í1f">
            <text:p>í1f</text:p>
          </table:table-cell>
          <table:table-cell table:formula="of:=[.$A10] &amp; &quot;1&quot; &amp; [.F$1]" office:value-type="string" office:string-value="í1g">
            <text:p>í1g</text:p>
          </table:table-cell>
          <table:table-cell table:formula="of:=[.$A10] &amp; &quot;1&quot; &amp; [.G$1]" office:value-type="string" office:string-value="í1h">
            <text:p>í1h</text:p>
          </table:table-cell>
          <table:table-cell table:formula="of:=[.$A10] &amp; &quot;1&quot; &amp; [.H$1]" office:value-type="string" office:string-value="í1j">
            <text:p>í1j</text:p>
          </table:table-cell>
          <table:table-cell table:formula="of:=[.$A10] &amp; &quot;1&quot; &amp; [.I$1]" office:value-type="string" office:string-value="í1k">
            <text:p>í1k</text:p>
          </table:table-cell>
          <table:table-cell table:formula="of:=[.$A10] &amp; &quot;1&quot; &amp; [.J$1]" office:value-type="string" office:string-value="í1l">
            <text:p>í1l</text:p>
          </table:table-cell>
          <table:table-cell table:formula="of:=[.$A10] &amp; &quot;1&quot; &amp; [.K$1]" office:value-type="string" office:string-value="í1m">
            <text:p>í1m</text:p>
          </table:table-cell>
          <table:table-cell table:formula="of:=[.$A10] &amp; &quot;1&quot; &amp; [.L$1]" office:value-type="string" office:string-value="í1n">
            <text:p>í1n</text:p>
          </table:table-cell>
          <table:table-cell table:formula="of:=[.$A10] &amp; &quot;1&quot; &amp; [.M$1]" office:value-type="string" office:string-value="í1p">
            <text:p>í1p</text:p>
          </table:table-cell>
          <table:table-cell table:formula="of:=[.$A10] &amp; &quot;1&quot; &amp; [.N$1]" office:value-type="string" office:string-value="í1q">
            <text:p>í1q</text:p>
          </table:table-cell>
          <table:table-cell table:formula="of:=[.$A10] &amp; &quot;1&quot; &amp; [.O$1]" office:value-type="string" office:string-value="í1r">
            <text:p>í1r</text:p>
          </table:table-cell>
          <table:table-cell table:formula="of:=[.$A10] &amp; &quot;1&quot; &amp; [.P$1]" office:value-type="string" office:string-value="í1s">
            <text:p>í1s</text:p>
          </table:table-cell>
          <table:table-cell table:formula="of:=[.$A10] &amp; &quot;1&quot; &amp; [.Q$1]" office:value-type="string" office:string-value="í1t">
            <text:p>í1t</text:p>
          </table:table-cell>
          <table:table-cell table:formula="of:=[.$A10] &amp; &quot;1&quot; &amp; [.R$1]" office:value-type="string" office:string-value="í1v">
            <text:p>í1v</text:p>
          </table:table-cell>
          <table:table-cell table:formula="of:=[.$A10] &amp; &quot;1&quot; &amp; [.S$1]" office:value-type="string" office:string-value="í1w">
            <text:p>í1w</text:p>
          </table:table-cell>
          <table:table-cell table:formula="of:=[.$A10] &amp; &quot;1&quot; &amp; [.T$1]" office:value-type="string" office:string-value="í1x">
            <text:p>í1x</text:p>
          </table:table-cell>
          <table:table-cell table:formula="of:=[.$A10] &amp; &quot;1&quot; &amp; [.U$1]" office:value-type="string" office:string-value="í1z">
            <text:p>í1z</text:p>
          </table:table-cell>
          <table:table-cell/>
          <table:table-cell table:formula="of:=[.$A10] &amp; &quot;1&quot; &amp; [.W$1]" office:value-type="string" office:string-value="í1a">
            <text:p>í1a</text:p>
          </table:table-cell>
          <table:table-cell table:formula="of:=[.$A10] &amp; &quot;1&quot; &amp; [.X$1]" office:value-type="string" office:string-value="í1e">
            <text:p>í1e</text:p>
          </table:table-cell>
          <table:table-cell table:formula="of:=[.$A10] &amp; &quot;1&quot; &amp; [.Y$1]" office:value-type="string" office:string-value="í1i">
            <text:p>í1i</text:p>
          </table:table-cell>
          <table:table-cell table:formula="of:=[.$A10] &amp; &quot;1&quot; &amp; [.Z$1]" office:value-type="string" office:string-value="í1o">
            <text:p>í1o</text:p>
          </table:table-cell>
          <table:table-cell table:formula="of:=[.$A10] &amp; &quot;1&quot; &amp; [.AA$1]" office:value-type="string" office:string-value="í1u">
            <text:p>í1u</text:p>
          </table:table-cell>
          <table:table-cell table:formula="of:=[.$A10] &amp; &quot;1&quot; &amp; [.AB$1]" office:value-type="string" office:string-value="í1y">
            <text:p>í1y</text:p>
          </table:table-cell>
          <table:table-cell table:formula="of:=[.$A10] &amp; &quot;1&quot; &amp; [.AC$1]" office:value-type="string" office:string-value="í1á">
            <text:p>í1á</text:p>
          </table:table-cell>
          <table:table-cell table:formula="of:=[.$A10] &amp; &quot;1&quot; &amp; [.AD$1]" office:value-type="string" office:string-value="í1é">
            <text:p>í1é</text:p>
          </table:table-cell>
          <table:table-cell table:formula="of:=[.$A10] &amp; &quot;1&quot; &amp; [.AE$1]" office:value-type="string" office:string-value="í1í">
            <text:p>í1í</text:p>
          </table:table-cell>
          <table:table-cell table:formula="of:=[.$A10] &amp; &quot;1&quot; &amp; [.AF$1]" office:value-type="string" office:string-value="í1ó">
            <text:p>í1ó</text:p>
          </table:table-cell>
          <table:table-cell table:formula="of:=[.$A10] &amp; &quot;1&quot; &amp; [.AG$1]" office:value-type="string" office:string-value="í1ú">
            <text:p>í1ú</text:p>
          </table:table-cell>
          <table:table-cell table:formula="of:=[.$A10] &amp; &quot;1&quot; &amp; [.AH$1]" office:value-type="string" office:string-value="í1ý">
            <text:p>í1ý</text:p>
          </table:table-cell>
          <table:table-cell table:formula="of:=[.$A10] &amp; &quot;1&quot; &amp; [.AI$1]" office:value-type="string" office:string-value="í1ë">
            <text:p>í1ë</text:p>
          </table:table-cell>
          <table:table-cell table:formula="of:=[.$A10] &amp; &quot;1&quot; &amp; [.AJ$1]" office:value-type="string" office:string-value="í1æ">
            <text:p>í1æ</text:p>
          </table:table-cell>
          <table:table-cell table:formula="of:=[.$A10] &amp; &quot;1&quot; &amp; [.AK$1]" office:value-type="string" office:string-value="í1ä">
            <text:p>í1ä</text:p>
          </table:table-cell>
          <table:table-cell table:formula="of:=[.$A10] &amp; &quot;1&quot; &amp; [.AL$1]" office:value-type="string" office:string-value="í1õ">
            <text:p>í1õ</text:p>
          </table:table-cell>
          <table:table-cell table:formula="of:=[.$A10] &amp; &quot;1&quot; &amp; [.AM$1]" office:value-type="string" office:string-value="í1ö">
            <text:p>í1ö</text:p>
          </table:table-cell>
          <table:table-cell table:number-columns-repeated="217"/>
        </table:table-row>
        <table:table-row table:style-name="ro1">
          <table:table-cell office:value-type="string">
            <text:p>ó</text:p>
          </table:table-cell>
          <table:table-cell table:formula="of:=[.$A11] &amp; &quot;1&quot; &amp; [.B$1]" office:value-type="string" office:string-value="ó1b">
            <text:p>ó1b</text:p>
          </table:table-cell>
          <table:table-cell table:formula="of:=[.$A11] &amp; &quot;1&quot; &amp; [.C$1]" office:value-type="string" office:string-value="ó1c">
            <text:p>ó1c</text:p>
          </table:table-cell>
          <table:table-cell table:formula="of:=[.$A11] &amp; &quot;1&quot; &amp; [.D$1]" office:value-type="string" office:string-value="ó1d">
            <text:p>ó1d</text:p>
          </table:table-cell>
          <table:table-cell table:formula="of:=[.$A11] &amp; &quot;1&quot; &amp; [.E$1]" office:value-type="string" office:string-value="ó1f">
            <text:p>ó1f</text:p>
          </table:table-cell>
          <table:table-cell table:formula="of:=[.$A11] &amp; &quot;1&quot; &amp; [.F$1]" office:value-type="string" office:string-value="ó1g">
            <text:p>ó1g</text:p>
          </table:table-cell>
          <table:table-cell table:formula="of:=[.$A11] &amp; &quot;1&quot; &amp; [.G$1]" office:value-type="string" office:string-value="ó1h">
            <text:p>ó1h</text:p>
          </table:table-cell>
          <table:table-cell table:formula="of:=[.$A11] &amp; &quot;1&quot; &amp; [.H$1]" office:value-type="string" office:string-value="ó1j">
            <text:p>ó1j</text:p>
          </table:table-cell>
          <table:table-cell table:formula="of:=[.$A11] &amp; &quot;1&quot; &amp; [.I$1]" office:value-type="string" office:string-value="ó1k">
            <text:p>ó1k</text:p>
          </table:table-cell>
          <table:table-cell table:formula="of:=[.$A11] &amp; &quot;1&quot; &amp; [.J$1]" office:value-type="string" office:string-value="ó1l">
            <text:p>ó1l</text:p>
          </table:table-cell>
          <table:table-cell table:formula="of:=[.$A11] &amp; &quot;1&quot; &amp; [.K$1]" office:value-type="string" office:string-value="ó1m">
            <text:p>ó1m</text:p>
          </table:table-cell>
          <table:table-cell table:formula="of:=[.$A11] &amp; &quot;1&quot; &amp; [.L$1]" office:value-type="string" office:string-value="ó1n">
            <text:p>ó1n</text:p>
          </table:table-cell>
          <table:table-cell table:formula="of:=[.$A11] &amp; &quot;1&quot; &amp; [.M$1]" office:value-type="string" office:string-value="ó1p">
            <text:p>ó1p</text:p>
          </table:table-cell>
          <table:table-cell table:formula="of:=[.$A11] &amp; &quot;1&quot; &amp; [.N$1]" office:value-type="string" office:string-value="ó1q">
            <text:p>ó1q</text:p>
          </table:table-cell>
          <table:table-cell table:formula="of:=[.$A11] &amp; &quot;1&quot; &amp; [.O$1]" office:value-type="string" office:string-value="ó1r">
            <text:p>ó1r</text:p>
          </table:table-cell>
          <table:table-cell table:formula="of:=[.$A11] &amp; &quot;1&quot; &amp; [.P$1]" office:value-type="string" office:string-value="ó1s">
            <text:p>ó1s</text:p>
          </table:table-cell>
          <table:table-cell table:formula="of:=[.$A11] &amp; &quot;1&quot; &amp; [.Q$1]" office:value-type="string" office:string-value="ó1t">
            <text:p>ó1t</text:p>
          </table:table-cell>
          <table:table-cell table:formula="of:=[.$A11] &amp; &quot;1&quot; &amp; [.R$1]" office:value-type="string" office:string-value="ó1v">
            <text:p>ó1v</text:p>
          </table:table-cell>
          <table:table-cell table:formula="of:=[.$A11] &amp; &quot;1&quot; &amp; [.S$1]" office:value-type="string" office:string-value="ó1w">
            <text:p>ó1w</text:p>
          </table:table-cell>
          <table:table-cell table:formula="of:=[.$A11] &amp; &quot;1&quot; &amp; [.T$1]" office:value-type="string" office:string-value="ó1x">
            <text:p>ó1x</text:p>
          </table:table-cell>
          <table:table-cell table:formula="of:=[.$A11] &amp; &quot;1&quot; &amp; [.U$1]" office:value-type="string" office:string-value="ó1z">
            <text:p>ó1z</text:p>
          </table:table-cell>
          <table:table-cell/>
          <table:table-cell table:formula="of:=[.$A11] &amp; &quot;1&quot; &amp; [.W$1]" office:value-type="string" office:string-value="ó1a">
            <text:p>ó1a</text:p>
          </table:table-cell>
          <table:table-cell table:formula="of:=[.$A11] &amp; &quot;1&quot; &amp; [.X$1]" office:value-type="string" office:string-value="ó1e">
            <text:p>ó1e</text:p>
          </table:table-cell>
          <table:table-cell table:formula="of:=[.$A11] &amp; &quot;1&quot; &amp; [.Y$1]" office:value-type="string" office:string-value="ó1i">
            <text:p>ó1i</text:p>
          </table:table-cell>
          <table:table-cell table:formula="of:=[.$A11] &amp; &quot;1&quot; &amp; [.Z$1]" office:value-type="string" office:string-value="ó1o">
            <text:p>ó1o</text:p>
          </table:table-cell>
          <table:table-cell table:formula="of:=[.$A11] &amp; &quot;1&quot; &amp; [.AA$1]" office:value-type="string" office:string-value="ó1u">
            <text:p>ó1u</text:p>
          </table:table-cell>
          <table:table-cell table:formula="of:=[.$A11] &amp; &quot;1&quot; &amp; [.AB$1]" office:value-type="string" office:string-value="ó1y">
            <text:p>ó1y</text:p>
          </table:table-cell>
          <table:table-cell table:formula="of:=[.$A11] &amp; &quot;1&quot; &amp; [.AC$1]" office:value-type="string" office:string-value="ó1á">
            <text:p>ó1á</text:p>
          </table:table-cell>
          <table:table-cell table:formula="of:=[.$A11] &amp; &quot;1&quot; &amp; [.AD$1]" office:value-type="string" office:string-value="ó1é">
            <text:p>ó1é</text:p>
          </table:table-cell>
          <table:table-cell table:formula="of:=[.$A11] &amp; &quot;1&quot; &amp; [.AE$1]" office:value-type="string" office:string-value="ó1í">
            <text:p>ó1í</text:p>
          </table:table-cell>
          <table:table-cell table:formula="of:=[.$A11] &amp; &quot;1&quot; &amp; [.AF$1]" office:value-type="string" office:string-value="ó1ó">
            <text:p>ó1ó</text:p>
          </table:table-cell>
          <table:table-cell table:formula="of:=[.$A11] &amp; &quot;1&quot; &amp; [.AG$1]" office:value-type="string" office:string-value="ó1ú">
            <text:p>ó1ú</text:p>
          </table:table-cell>
          <table:table-cell table:formula="of:=[.$A11] &amp; &quot;1&quot; &amp; [.AH$1]" office:value-type="string" office:string-value="ó1ý">
            <text:p>ó1ý</text:p>
          </table:table-cell>
          <table:table-cell table:formula="of:=[.$A11] &amp; &quot;1&quot; &amp; [.AI$1]" office:value-type="string" office:string-value="ó1ë">
            <text:p>ó1ë</text:p>
          </table:table-cell>
          <table:table-cell table:formula="of:=[.$A11] &amp; &quot;1&quot; &amp; [.AJ$1]" office:value-type="string" office:string-value="ó1æ">
            <text:p>ó1æ</text:p>
          </table:table-cell>
          <table:table-cell table:formula="of:=[.$A11] &amp; &quot;1&quot; &amp; [.AK$1]" office:value-type="string" office:string-value="ó1ä">
            <text:p>ó1ä</text:p>
          </table:table-cell>
          <table:table-cell table:formula="of:=[.$A11] &amp; &quot;1&quot; &amp; [.AL$1]" office:value-type="string" office:string-value="ó1õ">
            <text:p>ó1õ</text:p>
          </table:table-cell>
          <table:table-cell table:formula="of:=[.$A11] &amp; &quot;1&quot; &amp; [.AM$1]" office:value-type="string" office:string-value="ó1ö">
            <text:p>ó1ö</text:p>
          </table:table-cell>
          <table:table-cell table:number-columns-repeated="217"/>
        </table:table-row>
        <table:table-row table:style-name="ro1">
          <table:table-cell office:value-type="string">
            <text:p>ú</text:p>
          </table:table-cell>
          <table:table-cell table:formula="of:=[.$A12] &amp; &quot;1&quot; &amp; [.B$1]" office:value-type="string" office:string-value="ú1b">
            <text:p>ú1b</text:p>
          </table:table-cell>
          <table:table-cell table:formula="of:=[.$A12] &amp; &quot;1&quot; &amp; [.C$1]" office:value-type="string" office:string-value="ú1c">
            <text:p>ú1c</text:p>
          </table:table-cell>
          <table:table-cell table:formula="of:=[.$A12] &amp; &quot;1&quot; &amp; [.D$1]" office:value-type="string" office:string-value="ú1d">
            <text:p>ú1d</text:p>
          </table:table-cell>
          <table:table-cell table:formula="of:=[.$A12] &amp; &quot;1&quot; &amp; [.E$1]" office:value-type="string" office:string-value="ú1f">
            <text:p>ú1f</text:p>
          </table:table-cell>
          <table:table-cell table:formula="of:=[.$A12] &amp; &quot;1&quot; &amp; [.F$1]" office:value-type="string" office:string-value="ú1g">
            <text:p>ú1g</text:p>
          </table:table-cell>
          <table:table-cell table:formula="of:=[.$A12] &amp; &quot;1&quot; &amp; [.G$1]" office:value-type="string" office:string-value="ú1h">
            <text:p>ú1h</text:p>
          </table:table-cell>
          <table:table-cell table:formula="of:=[.$A12] &amp; &quot;1&quot; &amp; [.H$1]" office:value-type="string" office:string-value="ú1j">
            <text:p>ú1j</text:p>
          </table:table-cell>
          <table:table-cell table:formula="of:=[.$A12] &amp; &quot;1&quot; &amp; [.I$1]" office:value-type="string" office:string-value="ú1k">
            <text:p>ú1k</text:p>
          </table:table-cell>
          <table:table-cell table:formula="of:=[.$A12] &amp; &quot;1&quot; &amp; [.J$1]" office:value-type="string" office:string-value="ú1l">
            <text:p>ú1l</text:p>
          </table:table-cell>
          <table:table-cell table:formula="of:=[.$A12] &amp; &quot;1&quot; &amp; [.K$1]" office:value-type="string" office:string-value="ú1m">
            <text:p>ú1m</text:p>
          </table:table-cell>
          <table:table-cell table:formula="of:=[.$A12] &amp; &quot;1&quot; &amp; [.L$1]" office:value-type="string" office:string-value="ú1n">
            <text:p>ú1n</text:p>
          </table:table-cell>
          <table:table-cell table:formula="of:=[.$A12] &amp; &quot;1&quot; &amp; [.M$1]" office:value-type="string" office:string-value="ú1p">
            <text:p>ú1p</text:p>
          </table:table-cell>
          <table:table-cell table:formula="of:=[.$A12] &amp; &quot;1&quot; &amp; [.N$1]" office:value-type="string" office:string-value="ú1q">
            <text:p>ú1q</text:p>
          </table:table-cell>
          <table:table-cell table:formula="of:=[.$A12] &amp; &quot;1&quot; &amp; [.O$1]" office:value-type="string" office:string-value="ú1r">
            <text:p>ú1r</text:p>
          </table:table-cell>
          <table:table-cell table:formula="of:=[.$A12] &amp; &quot;1&quot; &amp; [.P$1]" office:value-type="string" office:string-value="ú1s">
            <text:p>ú1s</text:p>
          </table:table-cell>
          <table:table-cell table:formula="of:=[.$A12] &amp; &quot;1&quot; &amp; [.Q$1]" office:value-type="string" office:string-value="ú1t">
            <text:p>ú1t</text:p>
          </table:table-cell>
          <table:table-cell table:formula="of:=[.$A12] &amp; &quot;1&quot; &amp; [.R$1]" office:value-type="string" office:string-value="ú1v">
            <text:p>ú1v</text:p>
          </table:table-cell>
          <table:table-cell table:formula="of:=[.$A12] &amp; &quot;1&quot; &amp; [.S$1]" office:value-type="string" office:string-value="ú1w">
            <text:p>ú1w</text:p>
          </table:table-cell>
          <table:table-cell table:formula="of:=[.$A12] &amp; &quot;1&quot; &amp; [.T$1]" office:value-type="string" office:string-value="ú1x">
            <text:p>ú1x</text:p>
          </table:table-cell>
          <table:table-cell table:formula="of:=[.$A12] &amp; &quot;1&quot; &amp; [.U$1]" office:value-type="string" office:string-value="ú1z">
            <text:p>ú1z</text:p>
          </table:table-cell>
          <table:table-cell/>
          <table:table-cell table:formula="of:=[.$A12] &amp; &quot;1&quot; &amp; [.W$1]" office:value-type="string" office:string-value="ú1a">
            <text:p>ú1a</text:p>
          </table:table-cell>
          <table:table-cell table:formula="of:=[.$A12] &amp; &quot;1&quot; &amp; [.X$1]" office:value-type="string" office:string-value="ú1e">
            <text:p>ú1e</text:p>
          </table:table-cell>
          <table:table-cell table:formula="of:=[.$A12] &amp; &quot;1&quot; &amp; [.Y$1]" office:value-type="string" office:string-value="ú1i">
            <text:p>ú1i</text:p>
          </table:table-cell>
          <table:table-cell table:formula="of:=[.$A12] &amp; &quot;1&quot; &amp; [.Z$1]" office:value-type="string" office:string-value="ú1o">
            <text:p>ú1o</text:p>
          </table:table-cell>
          <table:table-cell table:formula="of:=[.$A12] &amp; &quot;1&quot; &amp; [.AA$1]" office:value-type="string" office:string-value="ú1u">
            <text:p>ú1u</text:p>
          </table:table-cell>
          <table:table-cell table:formula="of:=[.$A12] &amp; &quot;1&quot; &amp; [.AB$1]" office:value-type="string" office:string-value="ú1y">
            <text:p>ú1y</text:p>
          </table:table-cell>
          <table:table-cell table:formula="of:=[.$A12] &amp; &quot;1&quot; &amp; [.AC$1]" office:value-type="string" office:string-value="ú1á">
            <text:p>ú1á</text:p>
          </table:table-cell>
          <table:table-cell table:formula="of:=[.$A12] &amp; &quot;1&quot; &amp; [.AD$1]" office:value-type="string" office:string-value="ú1é">
            <text:p>ú1é</text:p>
          </table:table-cell>
          <table:table-cell table:formula="of:=[.$A12] &amp; &quot;1&quot; &amp; [.AE$1]" office:value-type="string" office:string-value="ú1í">
            <text:p>ú1í</text:p>
          </table:table-cell>
          <table:table-cell table:formula="of:=[.$A12] &amp; &quot;1&quot; &amp; [.AF$1]" office:value-type="string" office:string-value="ú1ó">
            <text:p>ú1ó</text:p>
          </table:table-cell>
          <table:table-cell table:formula="of:=[.$A12] &amp; &quot;1&quot; &amp; [.AG$1]" office:value-type="string" office:string-value="ú1ú">
            <text:p>ú1ú</text:p>
          </table:table-cell>
          <table:table-cell table:formula="of:=[.$A12] &amp; &quot;1&quot; &amp; [.AH$1]" office:value-type="string" office:string-value="ú1ý">
            <text:p>ú1ý</text:p>
          </table:table-cell>
          <table:table-cell table:formula="of:=[.$A12] &amp; &quot;1&quot; &amp; [.AI$1]" office:value-type="string" office:string-value="ú1ë">
            <text:p>ú1ë</text:p>
          </table:table-cell>
          <table:table-cell table:formula="of:=[.$A12] &amp; &quot;1&quot; &amp; [.AJ$1]" office:value-type="string" office:string-value="ú1æ">
            <text:p>ú1æ</text:p>
          </table:table-cell>
          <table:table-cell table:formula="of:=[.$A12] &amp; &quot;1&quot; &amp; [.AK$1]" office:value-type="string" office:string-value="ú1ä">
            <text:p>ú1ä</text:p>
          </table:table-cell>
          <table:table-cell table:formula="of:=[.$A12] &amp; &quot;1&quot; &amp; [.AL$1]" office:value-type="string" office:string-value="ú1õ">
            <text:p>ú1õ</text:p>
          </table:table-cell>
          <table:table-cell table:formula="of:=[.$A12] &amp; &quot;1&quot; &amp; [.AM$1]" office:value-type="string" office:string-value="ú1ö">
            <text:p>ú1ö</text:p>
          </table:table-cell>
          <table:table-cell table:number-columns-repeated="217"/>
        </table:table-row>
        <table:table-row table:style-name="ro1">
          <table:table-cell office:value-type="string">
            <text:p>ý</text:p>
          </table:table-cell>
          <table:table-cell table:formula="of:=[.$A13] &amp; &quot;1&quot; &amp; [.B$1]" office:value-type="string" office:string-value="ý1b">
            <text:p>ý1b</text:p>
          </table:table-cell>
          <table:table-cell table:formula="of:=[.$A13] &amp; &quot;1&quot; &amp; [.C$1]" office:value-type="string" office:string-value="ý1c">
            <text:p>ý1c</text:p>
          </table:table-cell>
          <table:table-cell table:formula="of:=[.$A13] &amp; &quot;1&quot; &amp; [.D$1]" office:value-type="string" office:string-value="ý1d">
            <text:p>ý1d</text:p>
          </table:table-cell>
          <table:table-cell table:formula="of:=[.$A13] &amp; &quot;1&quot; &amp; [.E$1]" office:value-type="string" office:string-value="ý1f">
            <text:p>ý1f</text:p>
          </table:table-cell>
          <table:table-cell table:formula="of:=[.$A13] &amp; &quot;1&quot; &amp; [.F$1]" office:value-type="string" office:string-value="ý1g">
            <text:p>ý1g</text:p>
          </table:table-cell>
          <table:table-cell table:formula="of:=[.$A13] &amp; &quot;1&quot; &amp; [.G$1]" office:value-type="string" office:string-value="ý1h">
            <text:p>ý1h</text:p>
          </table:table-cell>
          <table:table-cell table:formula="of:=[.$A13] &amp; &quot;1&quot; &amp; [.H$1]" office:value-type="string" office:string-value="ý1j">
            <text:p>ý1j</text:p>
          </table:table-cell>
          <table:table-cell table:formula="of:=[.$A13] &amp; &quot;1&quot; &amp; [.I$1]" office:value-type="string" office:string-value="ý1k">
            <text:p>ý1k</text:p>
          </table:table-cell>
          <table:table-cell table:formula="of:=[.$A13] &amp; &quot;1&quot; &amp; [.J$1]" office:value-type="string" office:string-value="ý1l">
            <text:p>ý1l</text:p>
          </table:table-cell>
          <table:table-cell table:formula="of:=[.$A13] &amp; &quot;1&quot; &amp; [.K$1]" office:value-type="string" office:string-value="ý1m">
            <text:p>ý1m</text:p>
          </table:table-cell>
          <table:table-cell table:formula="of:=[.$A13] &amp; &quot;1&quot; &amp; [.L$1]" office:value-type="string" office:string-value="ý1n">
            <text:p>ý1n</text:p>
          </table:table-cell>
          <table:table-cell table:formula="of:=[.$A13] &amp; &quot;1&quot; &amp; [.M$1]" office:value-type="string" office:string-value="ý1p">
            <text:p>ý1p</text:p>
          </table:table-cell>
          <table:table-cell table:formula="of:=[.$A13] &amp; &quot;1&quot; &amp; [.N$1]" office:value-type="string" office:string-value="ý1q">
            <text:p>ý1q</text:p>
          </table:table-cell>
          <table:table-cell table:formula="of:=[.$A13] &amp; &quot;1&quot; &amp; [.O$1]" office:value-type="string" office:string-value="ý1r">
            <text:p>ý1r</text:p>
          </table:table-cell>
          <table:table-cell table:formula="of:=[.$A13] &amp; &quot;1&quot; &amp; [.P$1]" office:value-type="string" office:string-value="ý1s">
            <text:p>ý1s</text:p>
          </table:table-cell>
          <table:table-cell table:formula="of:=[.$A13] &amp; &quot;1&quot; &amp; [.Q$1]" office:value-type="string" office:string-value="ý1t">
            <text:p>ý1t</text:p>
          </table:table-cell>
          <table:table-cell table:formula="of:=[.$A13] &amp; &quot;1&quot; &amp; [.R$1]" office:value-type="string" office:string-value="ý1v">
            <text:p>ý1v</text:p>
          </table:table-cell>
          <table:table-cell table:formula="of:=[.$A13] &amp; &quot;1&quot; &amp; [.S$1]" office:value-type="string" office:string-value="ý1w">
            <text:p>ý1w</text:p>
          </table:table-cell>
          <table:table-cell table:formula="of:=[.$A13] &amp; &quot;1&quot; &amp; [.T$1]" office:value-type="string" office:string-value="ý1x">
            <text:p>ý1x</text:p>
          </table:table-cell>
          <table:table-cell table:formula="of:=[.$A13] &amp; &quot;1&quot; &amp; [.U$1]" office:value-type="string" office:string-value="ý1z">
            <text:p>ý1z</text:p>
          </table:table-cell>
          <table:table-cell/>
          <table:table-cell table:formula="of:=[.$A13] &amp; &quot;1&quot; &amp; [.W$1]" office:value-type="string" office:string-value="ý1a">
            <text:p>ý1a</text:p>
          </table:table-cell>
          <table:table-cell table:formula="of:=[.$A13] &amp; &quot;1&quot; &amp; [.X$1]" office:value-type="string" office:string-value="ý1e">
            <text:p>ý1e</text:p>
          </table:table-cell>
          <table:table-cell table:formula="of:=[.$A13] &amp; &quot;1&quot; &amp; [.Y$1]" office:value-type="string" office:string-value="ý1i">
            <text:p>ý1i</text:p>
          </table:table-cell>
          <table:table-cell table:formula="of:=[.$A13] &amp; &quot;1&quot; &amp; [.Z$1]" office:value-type="string" office:string-value="ý1o">
            <text:p>ý1o</text:p>
          </table:table-cell>
          <table:table-cell table:formula="of:=[.$A13] &amp; &quot;1&quot; &amp; [.AA$1]" office:value-type="string" office:string-value="ý1u">
            <text:p>ý1u</text:p>
          </table:table-cell>
          <table:table-cell table:formula="of:=[.$A13] &amp; &quot;1&quot; &amp; [.AB$1]" office:value-type="string" office:string-value="ý1y">
            <text:p>ý1y</text:p>
          </table:table-cell>
          <table:table-cell table:formula="of:=[.$A13] &amp; &quot;1&quot; &amp; [.AC$1]" office:value-type="string" office:string-value="ý1á">
            <text:p>ý1á</text:p>
          </table:table-cell>
          <table:table-cell table:formula="of:=[.$A13] &amp; &quot;1&quot; &amp; [.AD$1]" office:value-type="string" office:string-value="ý1é">
            <text:p>ý1é</text:p>
          </table:table-cell>
          <table:table-cell table:formula="of:=[.$A13] &amp; &quot;1&quot; &amp; [.AE$1]" office:value-type="string" office:string-value="ý1í">
            <text:p>ý1í</text:p>
          </table:table-cell>
          <table:table-cell table:formula="of:=[.$A13] &amp; &quot;1&quot; &amp; [.AF$1]" office:value-type="string" office:string-value="ý1ó">
            <text:p>ý1ó</text:p>
          </table:table-cell>
          <table:table-cell table:formula="of:=[.$A13] &amp; &quot;1&quot; &amp; [.AG$1]" office:value-type="string" office:string-value="ý1ú">
            <text:p>ý1ú</text:p>
          </table:table-cell>
          <table:table-cell table:formula="of:=[.$A13] &amp; &quot;1&quot; &amp; [.AH$1]" office:value-type="string" office:string-value="ý1ý">
            <text:p>ý1ý</text:p>
          </table:table-cell>
          <table:table-cell table:formula="of:=[.$A13] &amp; &quot;1&quot; &amp; [.AI$1]" office:value-type="string" office:string-value="ý1ë">
            <text:p>ý1ë</text:p>
          </table:table-cell>
          <table:table-cell table:formula="of:=[.$A13] &amp; &quot;1&quot; &amp; [.AJ$1]" office:value-type="string" office:string-value="ý1æ">
            <text:p>ý1æ</text:p>
          </table:table-cell>
          <table:table-cell table:formula="of:=[.$A13] &amp; &quot;1&quot; &amp; [.AK$1]" office:value-type="string" office:string-value="ý1ä">
            <text:p>ý1ä</text:p>
          </table:table-cell>
          <table:table-cell table:formula="of:=[.$A13] &amp; &quot;1&quot; &amp; [.AL$1]" office:value-type="string" office:string-value="ý1õ">
            <text:p>ý1õ</text:p>
          </table:table-cell>
          <table:table-cell table:formula="of:=[.$A13] &amp; &quot;1&quot; &amp; [.AM$1]" office:value-type="string" office:string-value="ý1ö">
            <text:p>ý1ö</text:p>
          </table:table-cell>
          <table:table-cell table:number-columns-repeated="217"/>
        </table:table-row>
        <table:table-row table:style-name="ro1">
          <table:table-cell office:value-type="string">
            <text:p>ë</text:p>
          </table:table-cell>
          <table:table-cell table:formula="of:=[.$A14] &amp; &quot;1&quot; &amp; [.B$1]" office:value-type="string" office:string-value="ë1b">
            <text:p>ë1b</text:p>
          </table:table-cell>
          <table:table-cell table:formula="of:=[.$A14] &amp; &quot;1&quot; &amp; [.C$1]" office:value-type="string" office:string-value="ë1c">
            <text:p>ë1c</text:p>
          </table:table-cell>
          <table:table-cell table:formula="of:=[.$A14] &amp; &quot;1&quot; &amp; [.D$1]" office:value-type="string" office:string-value="ë1d">
            <text:p>ë1d</text:p>
          </table:table-cell>
          <table:table-cell table:formula="of:=[.$A14] &amp; &quot;1&quot; &amp; [.E$1]" office:value-type="string" office:string-value="ë1f">
            <text:p>ë1f</text:p>
          </table:table-cell>
          <table:table-cell table:formula="of:=[.$A14] &amp; &quot;1&quot; &amp; [.F$1]" office:value-type="string" office:string-value="ë1g">
            <text:p>ë1g</text:p>
          </table:table-cell>
          <table:table-cell table:formula="of:=[.$A14] &amp; &quot;1&quot; &amp; [.G$1]" office:value-type="string" office:string-value="ë1h">
            <text:p>ë1h</text:p>
          </table:table-cell>
          <table:table-cell table:formula="of:=[.$A14] &amp; &quot;1&quot; &amp; [.H$1]" office:value-type="string" office:string-value="ë1j">
            <text:p>ë1j</text:p>
          </table:table-cell>
          <table:table-cell table:formula="of:=[.$A14] &amp; &quot;1&quot; &amp; [.I$1]" office:value-type="string" office:string-value="ë1k">
            <text:p>ë1k</text:p>
          </table:table-cell>
          <table:table-cell table:formula="of:=[.$A14] &amp; &quot;1&quot; &amp; [.J$1]" office:value-type="string" office:string-value="ë1l">
            <text:p>ë1l</text:p>
          </table:table-cell>
          <table:table-cell table:formula="of:=[.$A14] &amp; &quot;1&quot; &amp; [.K$1]" office:value-type="string" office:string-value="ë1m">
            <text:p>ë1m</text:p>
          </table:table-cell>
          <table:table-cell table:formula="of:=[.$A14] &amp; &quot;1&quot; &amp; [.L$1]" office:value-type="string" office:string-value="ë1n">
            <text:p>ë1n</text:p>
          </table:table-cell>
          <table:table-cell table:formula="of:=[.$A14] &amp; &quot;1&quot; &amp; [.M$1]" office:value-type="string" office:string-value="ë1p">
            <text:p>ë1p</text:p>
          </table:table-cell>
          <table:table-cell table:formula="of:=[.$A14] &amp; &quot;1&quot; &amp; [.N$1]" office:value-type="string" office:string-value="ë1q">
            <text:p>ë1q</text:p>
          </table:table-cell>
          <table:table-cell table:formula="of:=[.$A14] &amp; &quot;1&quot; &amp; [.O$1]" office:value-type="string" office:string-value="ë1r">
            <text:p>ë1r</text:p>
          </table:table-cell>
          <table:table-cell table:formula="of:=[.$A14] &amp; &quot;1&quot; &amp; [.P$1]" office:value-type="string" office:string-value="ë1s">
            <text:p>ë1s</text:p>
          </table:table-cell>
          <table:table-cell table:formula="of:=[.$A14] &amp; &quot;1&quot; &amp; [.Q$1]" office:value-type="string" office:string-value="ë1t">
            <text:p>ë1t</text:p>
          </table:table-cell>
          <table:table-cell table:formula="of:=[.$A14] &amp; &quot;1&quot; &amp; [.R$1]" office:value-type="string" office:string-value="ë1v">
            <text:p>ë1v</text:p>
          </table:table-cell>
          <table:table-cell table:formula="of:=[.$A14] &amp; &quot;1&quot; &amp; [.S$1]" office:value-type="string" office:string-value="ë1w">
            <text:p>ë1w</text:p>
          </table:table-cell>
          <table:table-cell table:formula="of:=[.$A14] &amp; &quot;1&quot; &amp; [.T$1]" office:value-type="string" office:string-value="ë1x">
            <text:p>ë1x</text:p>
          </table:table-cell>
          <table:table-cell table:formula="of:=[.$A14] &amp; &quot;1&quot; &amp; [.U$1]" office:value-type="string" office:string-value="ë1z">
            <text:p>ë1z</text:p>
          </table:table-cell>
          <table:table-cell/>
          <table:table-cell table:formula="of:=[.$A14] &amp; &quot;1&quot; &amp; [.W$1]" office:value-type="string" office:string-value="ë1a">
            <text:p>ë1a</text:p>
          </table:table-cell>
          <table:table-cell table:formula="of:=[.$A14] &amp; &quot;1&quot; &amp; [.X$1]" office:value-type="string" office:string-value="ë1e">
            <text:p>ë1e</text:p>
          </table:table-cell>
          <table:table-cell table:formula="of:=[.$A14] &amp; &quot;1&quot; &amp; [.Y$1]" office:value-type="string" office:string-value="ë1i">
            <text:p>ë1i</text:p>
          </table:table-cell>
          <table:table-cell table:formula="of:=[.$A14] &amp; &quot;1&quot; &amp; [.Z$1]" office:value-type="string" office:string-value="ë1o">
            <text:p>ë1o</text:p>
          </table:table-cell>
          <table:table-cell table:formula="of:=[.$A14] &amp; &quot;1&quot; &amp; [.AA$1]" office:value-type="string" office:string-value="ë1u">
            <text:p>ë1u</text:p>
          </table:table-cell>
          <table:table-cell table:formula="of:=[.$A14] &amp; &quot;1&quot; &amp; [.AB$1]" office:value-type="string" office:string-value="ë1y">
            <text:p>ë1y</text:p>
          </table:table-cell>
          <table:table-cell table:formula="of:=[.$A14] &amp; &quot;1&quot; &amp; [.AC$1]" office:value-type="string" office:string-value="ë1á">
            <text:p>ë1á</text:p>
          </table:table-cell>
          <table:table-cell table:formula="of:=[.$A14] &amp; &quot;1&quot; &amp; [.AD$1]" office:value-type="string" office:string-value="ë1é">
            <text:p>ë1é</text:p>
          </table:table-cell>
          <table:table-cell table:formula="of:=[.$A14] &amp; &quot;1&quot; &amp; [.AE$1]" office:value-type="string" office:string-value="ë1í">
            <text:p>ë1í</text:p>
          </table:table-cell>
          <table:table-cell table:formula="of:=[.$A14] &amp; &quot;1&quot; &amp; [.AF$1]" office:value-type="string" office:string-value="ë1ó">
            <text:p>ë1ó</text:p>
          </table:table-cell>
          <table:table-cell table:formula="of:=[.$A14] &amp; &quot;1&quot; &amp; [.AG$1]" office:value-type="string" office:string-value="ë1ú">
            <text:p>ë1ú</text:p>
          </table:table-cell>
          <table:table-cell table:formula="of:=[.$A14] &amp; &quot;1&quot; &amp; [.AH$1]" office:value-type="string" office:string-value="ë1ý">
            <text:p>ë1ý</text:p>
          </table:table-cell>
          <table:table-cell table:formula="of:=[.$A14] &amp; &quot;1&quot; &amp; [.AI$1]" office:value-type="string" office:string-value="ë1ë">
            <text:p>ë1ë</text:p>
          </table:table-cell>
          <table:table-cell table:formula="of:=[.$A14] &amp; &quot;1&quot; &amp; [.AJ$1]" office:value-type="string" office:string-value="ë1æ">
            <text:p>ë1æ</text:p>
          </table:table-cell>
          <table:table-cell table:formula="of:=[.$A14] &amp; &quot;1&quot; &amp; [.AK$1]" office:value-type="string" office:string-value="ë1ä">
            <text:p>ë1ä</text:p>
          </table:table-cell>
          <table:table-cell table:formula="of:=[.$A14] &amp; &quot;1&quot; &amp; [.AL$1]" office:value-type="string" office:string-value="ë1õ">
            <text:p>ë1õ</text:p>
          </table:table-cell>
          <table:table-cell table:formula="of:=[.$A14] &amp; &quot;1&quot; &amp; [.AM$1]" office:value-type="string" office:string-value="ë1ö">
            <text:p>ë1ö</text:p>
          </table:table-cell>
          <table:table-cell table:number-columns-repeated="217"/>
        </table:table-row>
        <table:table-row table:style-name="ro1">
          <table:table-cell office:value-type="string">
            <text:p>æ</text:p>
          </table:table-cell>
          <table:table-cell table:formula="of:=[.$A15] &amp; &quot;1&quot; &amp; [.B$1]" office:value-type="string" office:string-value="æ1b">
            <text:p>æ1b</text:p>
          </table:table-cell>
          <table:table-cell table:formula="of:=[.$A15] &amp; &quot;1&quot; &amp; [.C$1]" office:value-type="string" office:string-value="æ1c">
            <text:p>æ1c</text:p>
          </table:table-cell>
          <table:table-cell table:formula="of:=[.$A15] &amp; &quot;1&quot; &amp; [.D$1]" office:value-type="string" office:string-value="æ1d">
            <text:p>æ1d</text:p>
          </table:table-cell>
          <table:table-cell table:formula="of:=[.$A15] &amp; &quot;1&quot; &amp; [.E$1]" office:value-type="string" office:string-value="æ1f">
            <text:p>æ1f</text:p>
          </table:table-cell>
          <table:table-cell table:formula="of:=[.$A15] &amp; &quot;1&quot; &amp; [.F$1]" office:value-type="string" office:string-value="æ1g">
            <text:p>æ1g</text:p>
          </table:table-cell>
          <table:table-cell table:formula="of:=[.$A15] &amp; &quot;1&quot; &amp; [.G$1]" office:value-type="string" office:string-value="æ1h">
            <text:p>æ1h</text:p>
          </table:table-cell>
          <table:table-cell table:formula="of:=[.$A15] &amp; &quot;1&quot; &amp; [.H$1]" office:value-type="string" office:string-value="æ1j">
            <text:p>æ1j</text:p>
          </table:table-cell>
          <table:table-cell table:formula="of:=[.$A15] &amp; &quot;1&quot; &amp; [.I$1]" office:value-type="string" office:string-value="æ1k">
            <text:p>æ1k</text:p>
          </table:table-cell>
          <table:table-cell table:formula="of:=[.$A15] &amp; &quot;1&quot; &amp; [.J$1]" office:value-type="string" office:string-value="æ1l">
            <text:p>æ1l</text:p>
          </table:table-cell>
          <table:table-cell table:formula="of:=[.$A15] &amp; &quot;1&quot; &amp; [.K$1]" office:value-type="string" office:string-value="æ1m">
            <text:p>æ1m</text:p>
          </table:table-cell>
          <table:table-cell table:formula="of:=[.$A15] &amp; &quot;1&quot; &amp; [.L$1]" office:value-type="string" office:string-value="æ1n">
            <text:p>æ1n</text:p>
          </table:table-cell>
          <table:table-cell table:formula="of:=[.$A15] &amp; &quot;1&quot; &amp; [.M$1]" office:value-type="string" office:string-value="æ1p">
            <text:p>æ1p</text:p>
          </table:table-cell>
          <table:table-cell table:formula="of:=[.$A15] &amp; &quot;1&quot; &amp; [.N$1]" office:value-type="string" office:string-value="æ1q">
            <text:p>æ1q</text:p>
          </table:table-cell>
          <table:table-cell table:formula="of:=[.$A15] &amp; &quot;1&quot; &amp; [.O$1]" office:value-type="string" office:string-value="æ1r">
            <text:p>æ1r</text:p>
          </table:table-cell>
          <table:table-cell table:formula="of:=[.$A15] &amp; &quot;1&quot; &amp; [.P$1]" office:value-type="string" office:string-value="æ1s">
            <text:p>æ1s</text:p>
          </table:table-cell>
          <table:table-cell table:formula="of:=[.$A15] &amp; &quot;1&quot; &amp; [.Q$1]" office:value-type="string" office:string-value="æ1t">
            <text:p>æ1t</text:p>
          </table:table-cell>
          <table:table-cell table:formula="of:=[.$A15] &amp; &quot;1&quot; &amp; [.R$1]" office:value-type="string" office:string-value="æ1v">
            <text:p>æ1v</text:p>
          </table:table-cell>
          <table:table-cell table:formula="of:=[.$A15] &amp; &quot;1&quot; &amp; [.S$1]" office:value-type="string" office:string-value="æ1w">
            <text:p>æ1w</text:p>
          </table:table-cell>
          <table:table-cell table:formula="of:=[.$A15] &amp; &quot;1&quot; &amp; [.T$1]" office:value-type="string" office:string-value="æ1x">
            <text:p>æ1x</text:p>
          </table:table-cell>
          <table:table-cell table:formula="of:=[.$A15] &amp; &quot;1&quot; &amp; [.U$1]" office:value-type="string" office:string-value="æ1z">
            <text:p>æ1z</text:p>
          </table:table-cell>
          <table:table-cell/>
          <table:table-cell table:formula="of:=[.$A15] &amp; &quot;1&quot; &amp; [.W$1]" office:value-type="string" office:string-value="æ1a">
            <text:p>æ1a</text:p>
          </table:table-cell>
          <table:table-cell table:formula="of:=[.$A15] &amp; &quot;1&quot; &amp; [.X$1]" office:value-type="string" office:string-value="æ1e">
            <text:p>æ1e</text:p>
          </table:table-cell>
          <table:table-cell table:formula="of:=[.$A15] &amp; &quot;1&quot; &amp; [.Y$1]" office:value-type="string" office:string-value="æ1i">
            <text:p>æ1i</text:p>
          </table:table-cell>
          <table:table-cell table:formula="of:=[.$A15] &amp; &quot;1&quot; &amp; [.Z$1]" office:value-type="string" office:string-value="æ1o">
            <text:p>æ1o</text:p>
          </table:table-cell>
          <table:table-cell table:formula="of:=[.$A15] &amp; &quot;1&quot; &amp; [.AA$1]" office:value-type="string" office:string-value="æ1u">
            <text:p>æ1u</text:p>
          </table:table-cell>
          <table:table-cell table:formula="of:=[.$A15] &amp; &quot;1&quot; &amp; [.AB$1]" office:value-type="string" office:string-value="æ1y">
            <text:p>æ1y</text:p>
          </table:table-cell>
          <table:table-cell table:formula="of:=[.$A15] &amp; &quot;1&quot; &amp; [.AC$1]" office:value-type="string" office:string-value="æ1á">
            <text:p>æ1á</text:p>
          </table:table-cell>
          <table:table-cell table:formula="of:=[.$A15] &amp; &quot;1&quot; &amp; [.AD$1]" office:value-type="string" office:string-value="æ1é">
            <text:p>æ1é</text:p>
          </table:table-cell>
          <table:table-cell table:formula="of:=[.$A15] &amp; &quot;1&quot; &amp; [.AE$1]" office:value-type="string" office:string-value="æ1í">
            <text:p>æ1í</text:p>
          </table:table-cell>
          <table:table-cell table:formula="of:=[.$A15] &amp; &quot;1&quot; &amp; [.AF$1]" office:value-type="string" office:string-value="æ1ó">
            <text:p>æ1ó</text:p>
          </table:table-cell>
          <table:table-cell table:formula="of:=[.$A15] &amp; &quot;1&quot; &amp; [.AG$1]" office:value-type="string" office:string-value="æ1ú">
            <text:p>æ1ú</text:p>
          </table:table-cell>
          <table:table-cell table:formula="of:=[.$A15] &amp; &quot;1&quot; &amp; [.AH$1]" office:value-type="string" office:string-value="æ1ý">
            <text:p>æ1ý</text:p>
          </table:table-cell>
          <table:table-cell table:formula="of:=[.$A15] &amp; &quot;1&quot; &amp; [.AI$1]" office:value-type="string" office:string-value="æ1ë">
            <text:p>æ1ë</text:p>
          </table:table-cell>
          <table:table-cell table:formula="of:=[.$A15] &amp; &quot;1&quot; &amp; [.AJ$1]" office:value-type="string" office:string-value="æ1æ">
            <text:p>æ1æ</text:p>
          </table:table-cell>
          <table:table-cell table:formula="of:=[.$A15] &amp; &quot;1&quot; &amp; [.AK$1]" office:value-type="string" office:string-value="æ1ä">
            <text:p>æ1ä</text:p>
          </table:table-cell>
          <table:table-cell table:formula="of:=[.$A15] &amp; &quot;1&quot; &amp; [.AL$1]" office:value-type="string" office:string-value="æ1õ">
            <text:p>æ1õ</text:p>
          </table:table-cell>
          <table:table-cell table:formula="of:=[.$A15] &amp; &quot;1&quot; &amp; [.AM$1]" office:value-type="string" office:string-value="æ1ö">
            <text:p>æ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ä</text:p>
          </table:table-cell>
          <table:table-cell table:formula="of:=[.$A16] &amp; &quot;1&quot; &amp; [.B$1]" office:value-type="string" office:string-value="ä1b">
            <text:p>ä1b</text:p>
          </table:table-cell>
          <table:table-cell table:formula="of:=[.$A16] &amp; &quot;1&quot; &amp; [.C$1]" office:value-type="string" office:string-value="ä1c">
            <text:p>ä1c</text:p>
          </table:table-cell>
          <table:table-cell table:formula="of:=[.$A16] &amp; &quot;1&quot; &amp; [.D$1]" office:value-type="string" office:string-value="ä1d">
            <text:p>ä1d</text:p>
          </table:table-cell>
          <table:table-cell table:formula="of:=[.$A16] &amp; &quot;1&quot; &amp; [.E$1]" office:value-type="string" office:string-value="ä1f">
            <text:p>ä1f</text:p>
          </table:table-cell>
          <table:table-cell table:formula="of:=[.$A16] &amp; &quot;1&quot; &amp; [.F$1]" office:value-type="string" office:string-value="ä1g">
            <text:p>ä1g</text:p>
          </table:table-cell>
          <table:table-cell table:formula="of:=[.$A16] &amp; &quot;1&quot; &amp; [.G$1]" office:value-type="string" office:string-value="ä1h">
            <text:p>ä1h</text:p>
          </table:table-cell>
          <table:table-cell table:formula="of:=[.$A16] &amp; &quot;1&quot; &amp; [.H$1]" office:value-type="string" office:string-value="ä1j">
            <text:p>ä1j</text:p>
          </table:table-cell>
          <table:table-cell table:formula="of:=[.$A16] &amp; &quot;1&quot; &amp; [.I$1]" office:value-type="string" office:string-value="ä1k">
            <text:p>ä1k</text:p>
          </table:table-cell>
          <table:table-cell table:formula="of:=[.$A16] &amp; &quot;1&quot; &amp; [.J$1]" office:value-type="string" office:string-value="ä1l">
            <text:p>ä1l</text:p>
          </table:table-cell>
          <table:table-cell table:formula="of:=[.$A16] &amp; &quot;1&quot; &amp; [.K$1]" office:value-type="string" office:string-value="ä1m">
            <text:p>ä1m</text:p>
          </table:table-cell>
          <table:table-cell table:formula="of:=[.$A16] &amp; &quot;1&quot; &amp; [.L$1]" office:value-type="string" office:string-value="ä1n">
            <text:p>ä1n</text:p>
          </table:table-cell>
          <table:table-cell table:formula="of:=[.$A16] &amp; &quot;1&quot; &amp; [.M$1]" office:value-type="string" office:string-value="ä1p">
            <text:p>ä1p</text:p>
          </table:table-cell>
          <table:table-cell table:formula="of:=[.$A16] &amp; &quot;1&quot; &amp; [.N$1]" office:value-type="string" office:string-value="ä1q">
            <text:p>ä1q</text:p>
          </table:table-cell>
          <table:table-cell table:formula="of:=[.$A16] &amp; &quot;1&quot; &amp; [.O$1]" office:value-type="string" office:string-value="ä1r">
            <text:p>ä1r</text:p>
          </table:table-cell>
          <table:table-cell table:formula="of:=[.$A16] &amp; &quot;1&quot; &amp; [.P$1]" office:value-type="string" office:string-value="ä1s">
            <text:p>ä1s</text:p>
          </table:table-cell>
          <table:table-cell table:formula="of:=[.$A16] &amp; &quot;1&quot; &amp; [.Q$1]" office:value-type="string" office:string-value="ä1t">
            <text:p>ä1t</text:p>
          </table:table-cell>
          <table:table-cell table:formula="of:=[.$A16] &amp; &quot;1&quot; &amp; [.R$1]" office:value-type="string" office:string-value="ä1v">
            <text:p>ä1v</text:p>
          </table:table-cell>
          <table:table-cell table:formula="of:=[.$A16] &amp; &quot;1&quot; &amp; [.S$1]" office:value-type="string" office:string-value="ä1w">
            <text:p>ä1w</text:p>
          </table:table-cell>
          <table:table-cell table:formula="of:=[.$A16] &amp; &quot;1&quot; &amp; [.T$1]" office:value-type="string" office:string-value="ä1x">
            <text:p>ä1x</text:p>
          </table:table-cell>
          <table:table-cell table:formula="of:=[.$A16] &amp; &quot;1&quot; &amp; [.U$1]" office:value-type="string" office:string-value="ä1z">
            <text:p>ä1z</text:p>
          </table:table-cell>
          <table:table-cell/>
          <table:table-cell table:formula="of:=[.$A16] &amp; &quot;1&quot; &amp; [.W$1]" office:value-type="string" office:string-value="ä1a">
            <text:p>ä1a</text:p>
          </table:table-cell>
          <table:table-cell table:formula="of:=[.$A16] &amp; &quot;1&quot; &amp; [.X$1]" office:value-type="string" office:string-value="ä1e">
            <text:p>ä1e</text:p>
          </table:table-cell>
          <table:table-cell table:formula="of:=[.$A16] &amp; &quot;1&quot; &amp; [.Y$1]" office:value-type="string" office:string-value="ä1i">
            <text:p>ä1i</text:p>
          </table:table-cell>
          <table:table-cell table:formula="of:=[.$A16] &amp; &quot;1&quot; &amp; [.Z$1]" office:value-type="string" office:string-value="ä1o">
            <text:p>ä1o</text:p>
          </table:table-cell>
          <table:table-cell table:formula="of:=[.$A16] &amp; &quot;1&quot; &amp; [.AA$1]" office:value-type="string" office:string-value="ä1u">
            <text:p>ä1u</text:p>
          </table:table-cell>
          <table:table-cell table:formula="of:=[.$A16] &amp; &quot;1&quot; &amp; [.AB$1]" office:value-type="string" office:string-value="ä1y">
            <text:p>ä1y</text:p>
          </table:table-cell>
          <table:table-cell table:formula="of:=[.$A16] &amp; &quot;1&quot; &amp; [.AC$1]" office:value-type="string" office:string-value="ä1á">
            <text:p>ä1á</text:p>
          </table:table-cell>
          <table:table-cell table:formula="of:=[.$A16] &amp; &quot;1&quot; &amp; [.AD$1]" office:value-type="string" office:string-value="ä1é">
            <text:p>ä1é</text:p>
          </table:table-cell>
          <table:table-cell table:formula="of:=[.$A16] &amp; &quot;1&quot; &amp; [.AE$1]" office:value-type="string" office:string-value="ä1í">
            <text:p>ä1í</text:p>
          </table:table-cell>
          <table:table-cell table:formula="of:=[.$A16] &amp; &quot;1&quot; &amp; [.AF$1]" office:value-type="string" office:string-value="ä1ó">
            <text:p>ä1ó</text:p>
          </table:table-cell>
          <table:table-cell table:formula="of:=[.$A16] &amp; &quot;1&quot; &amp; [.AG$1]" office:value-type="string" office:string-value="ä1ú">
            <text:p>ä1ú</text:p>
          </table:table-cell>
          <table:table-cell table:formula="of:=[.$A16] &amp; &quot;1&quot; &amp; [.AH$1]" office:value-type="string" office:string-value="ä1ý">
            <text:p>ä1ý</text:p>
          </table:table-cell>
          <table:table-cell table:formula="of:=[.$A16] &amp; &quot;1&quot; &amp; [.AI$1]" office:value-type="string" office:string-value="ä1ë">
            <text:p>ä1ë</text:p>
          </table:table-cell>
          <table:table-cell table:formula="of:=[.$A16] &amp; &quot;1&quot; &amp; [.AJ$1]" office:value-type="string" office:string-value="ä1æ">
            <text:p>ä1æ</text:p>
          </table:table-cell>
          <table:table-cell table:formula="of:=[.$A16] &amp; &quot;1&quot; &amp; [.AK$1]" office:value-type="string" office:string-value="ä1ä">
            <text:p>ä1ä</text:p>
          </table:table-cell>
          <table:table-cell table:formula="of:=[.$A16] &amp; &quot;1&quot; &amp; [.AL$1]" office:value-type="string" office:string-value="ä1õ">
            <text:p>ä1õ</text:p>
          </table:table-cell>
          <table:table-cell table:formula="of:=[.$A16] &amp; &quot;1&quot; &amp; [.AM$1]" office:value-type="string" office:string-value="ä1ö">
            <text:p>ä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õ</text:p>
          </table:table-cell>
          <table:table-cell table:formula="of:=[.$A17] &amp; &quot;1&quot; &amp; [.B$1]" office:value-type="string" office:string-value="õ1b">
            <text:p>õ1b</text:p>
          </table:table-cell>
          <table:table-cell table:formula="of:=[.$A17] &amp; &quot;1&quot; &amp; [.C$1]" office:value-type="string" office:string-value="õ1c">
            <text:p>õ1c</text:p>
          </table:table-cell>
          <table:table-cell table:formula="of:=[.$A17] &amp; &quot;1&quot; &amp; [.D$1]" office:value-type="string" office:string-value="õ1d">
            <text:p>õ1d</text:p>
          </table:table-cell>
          <table:table-cell table:formula="of:=[.$A17] &amp; &quot;1&quot; &amp; [.E$1]" office:value-type="string" office:string-value="õ1f">
            <text:p>õ1f</text:p>
          </table:table-cell>
          <table:table-cell table:formula="of:=[.$A17] &amp; &quot;1&quot; &amp; [.F$1]" office:value-type="string" office:string-value="õ1g">
            <text:p>õ1g</text:p>
          </table:table-cell>
          <table:table-cell table:formula="of:=[.$A17] &amp; &quot;1&quot; &amp; [.G$1]" office:value-type="string" office:string-value="õ1h">
            <text:p>õ1h</text:p>
          </table:table-cell>
          <table:table-cell table:formula="of:=[.$A17] &amp; &quot;1&quot; &amp; [.H$1]" office:value-type="string" office:string-value="õ1j">
            <text:p>õ1j</text:p>
          </table:table-cell>
          <table:table-cell table:formula="of:=[.$A17] &amp; &quot;1&quot; &amp; [.I$1]" office:value-type="string" office:string-value="õ1k">
            <text:p>õ1k</text:p>
          </table:table-cell>
          <table:table-cell table:formula="of:=[.$A17] &amp; &quot;1&quot; &amp; [.J$1]" office:value-type="string" office:string-value="õ1l">
            <text:p>õ1l</text:p>
          </table:table-cell>
          <table:table-cell table:formula="of:=[.$A17] &amp; &quot;1&quot; &amp; [.K$1]" office:value-type="string" office:string-value="õ1m">
            <text:p>õ1m</text:p>
          </table:table-cell>
          <table:table-cell table:formula="of:=[.$A17] &amp; &quot;1&quot; &amp; [.L$1]" office:value-type="string" office:string-value="õ1n">
            <text:p>õ1n</text:p>
          </table:table-cell>
          <table:table-cell table:formula="of:=[.$A17] &amp; &quot;1&quot; &amp; [.M$1]" office:value-type="string" office:string-value="õ1p">
            <text:p>õ1p</text:p>
          </table:table-cell>
          <table:table-cell table:formula="of:=[.$A17] &amp; &quot;1&quot; &amp; [.N$1]" office:value-type="string" office:string-value="õ1q">
            <text:p>õ1q</text:p>
          </table:table-cell>
          <table:table-cell table:formula="of:=[.$A17] &amp; &quot;1&quot; &amp; [.O$1]" office:value-type="string" office:string-value="õ1r">
            <text:p>õ1r</text:p>
          </table:table-cell>
          <table:table-cell table:formula="of:=[.$A17] &amp; &quot;1&quot; &amp; [.P$1]" office:value-type="string" office:string-value="õ1s">
            <text:p>õ1s</text:p>
          </table:table-cell>
          <table:table-cell table:formula="of:=[.$A17] &amp; &quot;1&quot; &amp; [.Q$1]" office:value-type="string" office:string-value="õ1t">
            <text:p>õ1t</text:p>
          </table:table-cell>
          <table:table-cell table:formula="of:=[.$A17] &amp; &quot;1&quot; &amp; [.R$1]" office:value-type="string" office:string-value="õ1v">
            <text:p>õ1v</text:p>
          </table:table-cell>
          <table:table-cell table:formula="of:=[.$A17] &amp; &quot;1&quot; &amp; [.S$1]" office:value-type="string" office:string-value="õ1w">
            <text:p>õ1w</text:p>
          </table:table-cell>
          <table:table-cell table:formula="of:=[.$A17] &amp; &quot;1&quot; &amp; [.T$1]" office:value-type="string" office:string-value="õ1x">
            <text:p>õ1x</text:p>
          </table:table-cell>
          <table:table-cell table:formula="of:=[.$A17] &amp; &quot;1&quot; &amp; [.U$1]" office:value-type="string" office:string-value="õ1z">
            <text:p>õ1z</text:p>
          </table:table-cell>
          <table:table-cell/>
          <table:table-cell table:formula="of:=[.$A17] &amp; &quot;1&quot; &amp; [.W$1]" office:value-type="string" office:string-value="õ1a">
            <text:p>õ1a</text:p>
          </table:table-cell>
          <table:table-cell table:formula="of:=[.$A17] &amp; &quot;1&quot; &amp; [.X$1]" office:value-type="string" office:string-value="õ1e">
            <text:p>õ1e</text:p>
          </table:table-cell>
          <table:table-cell table:formula="of:=[.$A17] &amp; &quot;1&quot; &amp; [.Y$1]" office:value-type="string" office:string-value="õ1i">
            <text:p>õ1i</text:p>
          </table:table-cell>
          <table:table-cell table:formula="of:=[.$A17] &amp; &quot;1&quot; &amp; [.Z$1]" office:value-type="string" office:string-value="õ1o">
            <text:p>õ1o</text:p>
          </table:table-cell>
          <table:table-cell table:formula="of:=[.$A17] &amp; &quot;1&quot; &amp; [.AA$1]" office:value-type="string" office:string-value="õ1u">
            <text:p>õ1u</text:p>
          </table:table-cell>
          <table:table-cell table:formula="of:=[.$A17] &amp; &quot;1&quot; &amp; [.AB$1]" office:value-type="string" office:string-value="õ1y">
            <text:p>õ1y</text:p>
          </table:table-cell>
          <table:table-cell table:formula="of:=[.$A17] &amp; &quot;1&quot; &amp; [.AC$1]" office:value-type="string" office:string-value="õ1á">
            <text:p>õ1á</text:p>
          </table:table-cell>
          <table:table-cell table:formula="of:=[.$A17] &amp; &quot;1&quot; &amp; [.AD$1]" office:value-type="string" office:string-value="õ1é">
            <text:p>õ1é</text:p>
          </table:table-cell>
          <table:table-cell table:formula="of:=[.$A17] &amp; &quot;1&quot; &amp; [.AE$1]" office:value-type="string" office:string-value="õ1í">
            <text:p>õ1í</text:p>
          </table:table-cell>
          <table:table-cell table:formula="of:=[.$A17] &amp; &quot;1&quot; &amp; [.AF$1]" office:value-type="string" office:string-value="õ1ó">
            <text:p>õ1ó</text:p>
          </table:table-cell>
          <table:table-cell table:formula="of:=[.$A17] &amp; &quot;1&quot; &amp; [.AG$1]" office:value-type="string" office:string-value="õ1ú">
            <text:p>õ1ú</text:p>
          </table:table-cell>
          <table:table-cell table:formula="of:=[.$A17] &amp; &quot;1&quot; &amp; [.AH$1]" office:value-type="string" office:string-value="õ1ý">
            <text:p>õ1ý</text:p>
          </table:table-cell>
          <table:table-cell table:formula="of:=[.$A17] &amp; &quot;1&quot; &amp; [.AI$1]" office:value-type="string" office:string-value="õ1ë">
            <text:p>õ1ë</text:p>
          </table:table-cell>
          <table:table-cell table:formula="of:=[.$A17] &amp; &quot;1&quot; &amp; [.AJ$1]" office:value-type="string" office:string-value="õ1æ">
            <text:p>õ1æ</text:p>
          </table:table-cell>
          <table:table-cell table:formula="of:=[.$A17] &amp; &quot;1&quot; &amp; [.AK$1]" office:value-type="string" office:string-value="õ1ä">
            <text:p>õ1ä</text:p>
          </table:table-cell>
          <table:table-cell table:formula="of:=[.$A17] &amp; &quot;1&quot; &amp; [.AL$1]" office:value-type="string" office:string-value="õ1õ">
            <text:p>õ1õ</text:p>
          </table:table-cell>
          <table:table-cell table:formula="of:=[.$A17] &amp; &quot;1&quot; &amp; [.AM$1]" office:value-type="string" office:string-value="õ1ö">
            <text:p>õ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ö</text:p>
          </table:table-cell>
          <table:table-cell table:formula="of:=[.$A18] &amp; &quot;1&quot; &amp; [.B$1]" office:value-type="string" office:string-value="ö1b">
            <text:p>ö1b</text:p>
          </table:table-cell>
          <table:table-cell table:formula="of:=[.$A18] &amp; &quot;1&quot; &amp; [.C$1]" office:value-type="string" office:string-value="ö1c">
            <text:p>ö1c</text:p>
          </table:table-cell>
          <table:table-cell table:formula="of:=[.$A18] &amp; &quot;1&quot; &amp; [.D$1]" office:value-type="string" office:string-value="ö1d">
            <text:p>ö1d</text:p>
          </table:table-cell>
          <table:table-cell table:formula="of:=[.$A18] &amp; &quot;1&quot; &amp; [.E$1]" office:value-type="string" office:string-value="ö1f">
            <text:p>ö1f</text:p>
          </table:table-cell>
          <table:table-cell table:formula="of:=[.$A18] &amp; &quot;1&quot; &amp; [.F$1]" office:value-type="string" office:string-value="ö1g">
            <text:p>ö1g</text:p>
          </table:table-cell>
          <table:table-cell table:formula="of:=[.$A18] &amp; &quot;1&quot; &amp; [.G$1]" office:value-type="string" office:string-value="ö1h">
            <text:p>ö1h</text:p>
          </table:table-cell>
          <table:table-cell table:formula="of:=[.$A18] &amp; &quot;1&quot; &amp; [.H$1]" office:value-type="string" office:string-value="ö1j">
            <text:p>ö1j</text:p>
          </table:table-cell>
          <table:table-cell table:formula="of:=[.$A18] &amp; &quot;1&quot; &amp; [.I$1]" office:value-type="string" office:string-value="ö1k">
            <text:p>ö1k</text:p>
          </table:table-cell>
          <table:table-cell table:formula="of:=[.$A18] &amp; &quot;1&quot; &amp; [.J$1]" office:value-type="string" office:string-value="ö1l">
            <text:p>ö1l</text:p>
          </table:table-cell>
          <table:table-cell table:formula="of:=[.$A18] &amp; &quot;1&quot; &amp; [.K$1]" office:value-type="string" office:string-value="ö1m">
            <text:p>ö1m</text:p>
          </table:table-cell>
          <table:table-cell table:formula="of:=[.$A18] &amp; &quot;1&quot; &amp; [.L$1]" office:value-type="string" office:string-value="ö1n">
            <text:p>ö1n</text:p>
          </table:table-cell>
          <table:table-cell table:formula="of:=[.$A18] &amp; &quot;1&quot; &amp; [.M$1]" office:value-type="string" office:string-value="ö1p">
            <text:p>ö1p</text:p>
          </table:table-cell>
          <table:table-cell table:formula="of:=[.$A18] &amp; &quot;1&quot; &amp; [.N$1]" office:value-type="string" office:string-value="ö1q">
            <text:p>ö1q</text:p>
          </table:table-cell>
          <table:table-cell table:formula="of:=[.$A18] &amp; &quot;1&quot; &amp; [.O$1]" office:value-type="string" office:string-value="ö1r">
            <text:p>ö1r</text:p>
          </table:table-cell>
          <table:table-cell table:formula="of:=[.$A18] &amp; &quot;1&quot; &amp; [.P$1]" office:value-type="string" office:string-value="ö1s">
            <text:p>ö1s</text:p>
          </table:table-cell>
          <table:table-cell table:formula="of:=[.$A18] &amp; &quot;1&quot; &amp; [.Q$1]" office:value-type="string" office:string-value="ö1t">
            <text:p>ö1t</text:p>
          </table:table-cell>
          <table:table-cell table:formula="of:=[.$A18] &amp; &quot;1&quot; &amp; [.R$1]" office:value-type="string" office:string-value="ö1v">
            <text:p>ö1v</text:p>
          </table:table-cell>
          <table:table-cell table:formula="of:=[.$A18] &amp; &quot;1&quot; &amp; [.S$1]" office:value-type="string" office:string-value="ö1w">
            <text:p>ö1w</text:p>
          </table:table-cell>
          <table:table-cell table:formula="of:=[.$A18] &amp; &quot;1&quot; &amp; [.T$1]" office:value-type="string" office:string-value="ö1x">
            <text:p>ö1x</text:p>
          </table:table-cell>
          <table:table-cell table:formula="of:=[.$A18] &amp; &quot;1&quot; &amp; [.U$1]" office:value-type="string" office:string-value="ö1z">
            <text:p>ö1z</text:p>
          </table:table-cell>
          <table:table-cell/>
          <table:table-cell table:formula="of:=[.$A18] &amp; &quot;1&quot; &amp; [.W$1]" office:value-type="string" office:string-value="ö1a">
            <text:p>ö1a</text:p>
          </table:table-cell>
          <table:table-cell table:formula="of:=[.$A18] &amp; &quot;1&quot; &amp; [.X$1]" office:value-type="string" office:string-value="ö1e">
            <text:p>ö1e</text:p>
          </table:table-cell>
          <table:table-cell table:formula="of:=[.$A18] &amp; &quot;1&quot; &amp; [.Y$1]" office:value-type="string" office:string-value="ö1i">
            <text:p>ö1i</text:p>
          </table:table-cell>
          <table:table-cell table:formula="of:=[.$A18] &amp; &quot;1&quot; &amp; [.Z$1]" office:value-type="string" office:string-value="ö1o">
            <text:p>ö1o</text:p>
          </table:table-cell>
          <table:table-cell table:formula="of:=[.$A18] &amp; &quot;1&quot; &amp; [.AA$1]" office:value-type="string" office:string-value="ö1u">
            <text:p>ö1u</text:p>
          </table:table-cell>
          <table:table-cell table:formula="of:=[.$A18] &amp; &quot;1&quot; &amp; [.AB$1]" office:value-type="string" office:string-value="ö1y">
            <text:p>ö1y</text:p>
          </table:table-cell>
          <table:table-cell table:formula="of:=[.$A18] &amp; &quot;1&quot; &amp; [.AC$1]" office:value-type="string" office:string-value="ö1á">
            <text:p>ö1á</text:p>
          </table:table-cell>
          <table:table-cell table:formula="of:=[.$A18] &amp; &quot;1&quot; &amp; [.AD$1]" office:value-type="string" office:string-value="ö1é">
            <text:p>ö1é</text:p>
          </table:table-cell>
          <table:table-cell table:formula="of:=[.$A18] &amp; &quot;1&quot; &amp; [.AE$1]" office:value-type="string" office:string-value="ö1í">
            <text:p>ö1í</text:p>
          </table:table-cell>
          <table:table-cell table:formula="of:=[.$A18] &amp; &quot;1&quot; &amp; [.AF$1]" office:value-type="string" office:string-value="ö1ó">
            <text:p>ö1ó</text:p>
          </table:table-cell>
          <table:table-cell table:formula="of:=[.$A18] &amp; &quot;1&quot; &amp; [.AG$1]" office:value-type="string" office:string-value="ö1ú">
            <text:p>ö1ú</text:p>
          </table:table-cell>
          <table:table-cell table:formula="of:=[.$A18] &amp; &quot;1&quot; &amp; [.AH$1]" office:value-type="string" office:string-value="ö1ý">
            <text:p>ö1ý</text:p>
          </table:table-cell>
          <table:table-cell table:formula="of:=[.$A18] &amp; &quot;1&quot; &amp; [.AI$1]" office:value-type="string" office:string-value="ö1ë">
            <text:p>ö1ë</text:p>
          </table:table-cell>
          <table:table-cell table:formula="of:=[.$A18] &amp; &quot;1&quot; &amp; [.AJ$1]" office:value-type="string" office:string-value="ö1æ">
            <text:p>ö1æ</text:p>
          </table:table-cell>
          <table:table-cell table:formula="of:=[.$A18] &amp; &quot;1&quot; &amp; [.AK$1]" office:value-type="string" office:string-value="ö1ä">
            <text:p>ö1ä</text:p>
          </table:table-cell>
          <table:table-cell table:formula="of:=[.$A18] &amp; &quot;1&quot; &amp; [.AL$1]" office:value-type="string" office:string-value="ö1õ">
            <text:p>ö1õ</text:p>
          </table:table-cell>
          <table:table-cell table:formula="of:=[.$A18] &amp; &quot;1&quot; &amp; [.AM$1]" office:value-type="string" office:string-value="ö1ö">
            <text:p>ö1ö</text:p>
          </table:table-cell>
          <table:table-cell table:number-columns-repeated="217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office:value-type="string">
            <text:p>b</text:p>
          </table:table-cell>
          <table:table-cell table:formula="of:=&quot;2&quot; &amp; [.$A20] &amp; &quot;1&quot; &amp; [.B$1]" office:value-type="string" office:string-value="2b1b">
            <text:p>2b1b</text:p>
          </table:table-cell>
          <table:table-cell table:formula="of:=&quot;2&quot; &amp; [.$A20] &amp; &quot;1&quot; &amp; [.C$1]" office:value-type="string" office:string-value="2b1c">
            <text:p>2b1c</text:p>
          </table:table-cell>
          <table:table-cell table:formula="of:=&quot;2&quot; &amp; [.$A20] &amp; &quot;1&quot; &amp; [.D$1]" office:value-type="string" office:string-value="2b1d">
            <text:p>2b1d</text:p>
          </table:table-cell>
          <table:table-cell table:formula="of:=&quot;2&quot; &amp; [.$A20] &amp; &quot;1&quot; &amp; [.E$1]" office:value-type="string" office:string-value="2b1f">
            <text:p>2b1f</text:p>
          </table:table-cell>
          <table:table-cell table:formula="of:=&quot;2&quot; &amp; [.$A20] &amp; &quot;1&quot; &amp; [.F$1]" office:value-type="string" office:string-value="2b1g">
            <text:p>2b1g</text:p>
          </table:table-cell>
          <table:table-cell table:formula="of:=&quot;2&quot; &amp; [.$A20] &amp; &quot;1&quot; &amp; [.G$1]" office:value-type="string" office:string-value="2b1h">
            <text:p>2b1h</text:p>
          </table:table-cell>
          <table:table-cell table:formula="of:=&quot;2&quot; &amp; [.$A20] &amp; &quot;1&quot; &amp; [.H$1]" office:value-type="string" office:string-value="2b1j">
            <text:p>2b1j</text:p>
          </table:table-cell>
          <table:table-cell table:formula="of:=&quot;2&quot; &amp; [.$A20] &amp; &quot;1&quot; &amp; [.I$1]" office:value-type="string" office:string-value="2b1k">
            <text:p>2b1k</text:p>
          </table:table-cell>
          <table:table-cell table:formula="of:=&quot;%2&quot; &amp; [.$A20] &amp; &quot;1&quot; &amp; [.J$1]" office:value-type="string" office:string-value="%2b1l">
            <text:p>%2b1l</text:p>
          </table:table-cell>
          <table:table-cell table:formula="of:=&quot;2&quot; &amp; [.$A20] &amp; &quot;1&quot; &amp; [.K$1]" office:value-type="string" office:string-value="2b1m">
            <text:p>2b1m</text:p>
          </table:table-cell>
          <table:table-cell table:formula="of:=&quot;2&quot; &amp; [.$A20] &amp; &quot;1&quot; &amp; [.L$1]" office:value-type="string" office:string-value="2b1n">
            <text:p>2b1n</text:p>
          </table:table-cell>
          <table:table-cell table:formula="of:=&quot;2&quot; &amp; [.$A20] &amp; &quot;1&quot; &amp; [.M$1]" office:value-type="string" office:string-value="2b1p">
            <text:p>2b1p</text:p>
          </table:table-cell>
          <table:table-cell table:formula="of:=&quot;2&quot; &amp; [.$A20] &amp; &quot;1&quot; &amp; [.N$1]" office:value-type="string" office:string-value="2b1q">
            <text:p>2b1q</text:p>
          </table:table-cell>
          <table:table-cell table:formula="of:=&quot;%2&quot; &amp; [.$A20] &amp; &quot;1&quot; &amp; [.O$1]" office:value-type="string" office:string-value="%2b1r">
            <text:p>%2b1r</text:p>
          </table:table-cell>
          <table:table-cell table:formula="of:=&quot;2&quot; &amp; [.$A20] &amp; &quot;1&quot; &amp; [.P$1]" office:value-type="string" office:string-value="2b1s">
            <text:p>2b1s</text:p>
          </table:table-cell>
          <table:table-cell table:formula="of:=&quot;2&quot; &amp; [.$A20] &amp; &quot;1&quot; &amp; [.Q$1]" office:value-type="string" office:string-value="2b1t">
            <text:p>2b1t</text:p>
          </table:table-cell>
          <table:table-cell table:formula="of:=&quot;2&quot; &amp; [.$A20] &amp; &quot;1&quot; &amp; [.R$1]" office:value-type="string" office:string-value="2b1v">
            <text:p>2b1v</text:p>
          </table:table-cell>
          <table:table-cell table:formula="of:=&quot;2&quot; &amp; [.$A20] &amp; &quot;1&quot; &amp; [.S$1]" office:value-type="string" office:string-value="2b1w">
            <text:p>2b1w</text:p>
          </table:table-cell>
          <table:table-cell table:formula="of:=&quot;2&quot; &amp; [.$A20] &amp; &quot;1&quot; &amp; [.T$1]" office:value-type="string" office:string-value="2b1x">
            <text:p>2b1x</text:p>
          </table:table-cell>
          <table:table-cell table:formula="of:=&quot;2&quot; &amp; [.$A20] &amp; &quot;1&quot; &amp; [.U$1]" office:value-type="string" office:string-value="2b1z">
            <text:p>2b1z</text:p>
          </table:table-cell>
          <table:table-cell table:number-columns-repeated="235"/>
        </table:table-row>
        <table:table-row table:style-name="ro1">
          <table:table-cell office:value-type="string">
            <text:p>c</text:p>
          </table:table-cell>
          <table:table-cell table:formula="of:=&quot;2&quot; &amp; [.$A21] &amp; &quot;1&quot; &amp; [.B$1]" office:value-type="string" office:string-value="2c1b">
            <text:p>2c1b</text:p>
          </table:table-cell>
          <table:table-cell table:formula="of:=&quot;2&quot; &amp; [.$A21] &amp; &quot;1&quot; &amp; [.C$1]" office:value-type="string" office:string-value="2c1c">
            <text:p>2c1c</text:p>
          </table:table-cell>
          <table:table-cell table:formula="of:=&quot;2&quot; &amp; [.$A21] &amp; &quot;1&quot; &amp; [.D$1]" office:value-type="string" office:string-value="2c1d">
            <text:p>2c1d</text:p>
          </table:table-cell>
          <table:table-cell table:formula="of:=&quot;2&quot; &amp; [.$A21] &amp; &quot;1&quot; &amp; [.E$1]" office:value-type="string" office:string-value="2c1f">
            <text:p>2c1f</text:p>
          </table:table-cell>
          <table:table-cell table:formula="of:=&quot;2&quot; &amp; [.$A21] &amp; &quot;1&quot; &amp; [.F$1]" office:value-type="string" office:string-value="2c1g">
            <text:p>2c1g</text:p>
          </table:table-cell>
          <table:table-cell table:formula="of:=&quot;%2&quot; &amp; [.$A21] &amp; &quot;1&quot; &amp; [.G$1]" office:value-type="string" office:string-value="%2c1h">
            <text:p>%2c1h</text:p>
          </table:table-cell>
          <table:table-cell table:formula="of:=&quot;2&quot; &amp; [.$A21] &amp; &quot;1&quot; &amp; [.H$1]" office:value-type="string" office:string-value="2c1j">
            <text:p>2c1j</text:p>
          </table:table-cell>
          <table:table-cell table:formula="of:=&quot;2&quot; &amp; [.$A21] &amp; &quot;1&quot; &amp; [.I$1]" office:value-type="string" office:string-value="2c1k">
            <text:p>2c1k</text:p>
          </table:table-cell>
          <table:table-cell table:formula="of:=&quot;%2&quot; &amp; [.$A21] &amp; &quot;1&quot; &amp; [.J$1]" office:value-type="string" office:string-value="%2c1l">
            <text:p>%2c1l</text:p>
          </table:table-cell>
          <table:table-cell table:formula="of:=&quot;2&quot; &amp; [.$A21] &amp; &quot;1&quot; &amp; [.K$1]" office:value-type="string" office:string-value="2c1m">
            <text:p>2c1m</text:p>
          </table:table-cell>
          <table:table-cell table:formula="of:=&quot;2&quot; &amp; [.$A21] &amp; &quot;1&quot; &amp; [.L$1]" office:value-type="string" office:string-value="2c1n">
            <text:p>2c1n</text:p>
          </table:table-cell>
          <table:table-cell table:formula="of:=&quot;2&quot; &amp; [.$A21] &amp; &quot;1&quot; &amp; [.M$1]" office:value-type="string" office:string-value="2c1p">
            <text:p>2c1p</text:p>
          </table:table-cell>
          <table:table-cell table:formula="of:=&quot;2&quot; &amp; [.$A21] &amp; &quot;1&quot; &amp; [.N$1]" office:value-type="string" office:string-value="2c1q">
            <text:p>2c1q</text:p>
          </table:table-cell>
          <table:table-cell table:formula="of:=&quot;%2&quot; &amp; [.$A21] &amp; &quot;1&quot; &amp; [.O$1]" office:value-type="string" office:string-value="%2c1r">
            <text:p>%2c1r</text:p>
          </table:table-cell>
          <table:table-cell table:formula="of:=&quot;2&quot; &amp; [.$A21] &amp; &quot;1&quot; &amp; [.P$1]" office:value-type="string" office:string-value="2c1s">
            <text:p>2c1s</text:p>
          </table:table-cell>
          <table:table-cell table:formula="of:=&quot;2&quot; &amp; [.$A21] &amp; &quot;1&quot; &amp; [.Q$1]" office:value-type="string" office:string-value="2c1t">
            <text:p>2c1t</text:p>
          </table:table-cell>
          <table:table-cell table:formula="of:=&quot;2&quot; &amp; [.$A21] &amp; &quot;1&quot; &amp; [.R$1]" office:value-type="string" office:string-value="2c1v">
            <text:p>2c1v</text:p>
          </table:table-cell>
          <table:table-cell table:formula="of:=&quot;2&quot; &amp; [.$A21] &amp; &quot;1&quot; &amp; [.S$1]" office:value-type="string" office:string-value="2c1w">
            <text:p>2c1w</text:p>
          </table:table-cell>
          <table:table-cell table:formula="of:=&quot;2&quot; &amp; [.$A21] &amp; &quot;1&quot; &amp; [.T$1]" office:value-type="string" office:string-value="2c1x">
            <text:p>2c1x</text:p>
          </table:table-cell>
          <table:table-cell table:formula="of:=&quot;2&quot; &amp; [.$A21] &amp; &quot;1&quot; &amp; [.U$1]" office:value-type="string" office:string-value="2c1z">
            <text:p>2c1z</text:p>
          </table:table-cell>
          <table:table-cell table:number-columns-repeated="235"/>
        </table:table-row>
        <table:table-row table:style-name="ro1">
          <table:table-cell office:value-type="string">
            <text:p>d</text:p>
          </table:table-cell>
          <table:table-cell table:formula="of:=&quot;2&quot; &amp; [.$A22] &amp; &quot;1&quot; &amp; [.B$1]" office:value-type="string" office:string-value="2d1b">
            <text:p>2d1b</text:p>
          </table:table-cell>
          <table:table-cell table:formula="of:=&quot;2&quot; &amp; [.$A22] &amp; &quot;1&quot; &amp; [.C$1]" office:value-type="string" office:string-value="2d1c">
            <text:p>2d1c</text:p>
          </table:table-cell>
          <table:table-cell table:formula="of:=&quot;2&quot; &amp; [.$A22] &amp; &quot;1&quot; &amp; [.D$1]" office:value-type="string" office:string-value="2d1d">
            <text:p>2d1d</text:p>
          </table:table-cell>
          <table:table-cell table:formula="of:=&quot;2&quot; &amp; [.$A22] &amp; &quot;1&quot; &amp; [.E$1]" office:value-type="string" office:string-value="2d1f">
            <text:p>2d1f</text:p>
          </table:table-cell>
          <table:table-cell table:formula="of:=&quot;2&quot; &amp; [.$A22] &amp; &quot;1&quot; &amp; [.F$1]" office:value-type="string" office:string-value="2d1g">
            <text:p>2d1g</text:p>
          </table:table-cell>
          <table:table-cell table:formula="of:=&quot;2&quot; &amp; [.$A22] &amp; &quot;1&quot; &amp; [.G$1]" office:value-type="string" office:string-value="2d1h">
            <text:p>2d1h</text:p>
          </table:table-cell>
          <table:table-cell table:formula="of:=&quot;2&quot; &amp; [.$A22] &amp; &quot;1&quot; &amp; [.H$1]" office:value-type="string" office:string-value="2d1j">
            <text:p>2d1j</text:p>
          </table:table-cell>
          <table:table-cell table:formula="of:=&quot;2&quot; &amp; [.$A22] &amp; &quot;1&quot; &amp; [.I$1]" office:value-type="string" office:string-value="2d1k">
            <text:p>2d1k</text:p>
          </table:table-cell>
          <table:table-cell table:formula="of:=&quot;%2&quot; &amp; [.$A22] &amp; &quot;1&quot; &amp; [.J$1]" office:value-type="string" office:string-value="%2d1l">
            <text:p>%2d1l</text:p>
          </table:table-cell>
          <table:table-cell table:formula="of:=&quot;2&quot; &amp; [.$A22] &amp; &quot;1&quot; &amp; [.K$1]" office:value-type="string" office:string-value="2d1m">
            <text:p>2d1m</text:p>
          </table:table-cell>
          <table:table-cell table:formula="of:=&quot;2&quot; &amp; [.$A22] &amp; &quot;1&quot; &amp; [.L$1]" office:value-type="string" office:string-value="2d1n">
            <text:p>2d1n</text:p>
          </table:table-cell>
          <table:table-cell table:formula="of:=&quot;2&quot; &amp; [.$A22] &amp; &quot;1&quot; &amp; [.M$1]" office:value-type="string" office:string-value="2d1p">
            <text:p>2d1p</text:p>
          </table:table-cell>
          <table:table-cell table:formula="of:=&quot;2&quot; &amp; [.$A22] &amp; &quot;1&quot; &amp; [.N$1]" office:value-type="string" office:string-value="2d1q">
            <text:p>2d1q</text:p>
          </table:table-cell>
          <table:table-cell table:formula="of:=&quot;%2&quot; &amp; [.$A22] &amp; &quot;1&quot; &amp; [.O$1]" office:value-type="string" office:string-value="%2d1r">
            <text:p>%2d1r</text:p>
          </table:table-cell>
          <table:table-cell table:formula="of:=&quot;2&quot; &amp; [.$A22] &amp; &quot;1&quot; &amp; [.P$1]" office:value-type="string" office:string-value="2d1s">
            <text:p>2d1s</text:p>
          </table:table-cell>
          <table:table-cell table:formula="of:=&quot;2&quot; &amp; [.$A22] &amp; &quot;1&quot; &amp; [.Q$1]" office:value-type="string" office:string-value="2d1t">
            <text:p>2d1t</text:p>
          </table:table-cell>
          <table:table-cell table:formula="of:=&quot;2&quot; &amp; [.$A22] &amp; &quot;1&quot; &amp; [.R$1]" office:value-type="string" office:string-value="2d1v">
            <text:p>2d1v</text:p>
          </table:table-cell>
          <table:table-cell table:formula="of:=&quot;2&quot; &amp; [.$A22] &amp; &quot;1&quot; &amp; [.S$1]" office:value-type="string" office:string-value="2d1w">
            <text:p>2d1w</text:p>
          </table:table-cell>
          <table:table-cell table:formula="of:=&quot;2&quot; &amp; [.$A22] &amp; &quot;1&quot; &amp; [.T$1]" office:value-type="string" office:string-value="2d1x">
            <text:p>2d1x</text:p>
          </table:table-cell>
          <table:table-cell table:formula="of:=&quot;2&quot; &amp; [.$A22] &amp; &quot;1&quot; &amp; [.U$1]" office:value-type="string" office:string-value="2d1z">
            <text:p>2d1z</text:p>
          </table:table-cell>
          <table:table-cell table:number-columns-repeated="235"/>
        </table:table-row>
        <table:table-row table:style-name="ro1">
          <table:table-cell office:value-type="string">
            <text:p>f</text:p>
          </table:table-cell>
          <table:table-cell table:formula="of:=&quot;2&quot; &amp; [.$A23] &amp; &quot;1&quot; &amp; [.B$1]" office:value-type="string" office:string-value="2f1b">
            <text:p>2f1b</text:p>
          </table:table-cell>
          <table:table-cell table:formula="of:=&quot;2&quot; &amp; [.$A23] &amp; &quot;1&quot; &amp; [.C$1]" office:value-type="string" office:string-value="2f1c">
            <text:p>2f1c</text:p>
          </table:table-cell>
          <table:table-cell table:formula="of:=&quot;2&quot; &amp; [.$A23] &amp; &quot;1&quot; &amp; [.D$1]" office:value-type="string" office:string-value="2f1d">
            <text:p>2f1d</text:p>
          </table:table-cell>
          <table:table-cell table:formula="of:=&quot;2&quot; &amp; [.$A23] &amp; &quot;1&quot; &amp; [.E$1]" office:value-type="string" office:string-value="2f1f">
            <text:p>2f1f</text:p>
          </table:table-cell>
          <table:table-cell table:formula="of:=&quot;2&quot; &amp; [.$A23] &amp; &quot;1&quot; &amp; [.F$1]" office:value-type="string" office:string-value="2f1g">
            <text:p>2f1g</text:p>
          </table:table-cell>
          <table:table-cell table:formula="of:=&quot;2&quot; &amp; [.$A23] &amp; &quot;1&quot; &amp; [.G$1]" office:value-type="string" office:string-value="2f1h">
            <text:p>2f1h</text:p>
          </table:table-cell>
          <table:table-cell table:formula="of:=&quot;2&quot; &amp; [.$A23] &amp; &quot;1&quot; &amp; [.H$1]" office:value-type="string" office:string-value="2f1j">
            <text:p>2f1j</text:p>
          </table:table-cell>
          <table:table-cell table:formula="of:=&quot;2&quot; &amp; [.$A23] &amp; &quot;1&quot; &amp; [.I$1]" office:value-type="string" office:string-value="2f1k">
            <text:p>2f1k</text:p>
          </table:table-cell>
          <table:table-cell table:formula="of:=&quot;2&quot; &amp; [.$A23] &amp; &quot;1&quot; &amp; [.J$1]" office:value-type="string" office:string-value="2f1l">
            <text:p>2f1l</text:p>
          </table:table-cell>
          <table:table-cell table:formula="of:=&quot;2&quot; &amp; [.$A23] &amp; &quot;1&quot; &amp; [.K$1]" office:value-type="string" office:string-value="2f1m">
            <text:p>2f1m</text:p>
          </table:table-cell>
          <table:table-cell table:formula="of:=&quot;2&quot; &amp; [.$A23] &amp; &quot;1&quot; &amp; [.L$1]" office:value-type="string" office:string-value="2f1n">
            <text:p>2f1n</text:p>
          </table:table-cell>
          <table:table-cell table:formula="of:=&quot;2&quot; &amp; [.$A23] &amp; &quot;1&quot; &amp; [.M$1]" office:value-type="string" office:string-value="2f1p">
            <text:p>2f1p</text:p>
          </table:table-cell>
          <table:table-cell table:formula="of:=&quot;2&quot; &amp; [.$A23] &amp; &quot;1&quot; &amp; [.N$1]" office:value-type="string" office:string-value="2f1q">
            <text:p>2f1q</text:p>
          </table:table-cell>
          <table:table-cell table:formula="of:=&quot;2&quot; &amp; [.$A23] &amp; &quot;1&quot; &amp; [.O$1]" office:value-type="string" office:string-value="2f1r">
            <text:p>2f1r</text:p>
          </table:table-cell>
          <table:table-cell table:formula="of:=&quot;2&quot; &amp; [.$A23] &amp; &quot;1&quot; &amp; [.P$1]" office:value-type="string" office:string-value="2f1s">
            <text:p>2f1s</text:p>
          </table:table-cell>
          <table:table-cell table:formula="of:=&quot;2&quot; &amp; [.$A23] &amp; &quot;1&quot; &amp; [.Q$1]" office:value-type="string" office:string-value="2f1t">
            <text:p>2f1t</text:p>
          </table:table-cell>
          <table:table-cell table:formula="of:=&quot;2&quot; &amp; [.$A23] &amp; &quot;1&quot; &amp; [.R$1]" office:value-type="string" office:string-value="2f1v">
            <text:p>2f1v</text:p>
          </table:table-cell>
          <table:table-cell table:formula="of:=&quot;2&quot; &amp; [.$A23] &amp; &quot;1&quot; &amp; [.S$1]" office:value-type="string" office:string-value="2f1w">
            <text:p>2f1w</text:p>
          </table:table-cell>
          <table:table-cell table:formula="of:=&quot;2&quot; &amp; [.$A23] &amp; &quot;1&quot; &amp; [.T$1]" office:value-type="string" office:string-value="2f1x">
            <text:p>2f1x</text:p>
          </table:table-cell>
          <table:table-cell table:formula="of:=&quot;2&quot; &amp; [.$A23] &amp; &quot;1&quot; &amp; [.U$1]" office:value-type="string" office:string-value="2f1z">
            <text:p>2f1z</text:p>
          </table:table-cell>
          <table:table-cell table:number-columns-repeated="235"/>
        </table:table-row>
        <table:table-row table:style-name="ro1">
          <table:table-cell office:value-type="string">
            <text:p>g</text:p>
          </table:table-cell>
          <table:table-cell table:formula="of:=&quot;2&quot; &amp; [.$A24] &amp; &quot;1&quot; &amp; [.B$1]" office:value-type="string" office:string-value="2g1b">
            <text:p>2g1b</text:p>
          </table:table-cell>
          <table:table-cell table:formula="of:=&quot;2&quot; &amp; [.$A24] &amp; &quot;1&quot; &amp; [.C$1]" office:value-type="string" office:string-value="2g1c">
            <text:p>2g1c</text:p>
          </table:table-cell>
          <table:table-cell table:formula="of:=&quot;2&quot; &amp; [.$A24] &amp; &quot;1&quot; &amp; [.D$1]" office:value-type="string" office:string-value="2g1d">
            <text:p>2g1d</text:p>
          </table:table-cell>
          <table:table-cell table:formula="of:=&quot;2&quot; &amp; [.$A24] &amp; &quot;1&quot; &amp; [.E$1]" office:value-type="string" office:string-value="2g1f">
            <text:p>2g1f</text:p>
          </table:table-cell>
          <table:table-cell table:formula="of:=&quot;2&quot; &amp; [.$A24] &amp; &quot;1&quot; &amp; [.F$1]" office:value-type="string" office:string-value="2g1g">
            <text:p>2g1g</text:p>
          </table:table-cell>
          <table:table-cell table:formula="of:=&quot;2&quot; &amp; [.$A24] &amp; &quot;1&quot; &amp; [.G$1]" office:value-type="string" office:string-value="2g1h">
            <text:p>2g1h</text:p>
          </table:table-cell>
          <table:table-cell table:formula="of:=&quot;2&quot; &amp; [.$A24] &amp; &quot;1&quot; &amp; [.H$1]" office:value-type="string" office:string-value="2g1j">
            <text:p>2g1j</text:p>
          </table:table-cell>
          <table:table-cell table:formula="of:=&quot;2&quot; &amp; [.$A24] &amp; &quot;1&quot; &amp; [.I$1]" office:value-type="string" office:string-value="2g1k">
            <text:p>2g1k</text:p>
          </table:table-cell>
          <table:table-cell table:formula="of:=&quot;%2&quot; &amp; [.$A24] &amp; &quot;1&quot; &amp; [.J$1]" office:value-type="string" office:string-value="%2g1l">
            <text:p>%2g1l</text:p>
          </table:table-cell>
          <table:table-cell table:formula="of:=&quot;2&quot; &amp; [.$A24] &amp; &quot;1&quot; &amp; [.K$1]" office:value-type="string" office:string-value="2g1m">
            <text:p>2g1m</text:p>
          </table:table-cell>
          <table:table-cell table:formula="of:=&quot;2&quot; &amp; [.$A24] &amp; &quot;1&quot; &amp; [.L$1]" office:value-type="string" office:string-value="2g1n">
            <text:p>2g1n</text:p>
          </table:table-cell>
          <table:table-cell table:formula="of:=&quot;2&quot; &amp; [.$A24] &amp; &quot;1&quot; &amp; [.M$1]" office:value-type="string" office:string-value="2g1p">
            <text:p>2g1p</text:p>
          </table:table-cell>
          <table:table-cell table:formula="of:=&quot;2&quot; &amp; [.$A24] &amp; &quot;1&quot; &amp; [.N$1]" office:value-type="string" office:string-value="2g1q">
            <text:p>2g1q</text:p>
          </table:table-cell>
          <table:table-cell table:formula="of:=&quot;%2&quot; &amp; [.$A24] &amp; &quot;1&quot; &amp; [.O$1]" office:value-type="string" office:string-value="%2g1r">
            <text:p>%2g1r</text:p>
          </table:table-cell>
          <table:table-cell table:formula="of:=&quot;2&quot; &amp; [.$A24] &amp; &quot;1&quot; &amp; [.P$1]" office:value-type="string" office:string-value="2g1s">
            <text:p>2g1s</text:p>
          </table:table-cell>
          <table:table-cell table:formula="of:=&quot;2&quot; &amp; [.$A24] &amp; &quot;1&quot; &amp; [.Q$1]" office:value-type="string" office:string-value="2g1t">
            <text:p>2g1t</text:p>
          </table:table-cell>
          <table:table-cell table:formula="of:=&quot;2&quot; &amp; [.$A24] &amp; &quot;1&quot; &amp; [.R$1]" office:value-type="string" office:string-value="2g1v">
            <text:p>2g1v</text:p>
          </table:table-cell>
          <table:table-cell table:formula="of:=&quot;2&quot; &amp; [.$A24] &amp; &quot;1&quot; &amp; [.S$1]" office:value-type="string" office:string-value="2g1w">
            <text:p>2g1w</text:p>
          </table:table-cell>
          <table:table-cell table:formula="of:=&quot;2&quot; &amp; [.$A24] &amp; &quot;1&quot; &amp; [.T$1]" office:value-type="string" office:string-value="2g1x">
            <text:p>2g1x</text:p>
          </table:table-cell>
          <table:table-cell table:formula="of:=&quot;2&quot; &amp; [.$A24] &amp; &quot;1&quot; &amp; [.U$1]" office:value-type="string" office:string-value="2g1z">
            <text:p>2g1z</text:p>
          </table:table-cell>
          <table:table-cell table:number-columns-repeated="235"/>
        </table:table-row>
        <table:table-row table:style-name="ro1">
          <table:table-cell office:value-type="string">
            <text:p>h</text:p>
          </table:table-cell>
          <table:table-cell table:formula="of:=&quot;2&quot; &amp; [.$A25] &amp; &quot;1&quot; &amp; [.B$1]" office:value-type="string" office:string-value="2h1b">
            <text:p>2h1b</text:p>
          </table:table-cell>
          <table:table-cell table:formula="of:=&quot;2&quot; &amp; [.$A25] &amp; &quot;1&quot; &amp; [.C$1]" office:value-type="string" office:string-value="2h1c">
            <text:p>2h1c</text:p>
          </table:table-cell>
          <table:table-cell table:formula="of:=&quot;2&quot; &amp; [.$A25] &amp; &quot;1&quot; &amp; [.D$1]" office:value-type="string" office:string-value="2h1d">
            <text:p>2h1d</text:p>
          </table:table-cell>
          <table:table-cell table:formula="of:=&quot;2&quot; &amp; [.$A25] &amp; &quot;1&quot; &amp; [.E$1]" office:value-type="string" office:string-value="2h1f">
            <text:p>2h1f</text:p>
          </table:table-cell>
          <table:table-cell table:formula="of:=&quot;2&quot; &amp; [.$A25] &amp; &quot;1&quot; &amp; [.F$1]" office:value-type="string" office:string-value="2h1g">
            <text:p>2h1g</text:p>
          </table:table-cell>
          <table:table-cell table:formula="of:=&quot;2&quot; &amp; [.$A25] &amp; &quot;1&quot; &amp; [.G$1]" office:value-type="string" office:string-value="2h1h">
            <text:p>2h1h</text:p>
          </table:table-cell>
          <table:table-cell table:formula="of:=&quot;2&quot; &amp; [.$A25] &amp; &quot;1&quot; &amp; [.H$1]" office:value-type="string" office:string-value="2h1j">
            <text:p>2h1j</text:p>
          </table:table-cell>
          <table:table-cell table:formula="of:=&quot;2&quot; &amp; [.$A25] &amp; &quot;1&quot; &amp; [.I$1]" office:value-type="string" office:string-value="2h1k">
            <text:p>2h1k</text:p>
          </table:table-cell>
          <table:table-cell table:formula="of:=&quot;2&quot; &amp; [.$A25] &amp; &quot;1&quot; &amp; [.J$1]" office:value-type="string" office:string-value="2h1l">
            <text:p>2h1l</text:p>
          </table:table-cell>
          <table:table-cell table:formula="of:=&quot;2&quot; &amp; [.$A25] &amp; &quot;1&quot; &amp; [.K$1]" office:value-type="string" office:string-value="2h1m">
            <text:p>2h1m</text:p>
          </table:table-cell>
          <table:table-cell table:formula="of:=&quot;2&quot; &amp; [.$A25] &amp; &quot;1&quot; &amp; [.L$1]" office:value-type="string" office:string-value="2h1n">
            <text:p>2h1n</text:p>
          </table:table-cell>
          <table:table-cell table:formula="of:=&quot;2&quot; &amp; [.$A25] &amp; &quot;1&quot; &amp; [.M$1]" office:value-type="string" office:string-value="2h1p">
            <text:p>2h1p</text:p>
          </table:table-cell>
          <table:table-cell table:formula="of:=&quot;2&quot; &amp; [.$A25] &amp; &quot;1&quot; &amp; [.N$1]" office:value-type="string" office:string-value="2h1q">
            <text:p>2h1q</text:p>
          </table:table-cell>
          <table:table-cell table:formula="of:=&quot;2&quot; &amp; [.$A25] &amp; &quot;1&quot; &amp; [.O$1]" office:value-type="string" office:string-value="2h1r">
            <text:p>2h1r</text:p>
          </table:table-cell>
          <table:table-cell table:formula="of:=&quot;2&quot; &amp; [.$A25] &amp; &quot;1&quot; &amp; [.P$1]" office:value-type="string" office:string-value="2h1s">
            <text:p>2h1s</text:p>
          </table:table-cell>
          <table:table-cell table:formula="of:=&quot;2&quot; &amp; [.$A25] &amp; &quot;1&quot; &amp; [.Q$1]" office:value-type="string" office:string-value="2h1t">
            <text:p>2h1t</text:p>
          </table:table-cell>
          <table:table-cell table:formula="of:=&quot;2&quot; &amp; [.$A25] &amp; &quot;1&quot; &amp; [.R$1]" office:value-type="string" office:string-value="2h1v">
            <text:p>2h1v</text:p>
          </table:table-cell>
          <table:table-cell table:formula="of:=&quot;2&quot; &amp; [.$A25] &amp; &quot;1&quot; &amp; [.S$1]" office:value-type="string" office:string-value="2h1w">
            <text:p>2h1w</text:p>
          </table:table-cell>
          <table:table-cell table:formula="of:=&quot;2&quot; &amp; [.$A25] &amp; &quot;1&quot; &amp; [.T$1]" office:value-type="string" office:string-value="2h1x">
            <text:p>2h1x</text:p>
          </table:table-cell>
          <table:table-cell table:formula="of:=&quot;2&quot; &amp; [.$A25] &amp; &quot;1&quot; &amp; [.U$1]" office:value-type="string" office:string-value="2h1z">
            <text:p>2h1z</text:p>
          </table:table-cell>
          <table:table-cell table:number-columns-repeated="235"/>
        </table:table-row>
        <table:table-row table:style-name="ro1">
          <table:table-cell office:value-type="string">
            <text:p>j</text:p>
          </table:table-cell>
          <table:table-cell table:formula="of:=&quot;2&quot; &amp; [.$A26] &amp; &quot;1&quot; &amp; [.B$1]" office:value-type="string" office:string-value="2j1b">
            <text:p>2j1b</text:p>
          </table:table-cell>
          <table:table-cell table:formula="of:=&quot;2&quot; &amp; [.$A26] &amp; &quot;1&quot; &amp; [.C$1]" office:value-type="string" office:string-value="2j1c">
            <text:p>2j1c</text:p>
          </table:table-cell>
          <table:table-cell table:formula="of:=&quot;2&quot; &amp; [.$A26] &amp; &quot;1&quot; &amp; [.D$1]" office:value-type="string" office:string-value="2j1d">
            <text:p>2j1d</text:p>
          </table:table-cell>
          <table:table-cell table:formula="of:=&quot;2&quot; &amp; [.$A26] &amp; &quot;1&quot; &amp; [.E$1]" office:value-type="string" office:string-value="2j1f">
            <text:p>2j1f</text:p>
          </table:table-cell>
          <table:table-cell table:formula="of:=&quot;2&quot; &amp; [.$A26] &amp; &quot;1&quot; &amp; [.F$1]" office:value-type="string" office:string-value="2j1g">
            <text:p>2j1g</text:p>
          </table:table-cell>
          <table:table-cell table:formula="of:=&quot;2&quot; &amp; [.$A26] &amp; &quot;1&quot; &amp; [.G$1]" office:value-type="string" office:string-value="2j1h">
            <text:p>2j1h</text:p>
          </table:table-cell>
          <table:table-cell table:formula="of:=&quot;2&quot; &amp; [.$A26] &amp; &quot;1&quot; &amp; [.H$1]" office:value-type="string" office:string-value="2j1j">
            <text:p>2j1j</text:p>
          </table:table-cell>
          <table:table-cell table:formula="of:=&quot;2&quot; &amp; [.$A26] &amp; &quot;1&quot; &amp; [.I$1]" office:value-type="string" office:string-value="2j1k">
            <text:p>2j1k</text:p>
          </table:table-cell>
          <table:table-cell table:formula="of:=&quot;2&quot; &amp; [.$A26] &amp; &quot;1&quot; &amp; [.J$1]" office:value-type="string" office:string-value="2j1l">
            <text:p>2j1l</text:p>
          </table:table-cell>
          <table:table-cell table:formula="of:=&quot;2&quot; &amp; [.$A26] &amp; &quot;1&quot; &amp; [.K$1]" office:value-type="string" office:string-value="2j1m">
            <text:p>2j1m</text:p>
          </table:table-cell>
          <table:table-cell table:formula="of:=&quot;2&quot; &amp; [.$A26] &amp; &quot;1&quot; &amp; [.L$1]" office:value-type="string" office:string-value="2j1n">
            <text:p>2j1n</text:p>
          </table:table-cell>
          <table:table-cell table:formula="of:=&quot;2&quot; &amp; [.$A26] &amp; &quot;1&quot; &amp; [.M$1]" office:value-type="string" office:string-value="2j1p">
            <text:p>2j1p</text:p>
          </table:table-cell>
          <table:table-cell table:formula="of:=&quot;2&quot; &amp; [.$A26] &amp; &quot;1&quot; &amp; [.N$1]" office:value-type="string" office:string-value="2j1q">
            <text:p>2j1q</text:p>
          </table:table-cell>
          <table:table-cell table:formula="of:=&quot;2&quot; &amp; [.$A26] &amp; &quot;1&quot; &amp; [.O$1]" office:value-type="string" office:string-value="2j1r">
            <text:p>2j1r</text:p>
          </table:table-cell>
          <table:table-cell table:formula="of:=&quot;2&quot; &amp; [.$A26] &amp; &quot;1&quot; &amp; [.P$1]" office:value-type="string" office:string-value="2j1s">
            <text:p>2j1s</text:p>
          </table:table-cell>
          <table:table-cell table:formula="of:=&quot;2&quot; &amp; [.$A26] &amp; &quot;1&quot; &amp; [.Q$1]" office:value-type="string" office:string-value="2j1t">
            <text:p>2j1t</text:p>
          </table:table-cell>
          <table:table-cell table:formula="of:=&quot;2&quot; &amp; [.$A26] &amp; &quot;1&quot; &amp; [.R$1]" office:value-type="string" office:string-value="2j1v">
            <text:p>2j1v</text:p>
          </table:table-cell>
          <table:table-cell table:formula="of:=&quot;2&quot; &amp; [.$A26] &amp; &quot;1&quot; &amp; [.S$1]" office:value-type="string" office:string-value="2j1w">
            <text:p>2j1w</text:p>
          </table:table-cell>
          <table:table-cell table:formula="of:=&quot;2&quot; &amp; [.$A26] &amp; &quot;1&quot; &amp; [.T$1]" office:value-type="string" office:string-value="2j1x">
            <text:p>2j1x</text:p>
          </table:table-cell>
          <table:table-cell table:formula="of:=&quot;2&quot; &amp; [.$A26] &amp; &quot;1&quot; &amp; [.U$1]" office:value-type="string" office:string-value="2j1z">
            <text:p>2j1z</text:p>
          </table:table-cell>
          <table:table-cell table:number-columns-repeated="235"/>
        </table:table-row>
        <table:table-row table:style-name="ro1">
          <table:table-cell office:value-type="string">
            <text:p>k</text:p>
          </table:table-cell>
          <table:table-cell table:formula="of:=&quot;2&quot; &amp; [.$A27] &amp; &quot;1&quot; &amp; [.B$1]" office:value-type="string" office:string-value="2k1b">
            <text:p>2k1b</text:p>
          </table:table-cell>
          <table:table-cell table:formula="of:=&quot;2&quot; &amp; [.$A27] &amp; &quot;1&quot; &amp; [.C$1]" office:value-type="string" office:string-value="2k1c">
            <text:p>2k1c</text:p>
          </table:table-cell>
          <table:table-cell table:formula="of:=&quot;2&quot; &amp; [.$A27] &amp; &quot;1&quot; &amp; [.D$1]" office:value-type="string" office:string-value="2k1d">
            <text:p>2k1d</text:p>
          </table:table-cell>
          <table:table-cell table:formula="of:=&quot;2&quot; &amp; [.$A27] &amp; &quot;1&quot; &amp; [.E$1]" office:value-type="string" office:string-value="2k1f">
            <text:p>2k1f</text:p>
          </table:table-cell>
          <table:table-cell table:formula="of:=&quot;2&quot; &amp; [.$A27] &amp; &quot;1&quot; &amp; [.F$1]" office:value-type="string" office:string-value="2k1g">
            <text:p>2k1g</text:p>
          </table:table-cell>
          <table:table-cell table:formula="of:=&quot;2&quot; &amp; [.$A27] &amp; &quot;1&quot; &amp; [.G$1]" office:value-type="string" office:string-value="2k1h">
            <text:p>2k1h</text:p>
          </table:table-cell>
          <table:table-cell table:formula="of:=&quot;2&quot; &amp; [.$A27] &amp; &quot;1&quot; &amp; [.H$1]" office:value-type="string" office:string-value="2k1j">
            <text:p>2k1j</text:p>
          </table:table-cell>
          <table:table-cell table:formula="of:=&quot;2&quot; &amp; [.$A27] &amp; &quot;1&quot; &amp; [.I$1]" office:value-type="string" office:string-value="2k1k">
            <text:p>2k1k</text:p>
          </table:table-cell>
          <table:table-cell table:formula="of:=&quot;2&quot; &amp; [.$A27] &amp; &quot;1&quot; &amp; [.J$1]" office:value-type="string" office:string-value="2k1l">
            <text:p>2k1l</text:p>
          </table:table-cell>
          <table:table-cell table:formula="of:=&quot;2&quot; &amp; [.$A27] &amp; &quot;1&quot; &amp; [.K$1]" office:value-type="string" office:string-value="2k1m">
            <text:p>2k1m</text:p>
          </table:table-cell>
          <table:table-cell table:formula="of:=&quot;2&quot; &amp; [.$A27] &amp; &quot;1&quot; &amp; [.L$1]" office:value-type="string" office:string-value="2k1n">
            <text:p>2k1n</text:p>
          </table:table-cell>
          <table:table-cell table:formula="of:=&quot;2&quot; &amp; [.$A27] &amp; &quot;1&quot; &amp; [.M$1]" office:value-type="string" office:string-value="2k1p">
            <text:p>2k1p</text:p>
          </table:table-cell>
          <table:table-cell table:formula="of:=&quot;2&quot; &amp; [.$A27] &amp; &quot;1&quot; &amp; [.N$1]" office:value-type="string" office:string-value="2k1q">
            <text:p>2k1q</text:p>
          </table:table-cell>
          <table:table-cell table:formula="of:=&quot;2&quot; &amp; [.$A27] &amp; &quot;1&quot; &amp; [.O$1]" office:value-type="string" office:string-value="2k1r">
            <text:p>2k1r</text:p>
          </table:table-cell>
          <table:table-cell table:formula="of:=&quot;2&quot; &amp; [.$A27] &amp; &quot;1&quot; &amp; [.P$1]" office:value-type="string" office:string-value="2k1s">
            <text:p>2k1s</text:p>
          </table:table-cell>
          <table:table-cell table:formula="of:=&quot;2&quot; &amp; [.$A27] &amp; &quot;1&quot; &amp; [.Q$1]" office:value-type="string" office:string-value="2k1t">
            <text:p>2k1t</text:p>
          </table:table-cell>
          <table:table-cell table:formula="of:=&quot;2&quot; &amp; [.$A27] &amp; &quot;1&quot; &amp; [.R$1]" office:value-type="string" office:string-value="2k1v">
            <text:p>2k1v</text:p>
          </table:table-cell>
          <table:table-cell table:formula="of:=&quot;2&quot; &amp; [.$A27] &amp; &quot;1&quot; &amp; [.S$1]" office:value-type="string" office:string-value="2k1w">
            <text:p>2k1w</text:p>
          </table:table-cell>
          <table:table-cell table:formula="of:=&quot;2&quot; &amp; [.$A27] &amp; &quot;1&quot; &amp; [.T$1]" office:value-type="string" office:string-value="2k1x">
            <text:p>2k1x</text:p>
          </table:table-cell>
          <table:table-cell table:formula="of:=&quot;2&quot; &amp; [.$A27] &amp; &quot;1&quot; &amp; [.U$1]" office:value-type="string" office:string-value="2k1z">
            <text:p>2k1z</text:p>
          </table:table-cell>
          <table:table-cell table:number-columns-repeated="235"/>
        </table:table-row>
        <table:table-row table:style-name="ro1">
          <table:table-cell office:value-type="string">
            <text:p>l</text:p>
          </table:table-cell>
          <table:table-cell table:formula="of:=&quot;2&quot; &amp; [.$A28] &amp; &quot;1&quot; &amp; [.B$1]" office:value-type="string" office:string-value="2l1b">
            <text:p>2l1b</text:p>
          </table:table-cell>
          <table:table-cell table:formula="of:=&quot;2&quot; &amp; [.$A28] &amp; &quot;1&quot; &amp; [.C$1]" office:value-type="string" office:string-value="2l1c">
            <text:p>2l1c</text:p>
          </table:table-cell>
          <table:table-cell table:formula="of:=&quot;2&quot; &amp; [.$A28] &amp; &quot;1&quot; &amp; [.D$1]" office:value-type="string" office:string-value="2l1d">
            <text:p>2l1d</text:p>
          </table:table-cell>
          <table:table-cell table:formula="of:=&quot;2&quot; &amp; [.$A28] &amp; &quot;1&quot; &amp; [.E$1]" office:value-type="string" office:string-value="2l1f">
            <text:p>2l1f</text:p>
          </table:table-cell>
          <table:table-cell table:formula="of:=&quot;2&quot; &amp; [.$A28] &amp; &quot;1&quot; &amp; [.F$1]" office:value-type="string" office:string-value="2l1g">
            <text:p>2l1g</text:p>
          </table:table-cell>
          <table:table-cell table:formula="of:=&quot;2&quot; &amp; [.$A28] &amp; &quot;1&quot; &amp; [.G$1]" office:value-type="string" office:string-value="2l1h">
            <text:p>2l1h</text:p>
          </table:table-cell>
          <table:table-cell table:formula="of:=&quot;2&quot; &amp; [.$A28] &amp; &quot;1&quot; &amp; [.H$1]" office:value-type="string" office:string-value="2l1j">
            <text:p>2l1j</text:p>
          </table:table-cell>
          <table:table-cell table:formula="of:=&quot;2&quot; &amp; [.$A28] &amp; &quot;1&quot; &amp; [.I$1]" office:value-type="string" office:string-value="2l1k">
            <text:p>2l1k</text:p>
          </table:table-cell>
          <table:table-cell table:formula="of:=&quot;2&quot; &amp; [.$A28] &amp; &quot;1&quot; &amp; [.J$1]" office:value-type="string" office:string-value="2l1l">
            <text:p>2l1l</text:p>
          </table:table-cell>
          <table:table-cell table:formula="of:=&quot;2&quot; &amp; [.$A28] &amp; &quot;1&quot; &amp; [.K$1]" office:value-type="string" office:string-value="2l1m">
            <text:p>2l1m</text:p>
          </table:table-cell>
          <table:table-cell table:formula="of:=&quot;2&quot; &amp; [.$A28] &amp; &quot;1&quot; &amp; [.L$1]" office:value-type="string" office:string-value="2l1n">
            <text:p>2l1n</text:p>
          </table:table-cell>
          <table:table-cell table:formula="of:=&quot;2&quot; &amp; [.$A28] &amp; &quot;1&quot; &amp; [.M$1]" office:value-type="string" office:string-value="2l1p">
            <text:p>2l1p</text:p>
          </table:table-cell>
          <table:table-cell table:formula="of:=&quot;2&quot; &amp; [.$A28] &amp; &quot;1&quot; &amp; [.N$1]" office:value-type="string" office:string-value="2l1q">
            <text:p>2l1q</text:p>
          </table:table-cell>
          <table:table-cell table:formula="of:=&quot;2&quot; &amp; [.$A28] &amp; &quot;1&quot; &amp; [.O$1]" office:value-type="string" office:string-value="2l1r">
            <text:p>2l1r</text:p>
          </table:table-cell>
          <table:table-cell table:formula="of:=&quot;2&quot; &amp; [.$A28] &amp; &quot;1&quot; &amp; [.P$1]" office:value-type="string" office:string-value="2l1s">
            <text:p>2l1s</text:p>
          </table:table-cell>
          <table:table-cell table:formula="of:=&quot;2&quot; &amp; [.$A28] &amp; &quot;1&quot; &amp; [.Q$1]" office:value-type="string" office:string-value="2l1t">
            <text:p>2l1t</text:p>
          </table:table-cell>
          <table:table-cell table:formula="of:=&quot;2&quot; &amp; [.$A28] &amp; &quot;1&quot; &amp; [.R$1]" office:value-type="string" office:string-value="2l1v">
            <text:p>2l1v</text:p>
          </table:table-cell>
          <table:table-cell table:formula="of:=&quot;2&quot; &amp; [.$A28] &amp; &quot;1&quot; &amp; [.S$1]" office:value-type="string" office:string-value="2l1w">
            <text:p>2l1w</text:p>
          </table:table-cell>
          <table:table-cell table:formula="of:=&quot;2&quot; &amp; [.$A28] &amp; &quot;1&quot; &amp; [.T$1]" office:value-type="string" office:string-value="2l1x">
            <text:p>2l1x</text:p>
          </table:table-cell>
          <table:table-cell table:formula="of:=&quot;2&quot; &amp; [.$A28] &amp; &quot;1&quot; &amp; [.U$1]" office:value-type="string" office:string-value="2l1z">
            <text:p>2l1z</text:p>
          </table:table-cell>
          <table:table-cell table:number-columns-repeated="235"/>
        </table:table-row>
        <table:table-row table:style-name="ro1">
          <table:table-cell office:value-type="string">
            <text:p>m</text:p>
          </table:table-cell>
          <table:table-cell table:formula="of:=&quot;2&quot; &amp; [.$A29] &amp; &quot;1&quot; &amp; [.B$1]" office:value-type="string" office:string-value="2m1b">
            <text:p>2m1b</text:p>
          </table:table-cell>
          <table:table-cell table:formula="of:=&quot;2&quot; &amp; [.$A29] &amp; &quot;1&quot; &amp; [.C$1]" office:value-type="string" office:string-value="2m1c">
            <text:p>2m1c</text:p>
          </table:table-cell>
          <table:table-cell table:formula="of:=&quot;2&quot; &amp; [.$A29] &amp; &quot;1&quot; &amp; [.D$1]" office:value-type="string" office:string-value="2m1d">
            <text:p>2m1d</text:p>
          </table:table-cell>
          <table:table-cell table:formula="of:=&quot;2&quot; &amp; [.$A29] &amp; &quot;1&quot; &amp; [.E$1]" office:value-type="string" office:string-value="2m1f">
            <text:p>2m1f</text:p>
          </table:table-cell>
          <table:table-cell table:formula="of:=&quot;2&quot; &amp; [.$A29] &amp; &quot;1&quot; &amp; [.F$1]" office:value-type="string" office:string-value="2m1g">
            <text:p>2m1g</text:p>
          </table:table-cell>
          <table:table-cell table:formula="of:=&quot;2&quot; &amp; [.$A29] &amp; &quot;1&quot; &amp; [.G$1]" office:value-type="string" office:string-value="2m1h">
            <text:p>2m1h</text:p>
          </table:table-cell>
          <table:table-cell table:formula="of:=&quot;2&quot; &amp; [.$A29] &amp; &quot;1&quot; &amp; [.H$1]" office:value-type="string" office:string-value="2m1j">
            <text:p>2m1j</text:p>
          </table:table-cell>
          <table:table-cell table:formula="of:=&quot;2&quot; &amp; [.$A29] &amp; &quot;1&quot; &amp; [.I$1]" office:value-type="string" office:string-value="2m1k">
            <text:p>2m1k</text:p>
          </table:table-cell>
          <table:table-cell table:formula="of:=&quot;2&quot; &amp; [.$A29] &amp; &quot;1&quot; &amp; [.J$1]" office:value-type="string" office:string-value="2m1l">
            <text:p>2m1l</text:p>
          </table:table-cell>
          <table:table-cell table:formula="of:=&quot;2&quot; &amp; [.$A29] &amp; &quot;1&quot; &amp; [.K$1]" office:value-type="string" office:string-value="2m1m">
            <text:p>2m1m</text:p>
          </table:table-cell>
          <table:table-cell table:formula="of:=&quot;2&quot; &amp; [.$A29] &amp; &quot;1&quot; &amp; [.L$1]" office:value-type="string" office:string-value="2m1n">
            <text:p>2m1n</text:p>
          </table:table-cell>
          <table:table-cell table:formula="of:=&quot;2&quot; &amp; [.$A29] &amp; &quot;1&quot; &amp; [.M$1]" office:value-type="string" office:string-value="2m1p">
            <text:p>2m1p</text:p>
          </table:table-cell>
          <table:table-cell table:formula="of:=&quot;2&quot; &amp; [.$A29] &amp; &quot;1&quot; &amp; [.N$1]" office:value-type="string" office:string-value="2m1q">
            <text:p>2m1q</text:p>
          </table:table-cell>
          <table:table-cell table:formula="of:=&quot;2&quot; &amp; [.$A29] &amp; &quot;1&quot; &amp; [.O$1]" office:value-type="string" office:string-value="2m1r">
            <text:p>2m1r</text:p>
          </table:table-cell>
          <table:table-cell table:formula="of:=&quot;2&quot; &amp; [.$A29] &amp; &quot;1&quot; &amp; [.P$1]" office:value-type="string" office:string-value="2m1s">
            <text:p>2m1s</text:p>
          </table:table-cell>
          <table:table-cell table:formula="of:=&quot;2&quot; &amp; [.$A29] &amp; &quot;1&quot; &amp; [.Q$1]" office:value-type="string" office:string-value="2m1t">
            <text:p>2m1t</text:p>
          </table:table-cell>
          <table:table-cell table:formula="of:=&quot;2&quot; &amp; [.$A29] &amp; &quot;1&quot; &amp; [.R$1]" office:value-type="string" office:string-value="2m1v">
            <text:p>2m1v</text:p>
          </table:table-cell>
          <table:table-cell table:formula="of:=&quot;2&quot; &amp; [.$A29] &amp; &quot;1&quot; &amp; [.S$1]" office:value-type="string" office:string-value="2m1w">
            <text:p>2m1w</text:p>
          </table:table-cell>
          <table:table-cell table:formula="of:=&quot;2&quot; &amp; [.$A29] &amp; &quot;1&quot; &amp; [.T$1]" office:value-type="string" office:string-value="2m1x">
            <text:p>2m1x</text:p>
          </table:table-cell>
          <table:table-cell table:formula="of:=&quot;2&quot; &amp; [.$A29] &amp; &quot;1&quot; &amp; [.U$1]" office:value-type="string" office:string-value="2m1z">
            <text:p>2m1z</text:p>
          </table:table-cell>
          <table:table-cell table:number-columns-repeated="235"/>
        </table:table-row>
        <table:table-row table:style-name="ro1">
          <table:table-cell office:value-type="string">
            <text:p>n</text:p>
          </table:table-cell>
          <table:table-cell table:formula="of:=&quot;2&quot; &amp; [.$A30] &amp; &quot;1&quot; &amp; [.B$1]" office:value-type="string" office:string-value="2n1b">
            <text:p>2n1b</text:p>
          </table:table-cell>
          <table:table-cell table:formula="of:=&quot;2&quot; &amp; [.$A30] &amp; &quot;1&quot; &amp; [.C$1]" office:value-type="string" office:string-value="2n1c">
            <text:p>2n1c</text:p>
          </table:table-cell>
          <table:table-cell table:formula="of:=&quot;2&quot; &amp; [.$A30] &amp; &quot;1&quot; &amp; [.D$1]" office:value-type="string" office:string-value="2n1d">
            <text:p>2n1d</text:p>
          </table:table-cell>
          <table:table-cell table:formula="of:=&quot;2&quot; &amp; [.$A30] &amp; &quot;1&quot; &amp; [.E$1]" office:value-type="string" office:string-value="2n1f">
            <text:p>2n1f</text:p>
          </table:table-cell>
          <table:table-cell table:formula="of:=&quot;2&quot; &amp; [.$A30] &amp; &quot;1&quot; &amp; [.F$1]" office:value-type="string" office:string-value="2n1g">
            <text:p>2n1g</text:p>
          </table:table-cell>
          <table:table-cell table:formula="of:=&quot;2&quot; &amp; [.$A30] &amp; &quot;1&quot; &amp; [.G$1]" office:value-type="string" office:string-value="2n1h">
            <text:p>2n1h</text:p>
          </table:table-cell>
          <table:table-cell table:formula="of:=&quot;2&quot; &amp; [.$A30] &amp; &quot;1&quot; &amp; [.H$1]" office:value-type="string" office:string-value="2n1j">
            <text:p>2n1j</text:p>
          </table:table-cell>
          <table:table-cell table:formula="of:=&quot;2&quot; &amp; [.$A30] &amp; &quot;1&quot; &amp; [.I$1]" office:value-type="string" office:string-value="2n1k">
            <text:p>2n1k</text:p>
          </table:table-cell>
          <table:table-cell table:formula="of:=&quot;2&quot; &amp; [.$A30] &amp; &quot;1&quot; &amp; [.J$1]" office:value-type="string" office:string-value="2n1l">
            <text:p>2n1l</text:p>
          </table:table-cell>
          <table:table-cell table:formula="of:=&quot;2&quot; &amp; [.$A30] &amp; &quot;1&quot; &amp; [.K$1]" office:value-type="string" office:string-value="2n1m">
            <text:p>2n1m</text:p>
          </table:table-cell>
          <table:table-cell table:formula="of:=&quot;2&quot; &amp; [.$A30] &amp; &quot;1&quot; &amp; [.L$1]" office:value-type="string" office:string-value="2n1n">
            <text:p>2n1n</text:p>
          </table:table-cell>
          <table:table-cell table:formula="of:=&quot;2&quot; &amp; [.$A30] &amp; &quot;1&quot; &amp; [.M$1]" office:value-type="string" office:string-value="2n1p">
            <text:p>2n1p</text:p>
          </table:table-cell>
          <table:table-cell table:formula="of:=&quot;2&quot; &amp; [.$A30] &amp; &quot;1&quot; &amp; [.N$1]" office:value-type="string" office:string-value="2n1q">
            <text:p>2n1q</text:p>
          </table:table-cell>
          <table:table-cell table:formula="of:=&quot;2&quot; &amp; [.$A30] &amp; &quot;1&quot; &amp; [.O$1]" office:value-type="string" office:string-value="2n1r">
            <text:p>2n1r</text:p>
          </table:table-cell>
          <table:table-cell table:formula="of:=&quot;2&quot; &amp; [.$A30] &amp; &quot;1&quot; &amp; [.P$1]" office:value-type="string" office:string-value="2n1s">
            <text:p>2n1s</text:p>
          </table:table-cell>
          <table:table-cell table:formula="of:=&quot;2&quot; &amp; [.$A30] &amp; &quot;1&quot; &amp; [.Q$1]" office:value-type="string" office:string-value="2n1t">
            <text:p>2n1t</text:p>
          </table:table-cell>
          <table:table-cell table:formula="of:=&quot;2&quot; &amp; [.$A30] &amp; &quot;1&quot; &amp; [.R$1]" office:value-type="string" office:string-value="2n1v">
            <text:p>2n1v</text:p>
          </table:table-cell>
          <table:table-cell table:formula="of:=&quot;2&quot; &amp; [.$A30] &amp; &quot;1&quot; &amp; [.S$1]" office:value-type="string" office:string-value="2n1w">
            <text:p>2n1w</text:p>
          </table:table-cell>
          <table:table-cell table:formula="of:=&quot;2&quot; &amp; [.$A30] &amp; &quot;1&quot; &amp; [.T$1]" office:value-type="string" office:string-value="2n1x">
            <text:p>2n1x</text:p>
          </table:table-cell>
          <table:table-cell table:formula="of:=&quot;2&quot; &amp; [.$A30] &amp; &quot;1&quot; &amp; [.U$1]" office:value-type="string" office:string-value="2n1z">
            <text:p>2n1z</text:p>
          </table:table-cell>
          <table:table-cell table:number-columns-repeated="235"/>
        </table:table-row>
        <table:table-row table:style-name="ro1">
          <table:table-cell office:value-type="string">
            <text:p>p</text:p>
          </table:table-cell>
          <table:table-cell table:formula="of:=&quot;2&quot; &amp; [.$A31] &amp; &quot;1&quot; &amp; [.B$1]" office:value-type="string" office:string-value="2p1b">
            <text:p>2p1b</text:p>
          </table:table-cell>
          <table:table-cell table:formula="of:=&quot;2&quot; &amp; [.$A31] &amp; &quot;1&quot; &amp; [.C$1]" office:value-type="string" office:string-value="2p1c">
            <text:p>2p1c</text:p>
          </table:table-cell>
          <table:table-cell table:formula="of:=&quot;2&quot; &amp; [.$A31] &amp; &quot;1&quot; &amp; [.D$1]" office:value-type="string" office:string-value="2p1d">
            <text:p>2p1d</text:p>
          </table:table-cell>
          <table:table-cell table:formula="of:=&quot;2&quot; &amp; [.$A31] &amp; &quot;1&quot; &amp; [.E$1]" office:value-type="string" office:string-value="2p1f">
            <text:p>2p1f</text:p>
          </table:table-cell>
          <table:table-cell table:formula="of:=&quot;2&quot; &amp; [.$A31] &amp; &quot;1&quot; &amp; [.F$1]" office:value-type="string" office:string-value="2p1g">
            <text:p>2p1g</text:p>
          </table:table-cell>
          <table:table-cell table:formula="of:=&quot;%2&quot; &amp; [.$A31] &amp; &quot;1&quot; &amp; [.G$1]" office:value-type="string" office:string-value="%2p1h">
            <text:p>%2p1h</text:p>
          </table:table-cell>
          <table:table-cell table:formula="of:=&quot;2&quot; &amp; [.$A31] &amp; &quot;1&quot; &amp; [.H$1]" office:value-type="string" office:string-value="2p1j">
            <text:p>2p1j</text:p>
          </table:table-cell>
          <table:table-cell table:formula="of:=&quot;2&quot; &amp; [.$A31] &amp; &quot;1&quot; &amp; [.I$1]" office:value-type="string" office:string-value="2p1k">
            <text:p>2p1k</text:p>
          </table:table-cell>
          <table:table-cell table:formula="of:=&quot;%2&quot; &amp; [.$A31] &amp; &quot;1&quot; &amp; [.J$1]" office:value-type="string" office:string-value="%2p1l">
            <text:p>%2p1l</text:p>
          </table:table-cell>
          <table:table-cell table:formula="of:=&quot;2&quot; &amp; [.$A31] &amp; &quot;1&quot; &amp; [.K$1]" office:value-type="string" office:string-value="2p1m">
            <text:p>2p1m</text:p>
          </table:table-cell>
          <table:table-cell table:formula="of:=&quot;2&quot; &amp; [.$A31] &amp; &quot;1&quot; &amp; [.L$1]" office:value-type="string" office:string-value="2p1n">
            <text:p>2p1n</text:p>
          </table:table-cell>
          <table:table-cell table:formula="of:=&quot;2&quot; &amp; [.$A31] &amp; &quot;1&quot; &amp; [.M$1]" office:value-type="string" office:string-value="2p1p">
            <text:p>2p1p</text:p>
          </table:table-cell>
          <table:table-cell table:formula="of:=&quot;2&quot; &amp; [.$A31] &amp; &quot;1&quot; &amp; [.N$1]" office:value-type="string" office:string-value="2p1q">
            <text:p>2p1q</text:p>
          </table:table-cell>
          <table:table-cell table:formula="of:=&quot;%2&quot; &amp; [.$A31] &amp; &quot;1&quot; &amp; [.O$1]" office:value-type="string" office:string-value="%2p1r">
            <text:p>%2p1r</text:p>
          </table:table-cell>
          <table:table-cell table:formula="of:=&quot;2&quot; &amp; [.$A31] &amp; &quot;1&quot; &amp; [.P$1]" office:value-type="string" office:string-value="2p1s">
            <text:p>2p1s</text:p>
          </table:table-cell>
          <table:table-cell table:formula="of:=&quot;2&quot; &amp; [.$A31] &amp; &quot;1&quot; &amp; [.Q$1]" office:value-type="string" office:string-value="2p1t">
            <text:p>2p1t</text:p>
          </table:table-cell>
          <table:table-cell table:formula="of:=&quot;2&quot; &amp; [.$A31] &amp; &quot;1&quot; &amp; [.R$1]" office:value-type="string" office:string-value="2p1v">
            <text:p>2p1v</text:p>
          </table:table-cell>
          <table:table-cell table:formula="of:=&quot;2&quot; &amp; [.$A31] &amp; &quot;1&quot; &amp; [.S$1]" office:value-type="string" office:string-value="2p1w">
            <text:p>2p1w</text:p>
          </table:table-cell>
          <table:table-cell table:formula="of:=&quot;2&quot; &amp; [.$A31] &amp; &quot;1&quot; &amp; [.T$1]" office:value-type="string" office:string-value="2p1x">
            <text:p>2p1x</text:p>
          </table:table-cell>
          <table:table-cell table:formula="of:=&quot;2&quot; &amp; [.$A31] &amp; &quot;1&quot; &amp; [.U$1]" office:value-type="string" office:string-value="2p1z">
            <text:p>2p1z</text:p>
          </table:table-cell>
          <table:table-cell table:number-columns-repeated="235"/>
        </table:table-row>
        <table:table-row table:style-name="ro1">
          <table:table-cell office:value-type="string">
            <text:p>q</text:p>
          </table:table-cell>
          <table:table-cell table:formula="of:=&quot;2&quot; &amp; [.$A32] &amp; &quot;1&quot; &amp; [.B$1]" office:value-type="string" office:string-value="2q1b">
            <text:p>2q1b</text:p>
          </table:table-cell>
          <table:table-cell table:formula="of:=&quot;2&quot; &amp; [.$A32] &amp; &quot;1&quot; &amp; [.C$1]" office:value-type="string" office:string-value="2q1c">
            <text:p>2q1c</text:p>
          </table:table-cell>
          <table:table-cell table:formula="of:=&quot;2&quot; &amp; [.$A32] &amp; &quot;1&quot; &amp; [.D$1]" office:value-type="string" office:string-value="2q1d">
            <text:p>2q1d</text:p>
          </table:table-cell>
          <table:table-cell table:formula="of:=&quot;2&quot; &amp; [.$A32] &amp; &quot;1&quot; &amp; [.E$1]" office:value-type="string" office:string-value="2q1f">
            <text:p>2q1f</text:p>
          </table:table-cell>
          <table:table-cell table:formula="of:=&quot;2&quot; &amp; [.$A32] &amp; &quot;1&quot; &amp; [.F$1]" office:value-type="string" office:string-value="2q1g">
            <text:p>2q1g</text:p>
          </table:table-cell>
          <table:table-cell table:formula="of:=&quot;2&quot; &amp; [.$A32] &amp; &quot;1&quot; &amp; [.G$1]" office:value-type="string" office:string-value="2q1h">
            <text:p>2q1h</text:p>
          </table:table-cell>
          <table:table-cell table:formula="of:=&quot;2&quot; &amp; [.$A32] &amp; &quot;1&quot; &amp; [.H$1]" office:value-type="string" office:string-value="2q1j">
            <text:p>2q1j</text:p>
          </table:table-cell>
          <table:table-cell table:formula="of:=&quot;2&quot; &amp; [.$A32] &amp; &quot;1&quot; &amp; [.I$1]" office:value-type="string" office:string-value="2q1k">
            <text:p>2q1k</text:p>
          </table:table-cell>
          <table:table-cell table:formula="of:=&quot;2&quot; &amp; [.$A32] &amp; &quot;1&quot; &amp; [.J$1]" office:value-type="string" office:string-value="2q1l">
            <text:p>2q1l</text:p>
          </table:table-cell>
          <table:table-cell table:formula="of:=&quot;2&quot; &amp; [.$A32] &amp; &quot;1&quot; &amp; [.K$1]" office:value-type="string" office:string-value="2q1m">
            <text:p>2q1m</text:p>
          </table:table-cell>
          <table:table-cell table:formula="of:=&quot;2&quot; &amp; [.$A32] &amp; &quot;1&quot; &amp; [.L$1]" office:value-type="string" office:string-value="2q1n">
            <text:p>2q1n</text:p>
          </table:table-cell>
          <table:table-cell table:formula="of:=&quot;2&quot; &amp; [.$A32] &amp; &quot;1&quot; &amp; [.M$1]" office:value-type="string" office:string-value="2q1p">
            <text:p>2q1p</text:p>
          </table:table-cell>
          <table:table-cell table:formula="of:=&quot;2&quot; &amp; [.$A32] &amp; &quot;1&quot; &amp; [.N$1]" office:value-type="string" office:string-value="2q1q">
            <text:p>2q1q</text:p>
          </table:table-cell>
          <table:table-cell table:formula="of:=&quot;2&quot; &amp; [.$A32] &amp; &quot;1&quot; &amp; [.O$1]" office:value-type="string" office:string-value="2q1r">
            <text:p>2q1r</text:p>
          </table:table-cell>
          <table:table-cell table:formula="of:=&quot;2&quot; &amp; [.$A32] &amp; &quot;1&quot; &amp; [.P$1]" office:value-type="string" office:string-value="2q1s">
            <text:p>2q1s</text:p>
          </table:table-cell>
          <table:table-cell table:formula="of:=&quot;2&quot; &amp; [.$A32] &amp; &quot;1&quot; &amp; [.Q$1]" office:value-type="string" office:string-value="2q1t">
            <text:p>2q1t</text:p>
          </table:table-cell>
          <table:table-cell table:formula="of:=&quot;2&quot; &amp; [.$A32] &amp; &quot;1&quot; &amp; [.R$1]" office:value-type="string" office:string-value="2q1v">
            <text:p>2q1v</text:p>
          </table:table-cell>
          <table:table-cell table:formula="of:=&quot;2&quot; &amp; [.$A32] &amp; &quot;1&quot; &amp; [.S$1]" office:value-type="string" office:string-value="2q1w">
            <text:p>2q1w</text:p>
          </table:table-cell>
          <table:table-cell table:formula="of:=&quot;2&quot; &amp; [.$A32] &amp; &quot;1&quot; &amp; [.T$1]" office:value-type="string" office:string-value="2q1x">
            <text:p>2q1x</text:p>
          </table:table-cell>
          <table:table-cell table:formula="of:=&quot;2&quot; &amp; [.$A32] &amp; &quot;1&quot; &amp; [.U$1]" office:value-type="string" office:string-value="2q1z">
            <text:p>2q1z</text:p>
          </table:table-cell>
          <table:table-cell table:number-columns-repeated="235"/>
        </table:table-row>
        <table:table-row table:style-name="ro1">
          <table:table-cell office:value-type="string">
            <text:p>r</text:p>
          </table:table-cell>
          <table:table-cell table:formula="of:=&quot;2&quot; &amp; [.$A33] &amp; &quot;1&quot; &amp; [.B$1]" office:value-type="string" office:string-value="2r1b">
            <text:p>2r1b</text:p>
          </table:table-cell>
          <table:table-cell table:formula="of:=&quot;2&quot; &amp; [.$A33] &amp; &quot;1&quot; &amp; [.C$1]" office:value-type="string" office:string-value="2r1c">
            <text:p>2r1c</text:p>
          </table:table-cell>
          <table:table-cell table:formula="of:=&quot;2&quot; &amp; [.$A33] &amp; &quot;1&quot; &amp; [.D$1]" office:value-type="string" office:string-value="2r1d">
            <text:p>2r1d</text:p>
          </table:table-cell>
          <table:table-cell table:formula="of:=&quot;2&quot; &amp; [.$A33] &amp; &quot;1&quot; &amp; [.E$1]" office:value-type="string" office:string-value="2r1f">
            <text:p>2r1f</text:p>
          </table:table-cell>
          <table:table-cell table:formula="of:=&quot;2&quot; &amp; [.$A33] &amp; &quot;1&quot; &amp; [.F$1]" office:value-type="string" office:string-value="2r1g">
            <text:p>2r1g</text:p>
          </table:table-cell>
          <table:table-cell table:formula="of:=&quot;2&quot; &amp; [.$A33] &amp; &quot;1&quot; &amp; [.G$1]" office:value-type="string" office:string-value="2r1h">
            <text:p>2r1h</text:p>
          </table:table-cell>
          <table:table-cell table:formula="of:=&quot;2&quot; &amp; [.$A33] &amp; &quot;1&quot; &amp; [.H$1]" office:value-type="string" office:string-value="2r1j">
            <text:p>2r1j</text:p>
          </table:table-cell>
          <table:table-cell table:formula="of:=&quot;2&quot; &amp; [.$A33] &amp; &quot;1&quot; &amp; [.I$1]" office:value-type="string" office:string-value="2r1k">
            <text:p>2r1k</text:p>
          </table:table-cell>
          <table:table-cell table:formula="of:=&quot;2&quot; &amp; [.$A33] &amp; &quot;1&quot; &amp; [.J$1]" office:value-type="string" office:string-value="2r1l">
            <text:p>2r1l</text:p>
          </table:table-cell>
          <table:table-cell table:formula="of:=&quot;2&quot; &amp; [.$A33] &amp; &quot;1&quot; &amp; [.K$1]" office:value-type="string" office:string-value="2r1m">
            <text:p>2r1m</text:p>
          </table:table-cell>
          <table:table-cell table:formula="of:=&quot;2&quot; &amp; [.$A33] &amp; &quot;1&quot; &amp; [.L$1]" office:value-type="string" office:string-value="2r1n">
            <text:p>2r1n</text:p>
          </table:table-cell>
          <table:table-cell table:formula="of:=&quot;2&quot; &amp; [.$A33] &amp; &quot;1&quot; &amp; [.M$1]" office:value-type="string" office:string-value="2r1p">
            <text:p>2r1p</text:p>
          </table:table-cell>
          <table:table-cell table:formula="of:=&quot;2&quot; &amp; [.$A33] &amp; &quot;1&quot; &amp; [.N$1]" office:value-type="string" office:string-value="2r1q">
            <text:p>2r1q</text:p>
          </table:table-cell>
          <table:table-cell table:formula="of:=&quot;2&quot; &amp; [.$A33] &amp; &quot;1&quot; &amp; [.O$1]" office:value-type="string" office:string-value="2r1r">
            <text:p>2r1r</text:p>
          </table:table-cell>
          <table:table-cell table:formula="of:=&quot;2&quot; &amp; [.$A33] &amp; &quot;1&quot; &amp; [.P$1]" office:value-type="string" office:string-value="2r1s">
            <text:p>2r1s</text:p>
          </table:table-cell>
          <table:table-cell table:formula="of:=&quot;2&quot; &amp; [.$A33] &amp; &quot;1&quot; &amp; [.Q$1]" office:value-type="string" office:string-value="2r1t">
            <text:p>2r1t</text:p>
          </table:table-cell>
          <table:table-cell table:formula="of:=&quot;2&quot; &amp; [.$A33] &amp; &quot;1&quot; &amp; [.R$1]" office:value-type="string" office:string-value="2r1v">
            <text:p>2r1v</text:p>
          </table:table-cell>
          <table:table-cell table:formula="of:=&quot;2&quot; &amp; [.$A33] &amp; &quot;1&quot; &amp; [.S$1]" office:value-type="string" office:string-value="2r1w">
            <text:p>2r1w</text:p>
          </table:table-cell>
          <table:table-cell table:formula="of:=&quot;2&quot; &amp; [.$A33] &amp; &quot;1&quot; &amp; [.T$1]" office:value-type="string" office:string-value="2r1x">
            <text:p>2r1x</text:p>
          </table:table-cell>
          <table:table-cell table:formula="of:=&quot;2&quot; &amp; [.$A33] &amp; &quot;1&quot; &amp; [.U$1]" office:value-type="string" office:string-value="2r1z">
            <text:p>2r1z</text:p>
          </table:table-cell>
          <table:table-cell table:number-columns-repeated="235"/>
        </table:table-row>
        <table:table-row table:style-name="ro1">
          <table:table-cell office:value-type="string">
            <text:p>s</text:p>
          </table:table-cell>
          <table:table-cell table:formula="of:=&quot;2&quot; &amp; [.$A34] &amp; &quot;1&quot; &amp; [.B$1]" office:value-type="string" office:string-value="2s1b">
            <text:p>2s1b</text:p>
          </table:table-cell>
          <table:table-cell table:formula="of:=&quot;2&quot; &amp; [.$A34] &amp; &quot;1&quot; &amp; [.C$1]" office:value-type="string" office:string-value="2s1c">
            <text:p>2s1c</text:p>
          </table:table-cell>
          <table:table-cell table:formula="of:=&quot;2&quot; &amp; [.$A34] &amp; &quot;1&quot; &amp; [.D$1]" office:value-type="string" office:string-value="2s1d">
            <text:p>2s1d</text:p>
          </table:table-cell>
          <table:table-cell table:formula="of:=&quot;2&quot; &amp; [.$A34] &amp; &quot;1&quot; &amp; [.E$1]" office:value-type="string" office:string-value="2s1f">
            <text:p>2s1f</text:p>
          </table:table-cell>
          <table:table-cell table:formula="of:=&quot;2&quot; &amp; [.$A34] &amp; &quot;1&quot; &amp; [.F$1]" office:value-type="string" office:string-value="2s1g">
            <text:p>2s1g</text:p>
          </table:table-cell>
          <table:table-cell table:formula="of:=&quot;2&quot; &amp; [.$A34] &amp; &quot;1&quot; &amp; [.G$1]" office:value-type="string" office:string-value="2s1h">
            <text:p>2s1h</text:p>
          </table:table-cell>
          <table:table-cell table:formula="of:=&quot;2&quot; &amp; [.$A34] &amp; &quot;1&quot; &amp; [.H$1]" office:value-type="string" office:string-value="2s1j">
            <text:p>2s1j</text:p>
          </table:table-cell>
          <table:table-cell table:formula="of:=&quot;2&quot; &amp; [.$A34] &amp; &quot;1&quot; &amp; [.I$1]" office:value-type="string" office:string-value="2s1k">
            <text:p>2s1k</text:p>
          </table:table-cell>
          <table:table-cell table:formula="of:=&quot;2&quot; &amp; [.$A34] &amp; &quot;1&quot; &amp; [.J$1]" office:value-type="string" office:string-value="2s1l">
            <text:p>2s1l</text:p>
          </table:table-cell>
          <table:table-cell table:formula="of:=&quot;2&quot; &amp; [.$A34] &amp; &quot;1&quot; &amp; [.K$1]" office:value-type="string" office:string-value="2s1m">
            <text:p>2s1m</text:p>
          </table:table-cell>
          <table:table-cell table:formula="of:=&quot;2&quot; &amp; [.$A34] &amp; &quot;1&quot; &amp; [.L$1]" office:value-type="string" office:string-value="2s1n">
            <text:p>2s1n</text:p>
          </table:table-cell>
          <table:table-cell table:formula="of:=&quot;2&quot; &amp; [.$A34] &amp; &quot;1&quot; &amp; [.M$1]" office:value-type="string" office:string-value="2s1p">
            <text:p>2s1p</text:p>
          </table:table-cell>
          <table:table-cell table:formula="of:=&quot;2&quot; &amp; [.$A34] &amp; &quot;1&quot; &amp; [.N$1]" office:value-type="string" office:string-value="2s1q">
            <text:p>2s1q</text:p>
          </table:table-cell>
          <table:table-cell table:formula="of:=&quot;2&quot; &amp; [.$A34] &amp; &quot;1&quot; &amp; [.O$1]" office:value-type="string" office:string-value="2s1r">
            <text:p>2s1r</text:p>
          </table:table-cell>
          <table:table-cell table:formula="of:=&quot;2&quot; &amp; [.$A34] &amp; &quot;1&quot; &amp; [.P$1]" office:value-type="string" office:string-value="2s1s">
            <text:p>2s1s</text:p>
          </table:table-cell>
          <table:table-cell table:formula="of:=&quot;2&quot; &amp; [.$A34] &amp; &quot;1&quot; &amp; [.Q$1]" office:value-type="string" office:string-value="2s1t">
            <text:p>2s1t</text:p>
          </table:table-cell>
          <table:table-cell table:formula="of:=&quot;2&quot; &amp; [.$A34] &amp; &quot;1&quot; &amp; [.R$1]" office:value-type="string" office:string-value="2s1v">
            <text:p>2s1v</text:p>
          </table:table-cell>
          <table:table-cell table:formula="of:=&quot;2&quot; &amp; [.$A34] &amp; &quot;1&quot; &amp; [.S$1]" office:value-type="string" office:string-value="2s1w">
            <text:p>2s1w</text:p>
          </table:table-cell>
          <table:table-cell table:formula="of:=&quot;2&quot; &amp; [.$A34] &amp; &quot;1&quot; &amp; [.T$1]" office:value-type="string" office:string-value="2s1x">
            <text:p>2s1x</text:p>
          </table:table-cell>
          <table:table-cell table:formula="of:=&quot;2&quot; &amp; [.$A34] &amp; &quot;1&quot; &amp; [.U$1]" office:value-type="string" office:string-value="2s1z">
            <text:p>2s1z</text:p>
          </table:table-cell>
          <table:table-cell table:number-columns-repeated="235"/>
        </table:table-row>
        <table:table-row table:style-name="ro1">
          <table:table-cell office:value-type="string">
            <text:p>t</text:p>
          </table:table-cell>
          <table:table-cell table:formula="of:=&quot;2&quot; &amp; [.$A35] &amp; &quot;1&quot; &amp; [.B$1]" office:value-type="string" office:string-value="2t1b">
            <text:p>2t1b</text:p>
          </table:table-cell>
          <table:table-cell table:formula="of:=&quot;2&quot; &amp; [.$A35] &amp; &quot;1&quot; &amp; [.C$1]" office:value-type="string" office:string-value="2t1c">
            <text:p>2t1c</text:p>
          </table:table-cell>
          <table:table-cell table:formula="of:=&quot;2&quot; &amp; [.$A35] &amp; &quot;1&quot; &amp; [.D$1]" office:value-type="string" office:string-value="2t1d">
            <text:p>2t1d</text:p>
          </table:table-cell>
          <table:table-cell table:formula="of:=&quot;2&quot; &amp; [.$A35] &amp; &quot;1&quot; &amp; [.E$1]" office:value-type="string" office:string-value="2t1f">
            <text:p>2t1f</text:p>
          </table:table-cell>
          <table:table-cell table:formula="of:=&quot;2&quot; &amp; [.$A35] &amp; &quot;1&quot; &amp; [.F$1]" office:value-type="string" office:string-value="2t1g">
            <text:p>2t1g</text:p>
          </table:table-cell>
          <table:table-cell table:formula="of:=&quot;%2&quot; &amp; [.$A35] &amp; &quot;1&quot; &amp; [.G$1]" office:value-type="string" office:string-value="%2t1h">
            <text:p>%2t1h</text:p>
          </table:table-cell>
          <table:table-cell table:formula="of:=&quot;2&quot; &amp; [.$A35] &amp; &quot;1&quot; &amp; [.H$1]" office:value-type="string" office:string-value="2t1j">
            <text:p>2t1j</text:p>
          </table:table-cell>
          <table:table-cell table:formula="of:=&quot;2&quot; &amp; [.$A35] &amp; &quot;1&quot; &amp; [.I$1]" office:value-type="string" office:string-value="2t1k">
            <text:p>2t1k</text:p>
          </table:table-cell>
          <table:table-cell table:formula="of:=&quot;%2&quot; &amp; [.$A35] &amp; &quot;1&quot; &amp; [.J$1]" office:value-type="string" office:string-value="%2t1l">
            <text:p>%2t1l</text:p>
          </table:table-cell>
          <table:table-cell table:formula="of:=&quot;2&quot; &amp; [.$A35] &amp; &quot;1&quot; &amp; [.K$1]" office:value-type="string" office:string-value="2t1m">
            <text:p>2t1m</text:p>
          </table:table-cell>
          <table:table-cell table:formula="of:=&quot;2&quot; &amp; [.$A35] &amp; &quot;1&quot; &amp; [.L$1]" office:value-type="string" office:string-value="2t1n">
            <text:p>2t1n</text:p>
          </table:table-cell>
          <table:table-cell table:formula="of:=&quot;2&quot; &amp; [.$A35] &amp; &quot;1&quot; &amp; [.M$1]" office:value-type="string" office:string-value="2t1p">
            <text:p>2t1p</text:p>
          </table:table-cell>
          <table:table-cell table:formula="of:=&quot;2&quot; &amp; [.$A35] &amp; &quot;1&quot; &amp; [.N$1]" office:value-type="string" office:string-value="2t1q">
            <text:p>2t1q</text:p>
          </table:table-cell>
          <table:table-cell table:formula="of:=&quot;%2&quot; &amp; [.$A35] &amp; &quot;1&quot; &amp; [.O$1]" office:value-type="string" office:string-value="%2t1r">
            <text:p>%2t1r</text:p>
          </table:table-cell>
          <table:table-cell table:formula="of:=&quot;2&quot; &amp; [.$A35] &amp; &quot;1&quot; &amp; [.P$1]" office:value-type="string" office:string-value="2t1s">
            <text:p>2t1s</text:p>
          </table:table-cell>
          <table:table-cell table:formula="of:=&quot;2&quot; &amp; [.$A35] &amp; &quot;1&quot; &amp; [.Q$1]" office:value-type="string" office:string-value="2t1t">
            <text:p>2t1t</text:p>
          </table:table-cell>
          <table:table-cell table:formula="of:=&quot;2&quot; &amp; [.$A35] &amp; &quot;1&quot; &amp; [.R$1]" office:value-type="string" office:string-value="2t1v">
            <text:p>2t1v</text:p>
          </table:table-cell>
          <table:table-cell table:formula="of:=&quot;2&quot; &amp; [.$A35] &amp; &quot;1&quot; &amp; [.S$1]" office:value-type="string" office:string-value="2t1w">
            <text:p>2t1w</text:p>
          </table:table-cell>
          <table:table-cell table:formula="of:=&quot;2&quot; &amp; [.$A35] &amp; &quot;1&quot; &amp; [.T$1]" office:value-type="string" office:string-value="2t1x">
            <text:p>2t1x</text:p>
          </table:table-cell>
          <table:table-cell table:formula="of:=&quot;2&quot; &amp; [.$A35] &amp; &quot;1&quot; &amp; [.U$1]" office:value-type="string" office:string-value="2t1z">
            <text:p>2t1z</text:p>
          </table:table-cell>
          <table:table-cell table:number-columns-repeated="235"/>
        </table:table-row>
        <table:table-row table:style-name="ro1">
          <table:table-cell office:value-type="string">
            <text:p>v</text:p>
          </table:table-cell>
          <table:table-cell table:formula="of:=&quot;2&quot; &amp; [.$A36] &amp; &quot;1&quot; &amp; [.B$1]" office:value-type="string" office:string-value="2v1b">
            <text:p>2v1b</text:p>
          </table:table-cell>
          <table:table-cell table:formula="of:=&quot;2&quot; &amp; [.$A36] &amp; &quot;1&quot; &amp; [.C$1]" office:value-type="string" office:string-value="2v1c">
            <text:p>2v1c</text:p>
          </table:table-cell>
          <table:table-cell table:formula="of:=&quot;2&quot; &amp; [.$A36] &amp; &quot;1&quot; &amp; [.D$1]" office:value-type="string" office:string-value="2v1d">
            <text:p>2v1d</text:p>
          </table:table-cell>
          <table:table-cell table:formula="of:=&quot;2&quot; &amp; [.$A36] &amp; &quot;1&quot; &amp; [.E$1]" office:value-type="string" office:string-value="2v1f">
            <text:p>2v1f</text:p>
          </table:table-cell>
          <table:table-cell table:formula="of:=&quot;2&quot; &amp; [.$A36] &amp; &quot;1&quot; &amp; [.F$1]" office:value-type="string" office:string-value="2v1g">
            <text:p>2v1g</text:p>
          </table:table-cell>
          <table:table-cell table:formula="of:=&quot;2&quot; &amp; [.$A36] &amp; &quot;1&quot; &amp; [.G$1]" office:value-type="string" office:string-value="2v1h">
            <text:p>2v1h</text:p>
          </table:table-cell>
          <table:table-cell table:formula="of:=&quot;2&quot; &amp; [.$A36] &amp; &quot;1&quot; &amp; [.H$1]" office:value-type="string" office:string-value="2v1j">
            <text:p>2v1j</text:p>
          </table:table-cell>
          <table:table-cell table:formula="of:=&quot;2&quot; &amp; [.$A36] &amp; &quot;1&quot; &amp; [.I$1]" office:value-type="string" office:string-value="2v1k">
            <text:p>2v1k</text:p>
          </table:table-cell>
          <table:table-cell table:formula="of:=&quot;2&quot; &amp; [.$A36] &amp; &quot;1&quot; &amp; [.J$1]" office:value-type="string" office:string-value="2v1l">
            <text:p>2v1l</text:p>
          </table:table-cell>
          <table:table-cell table:formula="of:=&quot;2&quot; &amp; [.$A36] &amp; &quot;1&quot; &amp; [.K$1]" office:value-type="string" office:string-value="2v1m">
            <text:p>2v1m</text:p>
          </table:table-cell>
          <table:table-cell table:formula="of:=&quot;2&quot; &amp; [.$A36] &amp; &quot;1&quot; &amp; [.L$1]" office:value-type="string" office:string-value="2v1n">
            <text:p>2v1n</text:p>
          </table:table-cell>
          <table:table-cell table:formula="of:=&quot;2&quot; &amp; [.$A36] &amp; &quot;1&quot; &amp; [.M$1]" office:value-type="string" office:string-value="2v1p">
            <text:p>2v1p</text:p>
          </table:table-cell>
          <table:table-cell table:formula="of:=&quot;2&quot; &amp; [.$A36] &amp; &quot;1&quot; &amp; [.N$1]" office:value-type="string" office:string-value="2v1q">
            <text:p>2v1q</text:p>
          </table:table-cell>
          <table:table-cell table:formula="of:=&quot;2&quot; &amp; [.$A36] &amp; &quot;1&quot; &amp; [.O$1]" office:value-type="string" office:string-value="2v1r">
            <text:p>2v1r</text:p>
          </table:table-cell>
          <table:table-cell table:formula="of:=&quot;2&quot; &amp; [.$A36] &amp; &quot;1&quot; &amp; [.P$1]" office:value-type="string" office:string-value="2v1s">
            <text:p>2v1s</text:p>
          </table:table-cell>
          <table:table-cell table:formula="of:=&quot;2&quot; &amp; [.$A36] &amp; &quot;1&quot; &amp; [.Q$1]" office:value-type="string" office:string-value="2v1t">
            <text:p>2v1t</text:p>
          </table:table-cell>
          <table:table-cell table:formula="of:=&quot;2&quot; &amp; [.$A36] &amp; &quot;1&quot; &amp; [.R$1]" office:value-type="string" office:string-value="2v1v">
            <text:p>2v1v</text:p>
          </table:table-cell>
          <table:table-cell table:formula="of:=&quot;2&quot; &amp; [.$A36] &amp; &quot;1&quot; &amp; [.S$1]" office:value-type="string" office:string-value="2v1w">
            <text:p>2v1w</text:p>
          </table:table-cell>
          <table:table-cell table:formula="of:=&quot;2&quot; &amp; [.$A36] &amp; &quot;1&quot; &amp; [.T$1]" office:value-type="string" office:string-value="2v1x">
            <text:p>2v1x</text:p>
          </table:table-cell>
          <table:table-cell table:formula="of:=&quot;2&quot; &amp; [.$A36] &amp; &quot;1&quot; &amp; [.U$1]" office:value-type="string" office:string-value="2v1z">
            <text:p>2v1z</text:p>
          </table:table-cell>
          <table:table-cell table:number-columns-repeated="235"/>
        </table:table-row>
        <table:table-row table:style-name="ro1">
          <table:table-cell office:value-type="string">
            <text:p>w</text:p>
          </table:table-cell>
          <table:table-cell table:formula="of:=&quot;2&quot; &amp; [.$A37] &amp; &quot;1&quot; &amp; [.B$1]" office:value-type="string" office:string-value="2w1b">
            <text:p>2w1b</text:p>
          </table:table-cell>
          <table:table-cell table:formula="of:=&quot;2&quot; &amp; [.$A37] &amp; &quot;1&quot; &amp; [.C$1]" office:value-type="string" office:string-value="2w1c">
            <text:p>2w1c</text:p>
          </table:table-cell>
          <table:table-cell table:formula="of:=&quot;2&quot; &amp; [.$A37] &amp; &quot;1&quot; &amp; [.D$1]" office:value-type="string" office:string-value="2w1d">
            <text:p>2w1d</text:p>
          </table:table-cell>
          <table:table-cell table:formula="of:=&quot;2&quot; &amp; [.$A37] &amp; &quot;1&quot; &amp; [.E$1]" office:value-type="string" office:string-value="2w1f">
            <text:p>2w1f</text:p>
          </table:table-cell>
          <table:table-cell table:formula="of:=&quot;2&quot; &amp; [.$A37] &amp; &quot;1&quot; &amp; [.F$1]" office:value-type="string" office:string-value="2w1g">
            <text:p>2w1g</text:p>
          </table:table-cell>
          <table:table-cell table:formula="of:=&quot;2&quot; &amp; [.$A37] &amp; &quot;1&quot; &amp; [.G$1]" office:value-type="string" office:string-value="2w1h">
            <text:p>2w1h</text:p>
          </table:table-cell>
          <table:table-cell table:formula="of:=&quot;2&quot; &amp; [.$A37] &amp; &quot;1&quot; &amp; [.H$1]" office:value-type="string" office:string-value="2w1j">
            <text:p>2w1j</text:p>
          </table:table-cell>
          <table:table-cell table:formula="of:=&quot;2&quot; &amp; [.$A37] &amp; &quot;1&quot; &amp; [.I$1]" office:value-type="string" office:string-value="2w1k">
            <text:p>2w1k</text:p>
          </table:table-cell>
          <table:table-cell table:formula="of:=&quot;2&quot; &amp; [.$A37] &amp; &quot;1&quot; &amp; [.J$1]" office:value-type="string" office:string-value="2w1l">
            <text:p>2w1l</text:p>
          </table:table-cell>
          <table:table-cell table:formula="of:=&quot;2&quot; &amp; [.$A37] &amp; &quot;1&quot; &amp; [.K$1]" office:value-type="string" office:string-value="2w1m">
            <text:p>2w1m</text:p>
          </table:table-cell>
          <table:table-cell table:formula="of:=&quot;2&quot; &amp; [.$A37] &amp; &quot;1&quot; &amp; [.L$1]" office:value-type="string" office:string-value="2w1n">
            <text:p>2w1n</text:p>
          </table:table-cell>
          <table:table-cell table:formula="of:=&quot;2&quot; &amp; [.$A37] &amp; &quot;1&quot; &amp; [.M$1]" office:value-type="string" office:string-value="2w1p">
            <text:p>2w1p</text:p>
          </table:table-cell>
          <table:table-cell table:formula="of:=&quot;2&quot; &amp; [.$A37] &amp; &quot;1&quot; &amp; [.N$1]" office:value-type="string" office:string-value="2w1q">
            <text:p>2w1q</text:p>
          </table:table-cell>
          <table:table-cell table:formula="of:=&quot;2&quot; &amp; [.$A37] &amp; &quot;1&quot; &amp; [.O$1]" office:value-type="string" office:string-value="2w1r">
            <text:p>2w1r</text:p>
          </table:table-cell>
          <table:table-cell table:formula="of:=&quot;2&quot; &amp; [.$A37] &amp; &quot;1&quot; &amp; [.P$1]" office:value-type="string" office:string-value="2w1s">
            <text:p>2w1s</text:p>
          </table:table-cell>
          <table:table-cell table:formula="of:=&quot;2&quot; &amp; [.$A37] &amp; &quot;1&quot; &amp; [.Q$1]" office:value-type="string" office:string-value="2w1t">
            <text:p>2w1t</text:p>
          </table:table-cell>
          <table:table-cell table:formula="of:=&quot;2&quot; &amp; [.$A37] &amp; &quot;1&quot; &amp; [.R$1]" office:value-type="string" office:string-value="2w1v">
            <text:p>2w1v</text:p>
          </table:table-cell>
          <table:table-cell table:formula="of:=&quot;2&quot; &amp; [.$A37] &amp; &quot;1&quot; &amp; [.S$1]" office:value-type="string" office:string-value="2w1w">
            <text:p>2w1w</text:p>
          </table:table-cell>
          <table:table-cell table:formula="of:=&quot;2&quot; &amp; [.$A37] &amp; &quot;1&quot; &amp; [.T$1]" office:value-type="string" office:string-value="2w1x">
            <text:p>2w1x</text:p>
          </table:table-cell>
          <table:table-cell table:formula="of:=&quot;2&quot; &amp; [.$A37] &amp; &quot;1&quot; &amp; [.U$1]" office:value-type="string" office:string-value="2w1z">
            <text:p>2w1z</text:p>
          </table:table-cell>
          <table:table-cell table:number-columns-repeated="235"/>
        </table:table-row>
        <table:table-row table:style-name="ro1">
          <table:table-cell office:value-type="string">
            <text:p>x</text:p>
          </table:table-cell>
          <table:table-cell table:formula="of:=&quot;2&quot; &amp; [.$A38] &amp; &quot;1&quot; &amp; [.B$1]" office:value-type="string" office:string-value="2x1b">
            <text:p>2x1b</text:p>
          </table:table-cell>
          <table:table-cell table:formula="of:=&quot;2&quot; &amp; [.$A38] &amp; &quot;1&quot; &amp; [.C$1]" office:value-type="string" office:string-value="2x1c">
            <text:p>2x1c</text:p>
          </table:table-cell>
          <table:table-cell table:formula="of:=&quot;2&quot; &amp; [.$A38] &amp; &quot;1&quot; &amp; [.D$1]" office:value-type="string" office:string-value="2x1d">
            <text:p>2x1d</text:p>
          </table:table-cell>
          <table:table-cell table:formula="of:=&quot;2&quot; &amp; [.$A38] &amp; &quot;1&quot; &amp; [.E$1]" office:value-type="string" office:string-value="2x1f">
            <text:p>2x1f</text:p>
          </table:table-cell>
          <table:table-cell table:formula="of:=&quot;2&quot; &amp; [.$A38] &amp; &quot;1&quot; &amp; [.F$1]" office:value-type="string" office:string-value="2x1g">
            <text:p>2x1g</text:p>
          </table:table-cell>
          <table:table-cell table:formula="of:=&quot;2&quot; &amp; [.$A38] &amp; &quot;1&quot; &amp; [.G$1]" office:value-type="string" office:string-value="2x1h">
            <text:p>2x1h</text:p>
          </table:table-cell>
          <table:table-cell table:formula="of:=&quot;2&quot; &amp; [.$A38] &amp; &quot;1&quot; &amp; [.H$1]" office:value-type="string" office:string-value="2x1j">
            <text:p>2x1j</text:p>
          </table:table-cell>
          <table:table-cell table:formula="of:=&quot;2&quot; &amp; [.$A38] &amp; &quot;1&quot; &amp; [.I$1]" office:value-type="string" office:string-value="2x1k">
            <text:p>2x1k</text:p>
          </table:table-cell>
          <table:table-cell table:formula="of:=&quot;2&quot; &amp; [.$A38] &amp; &quot;1&quot; &amp; [.J$1]" office:value-type="string" office:string-value="2x1l">
            <text:p>2x1l</text:p>
          </table:table-cell>
          <table:table-cell table:formula="of:=&quot;2&quot; &amp; [.$A38] &amp; &quot;1&quot; &amp; [.K$1]" office:value-type="string" office:string-value="2x1m">
            <text:p>2x1m</text:p>
          </table:table-cell>
          <table:table-cell table:formula="of:=&quot;2&quot; &amp; [.$A38] &amp; &quot;1&quot; &amp; [.L$1]" office:value-type="string" office:string-value="2x1n">
            <text:p>2x1n</text:p>
          </table:table-cell>
          <table:table-cell table:formula="of:=&quot;2&quot; &amp; [.$A38] &amp; &quot;1&quot; &amp; [.M$1]" office:value-type="string" office:string-value="2x1p">
            <text:p>2x1p</text:p>
          </table:table-cell>
          <table:table-cell table:formula="of:=&quot;2&quot; &amp; [.$A38] &amp; &quot;1&quot; &amp; [.N$1]" office:value-type="string" office:string-value="2x1q">
            <text:p>2x1q</text:p>
          </table:table-cell>
          <table:table-cell table:formula="of:=&quot;2&quot; &amp; [.$A38] &amp; &quot;1&quot; &amp; [.O$1]" office:value-type="string" office:string-value="2x1r">
            <text:p>2x1r</text:p>
          </table:table-cell>
          <table:table-cell table:formula="of:=&quot;2&quot; &amp; [.$A38] &amp; &quot;1&quot; &amp; [.P$1]" office:value-type="string" office:string-value="2x1s">
            <text:p>2x1s</text:p>
          </table:table-cell>
          <table:table-cell table:formula="of:=&quot;2&quot; &amp; [.$A38] &amp; &quot;1&quot; &amp; [.Q$1]" office:value-type="string" office:string-value="2x1t">
            <text:p>2x1t</text:p>
          </table:table-cell>
          <table:table-cell table:formula="of:=&quot;2&quot; &amp; [.$A38] &amp; &quot;1&quot; &amp; [.R$1]" office:value-type="string" office:string-value="2x1v">
            <text:p>2x1v</text:p>
          </table:table-cell>
          <table:table-cell table:formula="of:=&quot;2&quot; &amp; [.$A38] &amp; &quot;1&quot; &amp; [.S$1]" office:value-type="string" office:string-value="2x1w">
            <text:p>2x1w</text:p>
          </table:table-cell>
          <table:table-cell table:formula="of:=&quot;2&quot; &amp; [.$A38] &amp; &quot;1&quot; &amp; [.T$1]" office:value-type="string" office:string-value="2x1x">
            <text:p>2x1x</text:p>
          </table:table-cell>
          <table:table-cell table:formula="of:=&quot;2&quot; &amp; [.$A38] &amp; &quot;1&quot; &amp; [.U$1]" office:value-type="string" office:string-value="2x1z">
            <text:p>2x1z</text:p>
          </table:table-cell>
          <table:table-cell table:number-columns-repeated="235"/>
        </table:table-row>
        <table:table-row table:style-name="ro1">
          <table:table-cell office:value-type="string">
            <text:p>z</text:p>
          </table:table-cell>
          <table:table-cell table:formula="of:=&quot;2&quot; &amp; [.$A39] &amp; &quot;1&quot; &amp; [.B$1]" office:value-type="string" office:string-value="2z1b">
            <text:p>2z1b</text:p>
          </table:table-cell>
          <table:table-cell table:formula="of:=&quot;2&quot; &amp; [.$A39] &amp; &quot;1&quot; &amp; [.C$1]" office:value-type="string" office:string-value="2z1c">
            <text:p>2z1c</text:p>
          </table:table-cell>
          <table:table-cell table:formula="of:=&quot;2&quot; &amp; [.$A39] &amp; &quot;1&quot; &amp; [.D$1]" office:value-type="string" office:string-value="2z1d">
            <text:p>2z1d</text:p>
          </table:table-cell>
          <table:table-cell table:formula="of:=&quot;2&quot; &amp; [.$A39] &amp; &quot;1&quot; &amp; [.E$1]" office:value-type="string" office:string-value="2z1f">
            <text:p>2z1f</text:p>
          </table:table-cell>
          <table:table-cell table:formula="of:=&quot;2&quot; &amp; [.$A39] &amp; &quot;1&quot; &amp; [.F$1]" office:value-type="string" office:string-value="2z1g">
            <text:p>2z1g</text:p>
          </table:table-cell>
          <table:table-cell table:formula="of:=&quot;2&quot; &amp; [.$A39] &amp; &quot;1&quot; &amp; [.G$1]" office:value-type="string" office:string-value="2z1h">
            <text:p>2z1h</text:p>
          </table:table-cell>
          <table:table-cell table:formula="of:=&quot;2&quot; &amp; [.$A39] &amp; &quot;1&quot; &amp; [.H$1]" office:value-type="string" office:string-value="2z1j">
            <text:p>2z1j</text:p>
          </table:table-cell>
          <table:table-cell table:formula="of:=&quot;2&quot; &amp; [.$A39] &amp; &quot;1&quot; &amp; [.I$1]" office:value-type="string" office:string-value="2z1k">
            <text:p>2z1k</text:p>
          </table:table-cell>
          <table:table-cell table:formula="of:=&quot;2&quot; &amp; [.$A39] &amp; &quot;1&quot; &amp; [.J$1]" office:value-type="string" office:string-value="2z1l">
            <text:p>2z1l</text:p>
          </table:table-cell>
          <table:table-cell table:formula="of:=&quot;2&quot; &amp; [.$A39] &amp; &quot;1&quot; &amp; [.K$1]" office:value-type="string" office:string-value="2z1m">
            <text:p>2z1m</text:p>
          </table:table-cell>
          <table:table-cell table:formula="of:=&quot;2&quot; &amp; [.$A39] &amp; &quot;1&quot; &amp; [.L$1]" office:value-type="string" office:string-value="2z1n">
            <text:p>2z1n</text:p>
          </table:table-cell>
          <table:table-cell table:formula="of:=&quot;2&quot; &amp; [.$A39] &amp; &quot;1&quot; &amp; [.M$1]" office:value-type="string" office:string-value="2z1p">
            <text:p>2z1p</text:p>
          </table:table-cell>
          <table:table-cell table:formula="of:=&quot;2&quot; &amp; [.$A39] &amp; &quot;1&quot; &amp; [.N$1]" office:value-type="string" office:string-value="2z1q">
            <text:p>2z1q</text:p>
          </table:table-cell>
          <table:table-cell table:formula="of:=&quot;2&quot; &amp; [.$A39] &amp; &quot;1&quot; &amp; [.O$1]" office:value-type="string" office:string-value="2z1r">
            <text:p>2z1r</text:p>
          </table:table-cell>
          <table:table-cell table:formula="of:=&quot;2&quot; &amp; [.$A39] &amp; &quot;1&quot; &amp; [.P$1]" office:value-type="string" office:string-value="2z1s">
            <text:p>2z1s</text:p>
          </table:table-cell>
          <table:table-cell table:formula="of:=&quot;2&quot; &amp; [.$A39] &amp; &quot;1&quot; &amp; [.Q$1]" office:value-type="string" office:string-value="2z1t">
            <text:p>2z1t</text:p>
          </table:table-cell>
          <table:table-cell table:formula="of:=&quot;2&quot; &amp; [.$A39] &amp; &quot;1&quot; &amp; [.R$1]" office:value-type="string" office:string-value="2z1v">
            <text:p>2z1v</text:p>
          </table:table-cell>
          <table:table-cell table:formula="of:=&quot;2&quot; &amp; [.$A39] &amp; &quot;1&quot; &amp; [.S$1]" office:value-type="string" office:string-value="2z1w">
            <text:p>2z1w</text:p>
          </table:table-cell>
          <table:table-cell table:formula="of:=&quot;2&quot; &amp; [.$A39] &amp; &quot;1&quot; &amp; [.T$1]" office:value-type="string" office:string-value="2z1x">
            <text:p>2z1x</text:p>
          </table:table-cell>
          <table:table-cell table:formula="of:=&quot;2&quot; &amp; [.$A39] &amp; &quot;1&quot; &amp; [.U$1]" office:value-type="string" office:string-value="2z1z">
            <text:p>2z1z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</text:p>
          </table:table-cell>
          <table:table-cell table:number-columns-repeated="21"/>
          <table:table-cell table:formula="of:=[.$A41] &amp; &quot;2&quot; &amp; [.W$1]" office:value-type="string" office:string-value="ti2a">
            <text:p>ti2a</text:p>
          </table:table-cell>
          <table:table-cell table:formula="of:=[.$A41] &amp; &quot;2&quot; &amp; [.X$1]" office:value-type="string" office:string-value="ti2e">
            <text:p>ti2e</text:p>
          </table:table-cell>
          <table:table-cell table:formula="of:=[.$A41] &amp; &quot;2&quot; &amp; [.Y$1]" office:value-type="string" office:string-value="ti2i">
            <text:p>ti2i</text:p>
          </table:table-cell>
          <table:table-cell table:formula="of:=[.$A41] &amp; &quot;2&quot; &amp; [.Z$1]" office:value-type="string" office:string-value="ti2o">
            <text:p>ti2o</text:p>
          </table:table-cell>
          <table:table-cell table:formula="of:=[.$A41] &amp; &quot;2&quot; &amp; [.AA$1]" office:value-type="string" office:string-value="ti2u">
            <text:p>ti2u</text:p>
          </table:table-cell>
          <table:table-cell table:formula="of:=[.$A41] &amp; &quot;2&quot; &amp; [.AB$1]" office:value-type="string" office:string-value="ti2y">
            <text:p>ti2y</text:p>
          </table:table-cell>
          <table:table-cell table:formula="of:=[.$A41] &amp; &quot;2&quot; &amp; [.AC$1]" office:value-type="string" office:string-value="ti2á">
            <text:p>ti2á</text:p>
          </table:table-cell>
          <table:table-cell table:formula="of:=[.$A41] &amp; &quot;2&quot; &amp; [.AD$1]" office:value-type="string" office:string-value="ti2é">
            <text:p>ti2é</text:p>
          </table:table-cell>
          <table:table-cell table:formula="of:=[.$A41] &amp; &quot;2&quot; &amp; [.AE$1]" office:value-type="string" office:string-value="ti2í">
            <text:p>ti2í</text:p>
          </table:table-cell>
          <table:table-cell table:formula="of:=[.$A41] &amp; &quot;2&quot; &amp; [.AF$1]" office:value-type="string" office:string-value="ti2ó">
            <text:p>ti2ó</text:p>
          </table:table-cell>
          <table:table-cell table:formula="of:=[.$A41] &amp; &quot;2&quot; &amp; [.AG$1]" office:value-type="string" office:string-value="ti2ú">
            <text:p>ti2ú</text:p>
          </table:table-cell>
          <table:table-cell table:formula="of:=[.$A41] &amp; &quot;2&quot; &amp; [.AH$1]" office:value-type="string" office:string-value="ti2ý">
            <text:p>ti2ý</text:p>
          </table:table-cell>
          <table:table-cell table:formula="of:=[.$A41] &amp; &quot;2&quot; &amp; [.AI$1]" office:value-type="string" office:string-value="ti2ë">
            <text:p>ti2ë</text:p>
          </table:table-cell>
          <table:table-cell table:formula="of:=[.$A41] &amp; &quot;2&quot; &amp; [.AJ$1]" office:value-type="string" office:string-value="ti2æ">
            <text:p>ti2æ</text:p>
          </table:table-cell>
          <table:table-cell table:formula="of:=[.$A41] &amp; &quot;2&quot; &amp; [.AK$1]" office:value-type="string" office:string-value="ti2ä">
            <text:p>ti2ä</text:p>
          </table:table-cell>
          <table:table-cell table:formula="of:=[.$A41] &amp; &quot;2&quot; &amp; [.AL$1]" office:value-type="string" office:string-value="ti2õ">
            <text:p>ti2õ</text:p>
          </table:table-cell>
          <table:table-cell table:formula="of:=[.$A41] &amp; &quot;2&quot; &amp; [.AM$1]" office:value-type="string" office:string-value="ti2ö">
            <text:p>ti2ö</text:p>
          </table:table-cell>
          <table:table-cell table:number-columns-repeated="217"/>
        </table:table-row>
        <table:table-row table:style-name="ro1">
          <table:table-cell office:value-type="string">
            <text:p>st</text:p>
          </table:table-cell>
          <table:table-cell table:number-columns-repeated="23"/>
          <table:table-cell table:formula="of:=[.$A42] &amp; &quot;&quot; &amp; [.Y$1] &amp; &quot;3&quot;" office:value-type="string" office:string-value="sti3">
            <text:p>sti3</text:p>
          </table:table-cell>
          <table:table-cell table:number-columns-repeated="231"/>
        </table:table-row>
        <table:table-row table:style-name="ro1">
          <table:table-cell office:value-type="string">
            <text:p>qu</text:p>
          </table:table-cell>
          <table:table-cell table:number-columns-repeated="21"/>
          <table:table-cell table:formula="of:=[.$A43] &amp; &quot;2&quot; &amp; [.W$1]" office:value-type="string" office:string-value="qu2a">
            <text:p>qu2a</text:p>
          </table:table-cell>
          <table:table-cell table:formula="of:=[.$A43] &amp; &quot;2&quot; &amp; [.X$1]" office:value-type="string" office:string-value="qu2e">
            <text:p>qu2e</text:p>
          </table:table-cell>
          <table:table-cell table:formula="of:=[.$A43] &amp; &quot;2&quot; &amp; [.Y$1]" office:value-type="string" office:string-value="qu2i">
            <text:p>qu2i</text:p>
          </table:table-cell>
          <table:table-cell table:formula="of:=[.$A43] &amp; &quot;2&quot; &amp; [.Z$1]" office:value-type="string" office:string-value="qu2o">
            <text:p>qu2o</text:p>
          </table:table-cell>
          <table:table-cell table:formula="of:=[.$A43] &amp; &quot;2&quot; &amp; [.AA$1]" office:value-type="string" office:string-value="qu2u">
            <text:p>qu2u</text:p>
          </table:table-cell>
          <table:table-cell table:formula="of:=[.$A43] &amp; &quot;2&quot; &amp; [.AB$1]" office:value-type="string" office:string-value="qu2y">
            <text:p>qu2y</text:p>
          </table:table-cell>
          <table:table-cell table:formula="of:=[.$A43] &amp; &quot;2&quot; &amp; [.AC$1]" office:value-type="string" office:string-value="qu2á">
            <text:p>qu2á</text:p>
          </table:table-cell>
          <table:table-cell table:formula="of:=[.$A43] &amp; &quot;2&quot; &amp; [.AD$1]" office:value-type="string" office:string-value="qu2é">
            <text:p>qu2é</text:p>
          </table:table-cell>
          <table:table-cell table:formula="of:=[.$A43] &amp; &quot;2&quot; &amp; [.AE$1]" office:value-type="string" office:string-value="qu2í">
            <text:p>qu2í</text:p>
          </table:table-cell>
          <table:table-cell table:formula="of:=[.$A43] &amp; &quot;2&quot; &amp; [.AF$1]" office:value-type="string" office:string-value="qu2ó">
            <text:p>qu2ó</text:p>
          </table:table-cell>
          <table:table-cell table:formula="of:=[.$A43] &amp; &quot;2&quot; &amp; [.AG$1]" office:value-type="string" office:string-value="qu2ú">
            <text:p>qu2ú</text:p>
          </table:table-cell>
          <table:table-cell table:formula="of:=[.$A43] &amp; &quot;2&quot; &amp; [.AH$1]" office:value-type="string" office:string-value="qu2ý">
            <text:p>qu2ý</text:p>
          </table:table-cell>
          <table:table-cell table:formula="of:=[.$A43] &amp; &quot;2&quot; &amp; [.AI$1]" office:value-type="string" office:string-value="qu2ë">
            <text:p>qu2ë</text:p>
          </table:table-cell>
          <table:table-cell table:formula="of:=[.$A43] &amp; &quot;2&quot; &amp; [.AJ$1]" office:value-type="string" office:string-value="qu2æ">
            <text:p>qu2æ</text:p>
          </table:table-cell>
          <table:table-cell table:formula="of:=[.$A43] &amp; &quot;2&quot; &amp; [.AK$1]" office:value-type="string" office:string-value="qu2ä">
            <text:p>qu2ä</text:p>
          </table:table-cell>
          <table:table-cell table:formula="of:=[.$A43] &amp; &quot;2&quot; &amp; [.AL$1]" office:value-type="string" office:string-value="qu2õ">
            <text:p>qu2õ</text:p>
          </table:table-cell>
          <table:table-cell table:formula="of:=[.$A43] &amp; &quot;2&quot; &amp; [.AM$1]" office:value-type="string" office:string-value="qu2ö">
            <text:p>qu2ö</text:p>
          </table:table-cell>
          <table:table-cell table:number-columns-repeated="217"/>
        </table:table-row>
        <table:table-row table:style-name="ro1">
          <table:table-cell office:value-type="string">
            <text:p>qú</text:p>
          </table:table-cell>
          <table:table-cell table:number-columns-repeated="21"/>
          <table:table-cell table:formula="of:=[.$A44] &amp; &quot;2&quot; &amp; [.W$1]" office:value-type="string" office:string-value="qú2a">
            <text:p>qú2a</text:p>
          </table:table-cell>
          <table:table-cell table:formula="of:=[.$A44] &amp; &quot;2&quot; &amp; [.X$1]" office:value-type="string" office:string-value="qú2e">
            <text:p>qú2e</text:p>
          </table:table-cell>
          <table:table-cell table:formula="of:=[.$A44] &amp; &quot;2&quot; &amp; [.Y$1]" office:value-type="string" office:string-value="qú2i">
            <text:p>qú2i</text:p>
          </table:table-cell>
          <table:table-cell table:formula="of:=[.$A44] &amp; &quot;2&quot; &amp; [.Z$1]" office:value-type="string" office:string-value="qú2o">
            <text:p>qú2o</text:p>
          </table:table-cell>
          <table:table-cell table:formula="of:=[.$A44] &amp; &quot;2&quot; &amp; [.AA$1]" office:value-type="string" office:string-value="qú2u">
            <text:p>qú2u</text:p>
          </table:table-cell>
          <table:table-cell table:formula="of:=[.$A44] &amp; &quot;2&quot; &amp; [.AB$1]" office:value-type="string" office:string-value="qú2y">
            <text:p>qú2y</text:p>
          </table:table-cell>
          <table:table-cell table:formula="of:=[.$A44] &amp; &quot;2&quot; &amp; [.AC$1]" office:value-type="string" office:string-value="qú2á">
            <text:p>qú2á</text:p>
          </table:table-cell>
          <table:table-cell table:formula="of:=[.$A44] &amp; &quot;2&quot; &amp; [.AD$1]" office:value-type="string" office:string-value="qú2é">
            <text:p>qú2é</text:p>
          </table:table-cell>
          <table:table-cell table:formula="of:=[.$A44] &amp; &quot;2&quot; &amp; [.AE$1]" office:value-type="string" office:string-value="qú2í">
            <text:p>qú2í</text:p>
          </table:table-cell>
          <table:table-cell table:formula="of:=[.$A44] &amp; &quot;2&quot; &amp; [.AF$1]" office:value-type="string" office:string-value="qú2ó">
            <text:p>qú2ó</text:p>
          </table:table-cell>
          <table:table-cell table:formula="of:=[.$A44] &amp; &quot;2&quot; &amp; [.AG$1]" office:value-type="string" office:string-value="qú2ú">
            <text:p>qú2ú</text:p>
          </table:table-cell>
          <table:table-cell table:formula="of:=[.$A44] &amp; &quot;2&quot; &amp; [.AH$1]" office:value-type="string" office:string-value="qú2ý">
            <text:p>qú2ý</text:p>
          </table:table-cell>
          <table:table-cell table:formula="of:=[.$A44] &amp; &quot;2&quot; &amp; [.AI$1]" office:value-type="string" office:string-value="qú2ë">
            <text:p>qú2ë</text:p>
          </table:table-cell>
          <table:table-cell table:formula="of:=[.$A44] &amp; &quot;2&quot; &amp; [.AJ$1]" office:value-type="string" office:string-value="qú2æ">
            <text:p>qú2æ</text:p>
          </table:table-cell>
          <table:table-cell table:formula="of:=[.$A44] &amp; &quot;2&quot; &amp; [.AK$1]" office:value-type="string" office:string-value="qú2ä">
            <text:p>qú2ä</text:p>
          </table:table-cell>
          <table:table-cell table:formula="of:=[.$A44] &amp; &quot;2&quot; &amp; [.AL$1]" office:value-type="string" office:string-value="qú2õ">
            <text:p>qú2õ</text:p>
          </table:table-cell>
          <table:table-cell table:formula="of:=[.$A44] &amp; &quot;2&quot; &amp; [.AM$1]" office:value-type="string" office:string-value="qú2ö">
            <text:p>qú2ö</text:p>
          </table:table-cell>
          <table:table-cell table:number-columns-repeated="217"/>
        </table:table-row>
        <table:table-row table:style-name="ro1">
          <table:table-cell office:value-type="string">
            <text:p>3s2c</text:p>
          </table:table-cell>
          <table:table-cell table:number-columns-repeated="22"/>
          <table:table-cell table:formula="of:=[.$A45] &amp; &quot;&quot; &amp; [.X$1]" office:value-type="string" office:string-value="3s2ce">
            <text:p>3s2ce</text:p>
          </table:table-cell>
          <table:table-cell table:formula="of:=[.$A45] &amp; &quot;&quot; &amp; [.Y$1]" office:value-type="string" office:string-value="3s2ci">
            <text:p>3s2ci</text:p>
          </table:table-cell>
          <table:table-cell table:number-columns-repeated="4"/>
          <table:table-cell table:formula="of:=[.$A45] &amp; &quot;&quot; &amp; [.AD$1]" office:value-type="string" office:string-value="3s2cé">
            <text:p>3s2cé</text:p>
          </table:table-cell>
          <table:table-cell table:formula="of:=[.$A45] &amp; &quot;&quot; &amp; [.AE$1]" office:value-type="string" office:string-value="3s2cí">
            <text:p>3s2cí</text:p>
          </table:table-cell>
          <table:table-cell table:number-columns-repeated="22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/00/0000</text:date>, <text:time style:data-style-name="N2" text:time-value="0000-00-00T14:36:38.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David Siefker</meta:initial-creator>
    <meta:creation-date>2009-01-19T10:41:17</meta:creation-date>
    <dc:date>2012-12-17T14:39:24.95</dc:date>
    <meta:editing-cycles>5</meta:editing-cycles>
    <meta:editing-duration>PT23M47S</meta:editing-duration>
    <meta:document-statistic meta:table-count="3" meta:cell-count="1162" meta:object-count="0"/>
    <meta:user-defined meta:name="Info 1"/>
    <meta:user-defined meta:name="Info 2"/>
    <meta:user-defined meta:name="Info 3"/>
    <meta:user-defined meta:name="Info 4"/>
  </office:meta>
</office:document-meta>
</file>